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微软雅黑" svg:font-family="微软雅黑"/>
    <style:font-face style:name="Times New Roman" svg:font-family="'Times New Roman'" style:font-family-generic="roman"/>
    <style:font-face style:name="Liberation Sans" svg:font-family="'Liberation Sans', 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icrosoft YaHei" svg:font-family="'Microsoft YaHei'" style:font-pitch="variable"/>
    <style:font-face style:name="文泉驿微米黑" svg:font-family="文泉驿微米黑" style:font-pitch="variable"/>
    <style:font-face style:name="Lohit Devanagari" svg:font-family="'Lohit Devanagari'" style:font-family-generic="system" style:font-pitch="variable"/>
    <style:font-face style:name="NanumGothic" svg:font-family="NanumGothic" style:font-family-generic="system" style:font-pitch="variable"/>
  </office:font-face-decls>
  <office:automatic-styles>
    <style:style style:name="P1" style:family="paragraph" style:parent-style-name="Preformatted_20_Text">
      <style:text-properties style:font-name="Microsoft YaHei" fo:font-size="16pt" fo:language="zxx" fo:country="none" officeooo:rsid="001a0c0c" officeooo:paragraph-rsid="001a0c0c" style:font-name-asian="文泉驿微米黑" style:font-size-asian="16pt" style:language-asian="zxx" style:country-asian="none" style:font-size-complex="16pt" style:language-complex="zxx" style:country-complex="none"/>
    </style:style>
    <style:style style:name="P2" style:family="paragraph" style:parent-style-name="Preformatted_20_Text">
      <style:text-properties style:font-name="Microsoft YaHei" fo:font-size="16pt" fo:language="zxx" fo:country="none" officeooo:rsid="001c89ed" officeooo:paragraph-rsid="001c89ed" style:font-name-asian="文泉驿微米黑" style:font-size-asian="16pt" style:language-asian="zxx" style:country-asian="none" style:font-size-complex="16pt" style:language-complex="zxx" style:country-complex="none"/>
    </style:style>
    <style:style style:name="P3" style:family="paragraph" style:parent-style-name="Preformatted_20_Text">
      <style:text-properties style:font-name="Microsoft YaHei" fo:font-size="16pt" fo:language="zxx" fo:country="none" officeooo:rsid="001e0691" officeooo:paragraph-rsid="001e0691" style:font-name-asian="文泉驿微米黑" style:font-size-asian="16pt" style:language-asian="zxx" style:country-asian="none" style:font-size-complex="16pt" style:language-complex="zxx" style:country-complex="none"/>
    </style:style>
    <style:style style:name="P4" style:family="paragraph" style:parent-style-name="Preformatted_20_Text">
      <style:text-properties style:font-name="Microsoft YaHei" fo:font-size="16pt" fo:language="zxx" fo:country="none" officeooo:rsid="002075ba" officeooo:paragraph-rsid="002075ba" style:font-name-asian="文泉驿微米黑" style:font-size-asian="16pt" style:language-asian="zxx" style:country-asian="none" style:font-size-complex="16pt" style:language-complex="zxx" style:country-complex="none"/>
    </style:style>
    <style:style style:name="P5" style:family="paragraph" style:parent-style-name="Preformatted_20_Text">
      <style:text-properties style:font-name="Microsoft YaHei" fo:font-size="16pt" fo:language="zxx" fo:country="none" officeooo:rsid="00212112" officeooo:paragraph-rsid="00212112" style:font-name-asian="文泉驿微米黑" style:font-size-asian="16pt" style:language-asian="zxx" style:country-asian="none" style:font-size-complex="16pt" style:language-complex="zxx" style:country-complex="none"/>
    </style:style>
    <style:style style:name="P6" style:family="paragraph" style:parent-style-name="Preformatted_20_Text">
      <style:text-properties style:font-name="Microsoft YaHei" fo:font-size="16pt" fo:language="zxx" fo:country="none" officeooo:rsid="0022d556" officeooo:paragraph-rsid="0022d556" style:font-name-asian="文泉驿微米黑" style:font-size-asian="16pt" style:language-asian="zxx" style:country-asian="none" style:font-size-complex="16pt" style:language-complex="zxx" style:country-complex="none"/>
    </style:style>
    <style:style style:name="P7" style:family="paragraph" style:parent-style-name="Preformatted_20_Text">
      <style:text-properties style:font-name="Microsoft YaHei" fo:font-size="16pt" fo:language="zxx" fo:country="none" officeooo:rsid="0022d556" officeooo:paragraph-rsid="00246f7e" style:font-name-asian="文泉驿微米黑" style:font-size-asian="16pt" style:language-asian="zxx" style:country-asian="none" style:font-size-complex="16pt" style:language-complex="zxx" style:country-complex="none"/>
    </style:style>
    <style:style style:name="P8" style:family="paragraph" style:parent-style-name="Preformatted_20_Text">
      <style:text-properties style:font-name="Microsoft YaHei" fo:font-size="16pt" fo:language="zxx" fo:country="none" officeooo:rsid="00246f7e" officeooo:paragraph-rsid="00246f7e" style:font-name-asian="文泉驿微米黑" style:font-size-asian="16pt" style:language-asian="zxx" style:country-asian="none" style:font-size-complex="16pt" style:language-complex="zxx" style:country-complex="none"/>
    </style:style>
    <style:style style:name="P9" style:family="paragraph" style:parent-style-name="Preformatted_20_Text">
      <style:text-properties style:font-name="Microsoft YaHei" fo:font-size="16pt" fo:language="zxx" fo:country="none" officeooo:rsid="002665fa" officeooo:paragraph-rsid="002665fa" style:font-name-asian="文泉驿微米黑" style:font-size-asian="16pt" style:language-asian="zxx" style:country-asian="none" style:font-size-complex="16pt" style:language-complex="zxx" style:country-complex="none"/>
    </style:style>
    <style:style style:name="P10" style:family="paragraph" style:parent-style-name="Preformatted_20_Text">
      <style:text-properties style:font-name="Microsoft YaHei" fo:font-size="16pt" fo:language="zxx" fo:country="none" officeooo:rsid="00285ef1" officeooo:paragraph-rsid="00285ef1" style:font-name-asian="文泉驿微米黑" style:font-size-asian="16pt" style:language-asian="zxx" style:country-asian="none" style:font-size-complex="16pt" style:language-complex="zxx" style:country-complex="none"/>
    </style:style>
    <style:style style:name="P11" style:family="paragraph" style:parent-style-name="Preformatted_20_Text">
      <style:text-properties style:font-name="Microsoft YaHei" fo:font-size="16pt" fo:language="zxx" fo:country="none" officeooo:rsid="002b0c65" officeooo:paragraph-rsid="002b0c65" style:font-name-asian="文泉驿微米黑" style:font-size-asian="16pt" style:language-asian="zxx" style:country-asian="none" style:font-size-complex="16pt" style:language-complex="zxx" style:country-complex="none"/>
    </style:style>
    <style:style style:name="P12" style:family="paragraph" style:parent-style-name="Preformatted_20_Text">
      <style:text-properties style:font-name="Microsoft YaHei" fo:font-size="16pt" fo:language="zxx" fo:country="none" officeooo:rsid="002b0c65" officeooo:paragraph-rsid="002cf15c" style:font-name-asian="文泉驿微米黑" style:font-size-asian="16pt" style:language-asian="zxx" style:country-asian="none" style:font-size-complex="16pt" style:language-complex="zxx" style:country-complex="none"/>
    </style:style>
    <style:style style:name="P13" style:family="paragraph" style:parent-style-name="Preformatted_20_Text">
      <style:text-properties style:font-name="Microsoft YaHei" fo:font-size="16pt" fo:language="zxx" fo:country="none" officeooo:rsid="002cf15c" officeooo:paragraph-rsid="002cf15c" style:font-name-asian="文泉驿微米黑" style:font-size-asian="16pt" style:language-asian="zxx" style:country-asian="none" style:font-size-complex="16pt" style:language-complex="zxx" style:country-complex="none"/>
    </style:style>
    <style:style style:name="P14" style:family="paragraph" style:parent-style-name="Preformatted_20_Text">
      <style:text-properties style:font-name="Microsoft YaHei" fo:font-size="16pt" fo:language="zxx" fo:country="none" officeooo:rsid="002e03bf" officeooo:paragraph-rsid="002e03bf" style:font-name-asian="文泉驿微米黑" style:font-size-asian="16pt" style:language-asian="zxx" style:country-asian="none" style:font-size-complex="16pt" style:language-complex="zxx" style:country-complex="none"/>
    </style:style>
    <style:style style:name="P15" style:family="paragraph" style:parent-style-name="Preformatted_20_Text">
      <style:text-properties style:font-name="Microsoft YaHei" fo:font-size="16pt" fo:language="zxx" fo:country="none" officeooo:rsid="002f1472" officeooo:paragraph-rsid="002f1472" style:font-name-asian="文泉驿微米黑" style:font-size-asian="16pt" style:language-asian="zxx" style:country-asian="none" style:font-size-complex="16pt" style:language-complex="zxx" style:country-complex="none"/>
    </style:style>
    <style:style style:name="P16" style:family="paragraph" style:parent-style-name="Preformatted_20_Text">
      <style:text-properties style:font-name="Microsoft YaHei" fo:font-size="16pt" fo:language="zxx" fo:country="none" officeooo:rsid="0030f953" officeooo:paragraph-rsid="0030f953" style:font-name-asian="文泉驿微米黑" style:font-size-asian="16pt" style:language-asian="zxx" style:country-asian="none" style:font-size-complex="16pt" style:language-complex="zxx" style:country-complex="none"/>
    </style:style>
    <style:style style:name="P17" style:family="paragraph" style:parent-style-name="Preformatted_20_Text">
      <style:text-properties style:font-name="Microsoft YaHei" fo:font-size="16pt" fo:language="zxx" fo:country="none" officeooo:rsid="0032ce91" officeooo:paragraph-rsid="0032ce91" style:font-name-asian="文泉驿微米黑" style:font-size-asian="16pt" style:language-asian="zxx" style:country-asian="none" style:font-size-complex="16pt" style:language-complex="zxx" style:country-complex="none"/>
    </style:style>
    <style:style style:name="P18" style:family="paragraph" style:parent-style-name="Preformatted_20_Text">
      <style:text-properties style:font-name="Microsoft YaHei" fo:font-size="16pt" fo:language="zxx" fo:country="none" officeooo:rsid="00346fcf" officeooo:paragraph-rsid="00346fcf" style:font-name-asian="文泉驿微米黑" style:font-size-asian="16pt" style:language-asian="zxx" style:country-asian="none" style:font-size-complex="16pt" style:language-complex="zxx" style:country-complex="none"/>
    </style:style>
    <style:style style:name="P19" style:family="paragraph" style:parent-style-name="Preformatted_20_Text">
      <style:text-properties style:font-name="Microsoft YaHei" fo:font-size="16pt" fo:language="zxx" fo:country="none" officeooo:rsid="00358700" officeooo:paragraph-rsid="00358700" style:font-name-asian="文泉驿微米黑" style:font-size-asian="16pt" style:language-asian="zxx" style:country-asian="none" style:font-size-complex="16pt" style:language-complex="zxx" style:country-complex="none"/>
    </style:style>
    <style:style style:name="P20" style:family="paragraph" style:parent-style-name="Preformatted_20_Text">
      <style:text-properties style:font-name="Microsoft YaHei" fo:font-size="16pt" fo:language="zxx" fo:country="none" officeooo:rsid="00359b78" officeooo:paragraph-rsid="00359b78" style:font-name-asian="文泉驿微米黑" style:font-size-asian="16pt" style:language-asian="zxx" style:country-asian="none" style:font-size-complex="16pt" style:language-complex="zxx" style:country-complex="none"/>
    </style:style>
    <style:style style:name="P21" style:family="paragraph" style:parent-style-name="Preformatted_20_Text">
      <style:text-properties style:font-name="Microsoft YaHei" fo:font-size="16pt" fo:language="zxx" fo:country="none" officeooo:rsid="00373f99" officeooo:paragraph-rsid="00373f99" style:font-name-asian="文泉驿微米黑" style:font-size-asian="16pt" style:language-asian="zxx" style:country-asian="none" style:font-size-complex="16pt" style:language-complex="zxx" style:country-complex="none"/>
    </style:style>
    <style:style style:name="P22" style:family="paragraph" style:parent-style-name="Preformatted_20_Text">
      <style:text-properties style:font-name="Microsoft YaHei" fo:font-size="16pt" fo:language="zxx" fo:country="none" officeooo:rsid="00388264" officeooo:paragraph-rsid="00388264" style:font-name-asian="文泉驿微米黑" style:font-size-asian="16pt" style:language-asian="zxx" style:country-asian="none" style:font-size-complex="16pt" style:language-complex="zxx" style:country-complex="none"/>
    </style:style>
    <style:style style:name="P23" style:family="paragraph" style:parent-style-name="Preformatted_20_Text">
      <style:text-properties style:font-name="Microsoft YaHei" fo:font-size="16pt" fo:language="zxx" fo:country="none" officeooo:rsid="003b1c48" officeooo:paragraph-rsid="003b1c48" style:font-name-asian="文泉驿微米黑" style:font-size-asian="16pt" style:language-asian="zxx" style:country-asian="none" style:font-size-complex="16pt" style:language-complex="zxx" style:country-complex="none"/>
    </style:style>
    <style:style style:name="P24" style:family="paragraph" style:parent-style-name="Preformatted_20_Text">
      <style:text-properties style:font-name="Microsoft YaHei" fo:font-size="16pt" fo:language="zxx" fo:country="none" officeooo:rsid="003c8ab6" officeooo:paragraph-rsid="003c8ab6" style:font-name-asian="文泉驿微米黑" style:font-size-asian="16pt" style:language-asian="zxx" style:country-asian="none" style:font-size-complex="16pt" style:language-complex="zxx" style:country-complex="none"/>
    </style:style>
    <style:style style:name="P25" style:family="paragraph" style:parent-style-name="Preformatted_20_Text">
      <style:text-properties style:font-name="Microsoft YaHei" fo:font-size="16pt" fo:language="zxx" fo:country="none" officeooo:rsid="003deb2e" officeooo:paragraph-rsid="003deb2e" style:font-name-asian="文泉驿微米黑" style:font-size-asian="16pt" style:language-asian="zxx" style:country-asian="none" style:font-size-complex="16pt" style:language-complex="zxx" style:country-complex="none"/>
    </style:style>
    <style:style style:name="P26" style:family="paragraph" style:parent-style-name="Preformatted_20_Text">
      <style:text-properties style:font-name="Microsoft YaHei" fo:font-size="16pt" fo:language="zxx" fo:country="none" officeooo:rsid="003deb2e" officeooo:paragraph-rsid="003fba41" style:font-name-asian="文泉驿微米黑" style:font-size-asian="16pt" style:language-asian="zxx" style:country-asian="none" style:font-size-complex="16pt" style:language-complex="zxx" style:country-complex="none"/>
    </style:style>
    <style:style style:name="P27" style:family="paragraph" style:parent-style-name="Preformatted_20_Text">
      <style:text-properties style:font-name="Microsoft YaHei" fo:font-size="16pt" fo:language="zxx" fo:country="none" officeooo:rsid="003fba41" officeooo:paragraph-rsid="003fba41" style:font-name-asian="文泉驿微米黑" style:font-size-asian="16pt" style:language-asian="zxx" style:country-asian="none" style:font-size-complex="16pt" style:language-complex="zxx" style:country-complex="none"/>
    </style:style>
    <style:style style:name="P28" style:family="paragraph" style:parent-style-name="Preformatted_20_Text">
      <style:text-properties style:font-name="Microsoft YaHei" fo:font-size="16pt" fo:language="zxx" fo:country="none" officeooo:rsid="00408f7b" officeooo:paragraph-rsid="00408f7b" style:font-name-asian="文泉驿微米黑" style:font-size-asian="16pt" style:language-asian="zxx" style:country-asian="none" style:font-size-complex="16pt" style:language-complex="zxx" style:country-complex="none"/>
    </style:style>
    <style:style style:name="P29" style:family="paragraph" style:parent-style-name="Preformatted_20_Text">
      <style:text-properties style:font-name="Microsoft YaHei" fo:font-size="16pt" fo:language="zxx" fo:country="none" officeooo:rsid="0041f174" officeooo:paragraph-rsid="0041f174" style:font-name-asian="文泉驿微米黑" style:font-size-asian="16pt" style:language-asian="zxx" style:country-asian="none" style:font-size-complex="16pt" style:language-complex="zxx" style:country-complex="none"/>
    </style:style>
    <style:style style:name="P30" style:family="paragraph" style:parent-style-name="Preformatted_20_Text">
      <style:text-properties style:font-name="Microsoft YaHei" fo:font-size="16pt" fo:language="zxx" fo:country="none" officeooo:rsid="00422705" officeooo:paragraph-rsid="00422705" style:font-name-asian="文泉驿微米黑" style:font-size-asian="16pt" style:language-asian="zxx" style:country-asian="none" style:font-size-complex="16pt" style:language-complex="zxx" style:country-complex="none"/>
    </style:style>
    <style:style style:name="P31" style:family="paragraph" style:parent-style-name="Preformatted_20_Text">
      <style:text-properties style:font-name="Microsoft YaHei" fo:font-size="16pt" fo:language="zxx" fo:country="none" officeooo:rsid="004373ff" officeooo:paragraph-rsid="004373ff" style:font-name-asian="文泉驿微米黑" style:font-size-asian="16pt" style:language-asian="zxx" style:country-asian="none" style:font-size-complex="16pt" style:language-complex="zxx" style:country-complex="none"/>
    </style:style>
    <style:style style:name="P32" style:family="paragraph" style:parent-style-name="Preformatted_20_Text">
      <style:text-properties style:font-name="Microsoft YaHei" fo:font-size="16pt" fo:language="zxx" fo:country="none" officeooo:rsid="00441c65" officeooo:paragraph-rsid="00441c65" style:font-name-asian="文泉驿微米黑" style:font-size-asian="16pt" style:language-asian="zxx" style:country-asian="none" style:font-size-complex="16pt" style:language-complex="zxx" style:country-complex="none"/>
    </style:style>
    <style:style style:name="P33" style:family="paragraph" style:parent-style-name="Preformatted_20_Text">
      <style:text-properties style:font-name="Microsoft YaHei" fo:font-size="16pt" fo:language="zxx" fo:country="none" officeooo:rsid="00441c65" officeooo:paragraph-rsid="00449894" style:font-name-asian="文泉驿微米黑" style:font-size-asian="16pt" style:language-asian="zxx" style:country-asian="none" style:font-size-complex="16pt" style:language-complex="zxx" style:country-complex="none"/>
    </style:style>
    <style:style style:name="P34" style:family="paragraph" style:parent-style-name="Preformatted_20_Text">
      <style:text-properties style:font-name="Microsoft YaHei" fo:font-size="16pt" fo:language="zxx" fo:country="none" officeooo:rsid="00468dd4" officeooo:paragraph-rsid="00468dd4" style:font-name-asian="文泉驿微米黑" style:font-size-asian="16pt" style:language-asian="zxx" style:country-asian="none" style:font-size-complex="16pt" style:language-complex="zxx" style:country-complex="none"/>
    </style:style>
    <style:style style:name="P35" style:family="paragraph" style:parent-style-name="Preformatted_20_Text">
      <style:text-properties style:font-name="Microsoft YaHei" fo:font-size="16pt" fo:language="zxx" fo:country="none" officeooo:rsid="00487f4b" officeooo:paragraph-rsid="00487f4b" style:font-name-asian="文泉驿微米黑" style:font-size-asian="16pt" style:language-asian="zxx" style:country-asian="none" style:font-size-complex="16pt" style:language-complex="zxx" style:country-complex="none"/>
    </style:style>
    <style:style style:name="P36" style:family="paragraph" style:parent-style-name="Preformatted_20_Text">
      <style:text-properties style:font-name="Microsoft YaHei" fo:font-size="16pt" fo:language="zxx" fo:country="none" officeooo:rsid="0049a76a" officeooo:paragraph-rsid="0049a76a" style:font-name-asian="文泉驿微米黑" style:font-size-asian="16pt" style:language-asian="zxx" style:country-asian="none" style:font-size-complex="16pt" style:language-complex="zxx" style:country-complex="none"/>
    </style:style>
    <style:style style:name="P37" style:family="paragraph" style:parent-style-name="Preformatted_20_Text">
      <style:text-properties style:font-name="Microsoft YaHei" fo:font-size="16pt" fo:language="zxx" fo:country="none" officeooo:rsid="004a25ce" officeooo:paragraph-rsid="004a25ce" style:font-name-asian="文泉驿微米黑" style:font-size-asian="16pt" style:language-asian="zxx" style:country-asian="none" style:font-size-complex="16pt" style:language-complex="zxx" style:country-complex="none"/>
    </style:style>
    <style:style style:name="P38" style:family="paragraph" style:parent-style-name="Preformatted_20_Text">
      <style:text-properties style:font-name="Microsoft YaHei" fo:font-size="16pt" fo:language="zxx" fo:country="none" officeooo:rsid="004b1fc7" officeooo:paragraph-rsid="004b1fc7" style:font-name-asian="文泉驿微米黑" style:font-size-asian="16pt" style:language-asian="zxx" style:country-asian="none" style:font-size-complex="16pt" style:language-complex="zxx" style:country-complex="none"/>
    </style:style>
    <style:style style:name="P39" style:family="paragraph" style:parent-style-name="Preformatted_20_Text">
      <style:text-properties style:font-name="Microsoft YaHei" fo:font-size="16pt" fo:language="zxx" fo:country="none" officeooo:rsid="004b60e0" officeooo:paragraph-rsid="004b60e0" style:font-name-asian="文泉驿微米黑" style:font-size-asian="16pt" style:language-asian="zxx" style:country-asian="none" style:font-size-complex="16pt" style:language-complex="zxx" style:country-complex="none"/>
    </style:style>
    <style:style style:name="P40" style:family="paragraph" style:parent-style-name="Preformatted_20_Text">
      <style:text-properties style:font-name="Microsoft YaHei" fo:font-size="16pt" fo:language="zxx" fo:country="none" officeooo:rsid="004c7b1e" officeooo:paragraph-rsid="004c7b1e" style:font-name-asian="文泉驿微米黑" style:font-size-asian="16pt" style:language-asian="zxx" style:country-asian="none" style:font-size-complex="16pt" style:language-complex="zxx" style:country-complex="none"/>
    </style:style>
    <style:style style:name="P41" style:family="paragraph" style:parent-style-name="Preformatted_20_Text">
      <style:text-properties style:font-name="Microsoft YaHei" fo:font-size="16pt" fo:language="zxx" fo:country="none" officeooo:rsid="004e12d3" officeooo:paragraph-rsid="004e12d3" style:font-name-asian="文泉驿微米黑" style:font-size-asian="16pt" style:language-asian="zxx" style:country-asian="none" style:font-size-complex="16pt" style:language-complex="zxx" style:country-complex="none"/>
    </style:style>
    <style:style style:name="P42" style:family="paragraph" style:parent-style-name="Preformatted_20_Text">
      <style:text-properties style:font-name="Microsoft YaHei" fo:font-size="16pt" fo:language="zxx" fo:country="none" officeooo:rsid="004f41f4" officeooo:paragraph-rsid="004f41f4" style:font-name-asian="文泉驿微米黑" style:font-size-asian="16pt" style:language-asian="zxx" style:country-asian="none" style:font-size-complex="16pt" style:language-complex="zxx" style:country-complex="none"/>
    </style:style>
    <style:style style:name="P43" style:family="paragraph" style:parent-style-name="Preformatted_20_Text">
      <style:text-properties style:font-name="Microsoft YaHei" fo:font-size="16pt" fo:language="zxx" fo:country="none" officeooo:rsid="0050b9f5" officeooo:paragraph-rsid="0050b9f5" style:font-name-asian="文泉驿微米黑" style:font-size-asian="16pt" style:language-asian="zxx" style:country-asian="none" style:font-size-complex="16pt" style:language-complex="zxx" style:country-complex="none"/>
    </style:style>
    <style:style style:name="P44" style:family="paragraph" style:parent-style-name="Preformatted_20_Text">
      <style:text-properties style:font-name="Microsoft YaHei" fo:font-size="16pt" fo:language="zxx" fo:country="none" officeooo:rsid="00514fdd" officeooo:paragraph-rsid="00514fdd" style:font-name-asian="文泉驿微米黑" style:font-size-asian="16pt" style:language-asian="zxx" style:country-asian="none" style:font-size-complex="16pt" style:language-complex="zxx" style:country-complex="none"/>
    </style:style>
    <style:style style:name="P45" style:family="paragraph" style:parent-style-name="Preformatted_20_Text">
      <style:text-properties style:font-name="Microsoft YaHei" fo:font-size="16pt" fo:language="zxx" fo:country="none" officeooo:rsid="0052f53b" officeooo:paragraph-rsid="0052f53b" style:font-name-asian="文泉驿微米黑" style:font-size-asian="16pt" style:language-asian="zxx" style:country-asian="none" style:font-size-complex="16pt" style:language-complex="zxx" style:country-complex="none"/>
    </style:style>
    <style:style style:name="P46" style:family="paragraph" style:parent-style-name="Preformatted_20_Text">
      <style:text-properties style:font-name="Microsoft YaHei" fo:font-size="16pt" fo:language="zxx" fo:country="none" officeooo:rsid="0054df36" officeooo:paragraph-rsid="0054df36" style:font-name-asian="文泉驿微米黑" style:font-size-asian="16pt" style:language-asian="zxx" style:country-asian="none" style:font-size-complex="16pt" style:language-complex="zxx" style:country-complex="none"/>
    </style:style>
    <style:style style:name="P47" style:family="paragraph" style:parent-style-name="Preformatted_20_Text">
      <style:text-properties style:font-name="Microsoft YaHei" fo:font-size="16pt" fo:language="zxx" fo:country="none" officeooo:rsid="0054f69b" officeooo:paragraph-rsid="0054df36" style:font-name-asian="文泉驿微米黑" style:font-size-asian="16pt" style:language-asian="zxx" style:country-asian="none" style:font-size-complex="16pt" style:language-complex="zxx" style:country-complex="none"/>
    </style:style>
    <style:style style:name="P48" style:family="paragraph" style:parent-style-name="Preformatted_20_Text">
      <style:text-properties style:font-name="Microsoft YaHei" fo:font-size="16pt" fo:language="zxx" fo:country="none" officeooo:rsid="0054f69b" officeooo:paragraph-rsid="0054f69b" style:font-name-asian="文泉驿微米黑" style:font-size-asian="16pt" style:language-asian="zxx" style:country-asian="none" style:font-size-complex="16pt" style:language-complex="zxx" style:country-complex="none"/>
    </style:style>
    <style:style style:name="P49" style:family="paragraph" style:parent-style-name="Preformatted_20_Text">
      <style:text-properties style:font-name="Microsoft YaHei" fo:font-size="16pt" fo:language="zxx" fo:country="none" officeooo:rsid="0057735c" officeooo:paragraph-rsid="0054f69b" style:font-name-asian="文泉驿微米黑" style:font-size-asian="16pt" style:language-asian="zxx" style:country-asian="none" style:font-size-complex="16pt" style:language-complex="zxx" style:country-complex="none"/>
    </style:style>
    <style:style style:name="P50" style:family="paragraph" style:parent-style-name="Preformatted_20_Text">
      <style:text-properties style:font-name="Microsoft YaHei" fo:font-size="16pt" fo:language="zxx" fo:country="none" officeooo:rsid="0057735c" officeooo:paragraph-rsid="0057735c" style:font-name-asian="文泉驿微米黑" style:font-size-asian="16pt" style:language-asian="zxx" style:country-asian="none" style:font-size-complex="16pt" style:language-complex="zxx" style:country-complex="none"/>
    </style:style>
    <style:style style:name="P51" style:family="paragraph" style:parent-style-name="Preformatted_20_Text">
      <style:text-properties style:font-name="Microsoft YaHei" fo:font-size="16pt" fo:language="zxx" fo:country="none" officeooo:rsid="0057fea4" officeooo:paragraph-rsid="0057fea4" style:font-name-asian="文泉驿微米黑" style:font-size-asian="16pt" style:language-asian="zxx" style:country-asian="none" style:font-size-complex="16pt" style:language-complex="zxx" style:country-complex="none"/>
    </style:style>
    <style:style style:name="P52" style:family="paragraph" style:parent-style-name="Preformatted_20_Text">
      <style:text-properties style:font-name="Microsoft YaHei" fo:font-size="16pt" fo:language="zxx" fo:country="none" officeooo:rsid="00582a07" officeooo:paragraph-rsid="0057fea4" style:font-name-asian="文泉驿微米黑" style:font-size-asian="16pt" style:language-asian="zxx" style:country-asian="none" style:font-size-complex="16pt" style:language-complex="zxx" style:country-complex="none"/>
    </style:style>
    <style:style style:name="P53" style:family="paragraph" style:parent-style-name="Preformatted_20_Text">
      <style:text-properties style:font-name="Microsoft YaHei" fo:font-size="16pt" fo:language="zxx" fo:country="none" officeooo:rsid="00582a07" officeooo:paragraph-rsid="0059e6b4" style:font-name-asian="文泉驿微米黑" style:font-size-asian="16pt" style:language-asian="zxx" style:country-asian="none" style:font-size-complex="16pt" style:language-complex="zxx" style:country-complex="none"/>
    </style:style>
    <style:style style:name="P54" style:family="paragraph" style:parent-style-name="Preformatted_20_Text">
      <style:text-properties style:font-name="Microsoft YaHei" fo:font-size="16pt" fo:language="zxx" fo:country="none" officeooo:rsid="005bb61f" officeooo:paragraph-rsid="0059e6b4" style:font-name-asian="文泉驿微米黑" style:font-size-asian="16pt" style:language-asian="zxx" style:country-asian="none" style:font-size-complex="16pt" style:language-complex="zxx" style:country-complex="none"/>
    </style:style>
    <style:style style:name="P55" style:family="paragraph" style:parent-style-name="Preformatted_20_Text">
      <style:text-properties style:font-name="Microsoft YaHei" fo:font-size="16pt" fo:language="zxx" fo:country="none" officeooo:rsid="005bb61f" officeooo:paragraph-rsid="005bb61f" style:font-name-asian="文泉驿微米黑" style:font-size-asian="16pt" style:language-asian="zxx" style:country-asian="none" style:font-size-complex="16pt" style:language-complex="zxx" style:country-complex="none"/>
    </style:style>
    <style:style style:name="P56" style:family="paragraph" style:parent-style-name="Preformatted_20_Text">
      <style:text-properties style:font-name="Microsoft YaHei" fo:font-size="16pt" fo:language="zxx" fo:country="none" officeooo:rsid="005edb42" officeooo:paragraph-rsid="005bb61f" style:font-name-asian="文泉驿微米黑" style:font-size-asian="16pt" style:language-asian="zxx" style:country-asian="none" style:font-size-complex="16pt" style:language-complex="zxx" style:country-complex="none"/>
    </style:style>
    <style:style style:name="P57" style:family="paragraph" style:parent-style-name="Preformatted_20_Text">
      <style:text-properties style:font-name="Microsoft YaHei" fo:font-size="16pt" fo:language="zxx" fo:country="none" officeooo:rsid="006044a7" officeooo:paragraph-rsid="006044a7" style:font-name-asian="文泉驿微米黑" style:font-size-asian="16pt" style:language-asian="zxx" style:country-asian="none" style:font-size-complex="16pt" style:language-complex="zxx" style:country-complex="none"/>
    </style:style>
    <style:style style:name="P58" style:family="paragraph" style:parent-style-name="Preformatted_20_Text">
      <style:text-properties style:font-name="Microsoft YaHei" fo:font-size="16pt" fo:language="zxx" fo:country="none" officeooo:rsid="00624045" officeooo:paragraph-rsid="00624045" style:font-name-asian="文泉驿微米黑" style:font-size-asian="16pt" style:language-asian="zxx" style:country-asian="none" style:font-size-complex="16pt" style:language-complex="zxx" style:country-complex="none"/>
    </style:style>
    <style:style style:name="P59" style:family="paragraph" style:parent-style-name="Preformatted_20_Text">
      <style:text-properties style:font-name="Microsoft YaHei" fo:font-size="16pt" fo:language="zxx" fo:country="none" officeooo:rsid="0063aced" officeooo:paragraph-rsid="0063aced" style:font-name-asian="文泉驿微米黑" style:font-size-asian="16pt" style:language-asian="zxx" style:country-asian="none" style:font-size-complex="16pt" style:language-complex="zxx" style:country-complex="none"/>
    </style:style>
    <style:style style:name="P60" style:family="paragraph" style:parent-style-name="Preformatted_20_Text">
      <style:text-properties style:font-name="Microsoft YaHei" fo:font-size="16pt" fo:language="zxx" fo:country="none" officeooo:rsid="006548b7" officeooo:paragraph-rsid="0063aced" style:font-name-asian="文泉驿微米黑" style:font-size-asian="16pt" style:language-asian="zxx" style:country-asian="none" style:font-size-complex="16pt" style:language-complex="zxx" style:country-complex="none"/>
    </style:style>
    <style:style style:name="P61" style:family="paragraph" style:parent-style-name="Preformatted_20_Text">
      <style:text-properties style:font-name="Microsoft YaHei" fo:font-size="16pt" fo:language="zxx" fo:country="none" officeooo:rsid="006548b7" officeooo:paragraph-rsid="006548b7" style:font-name-asian="文泉驿微米黑" style:font-size-asian="16pt" style:language-asian="zxx" style:country-asian="none" style:font-size-complex="16pt" style:language-complex="zxx" style:country-complex="none"/>
    </style:style>
    <style:style style:name="P62" style:family="paragraph" style:parent-style-name="Preformatted_20_Text">
      <style:text-properties style:font-name="Microsoft YaHei" fo:font-size="16pt" fo:language="zxx" fo:country="none" officeooo:rsid="0066177a" officeooo:paragraph-rsid="006548b7" style:font-name-asian="文泉驿微米黑" style:font-size-asian="16pt" style:language-asian="zxx" style:country-asian="none" style:font-size-complex="16pt" style:language-complex="zxx" style:country-complex="none"/>
    </style:style>
    <style:style style:name="P63" style:family="paragraph" style:parent-style-name="Preformatted_20_Text">
      <style:text-properties style:font-name="Microsoft YaHei" fo:font-size="16pt" fo:language="zxx" fo:country="none" officeooo:rsid="0066177a" officeooo:paragraph-rsid="0066177a" style:font-name-asian="文泉驿微米黑" style:font-size-asian="16pt" style:language-asian="zxx" style:country-asian="none" style:font-size-complex="16pt" style:language-complex="zxx" style:country-complex="none"/>
    </style:style>
    <style:style style:name="P64" style:family="paragraph" style:parent-style-name="Preformatted_20_Text">
      <style:text-properties style:font-name="Microsoft YaHei" fo:font-size="16pt" fo:language="zxx" fo:country="none" officeooo:rsid="00666504" officeooo:paragraph-rsid="0066177a" style:font-name-asian="文泉驿微米黑" style:font-size-asian="16pt" style:language-asian="zxx" style:country-asian="none" style:font-size-complex="16pt" style:language-complex="zxx" style:country-complex="none"/>
    </style:style>
    <style:style style:name="P65" style:family="paragraph" style:parent-style-name="Preformatted_20_Text">
      <style:text-properties style:font-name="Microsoft YaHei" fo:font-size="16pt" fo:language="zxx" fo:country="none" officeooo:rsid="00666504" officeooo:paragraph-rsid="00666504" style:font-name-asian="文泉驿微米黑" style:font-size-asian="16pt" style:language-asian="zxx" style:country-asian="none" style:font-size-complex="16pt" style:language-complex="zxx" style:country-complex="none"/>
    </style:style>
    <style:style style:name="P66" style:family="paragraph" style:parent-style-name="Preformatted_20_Text">
      <style:paragraph-properties fo:text-align="center" style:justify-single-word="false"/>
      <style:text-properties style:font-name="Microsoft YaHei" fo:font-size="16pt" fo:language="zxx" fo:country="none" officeooo:rsid="001a0c0c" officeooo:paragraph-rsid="001a0c0c" style:font-name-asian="文泉驿微米黑" style:font-size-asian="36pt" style:language-asian="zxx" style:country-asian="none" style:font-size-complex="16pt" style:language-complex="zxx" style:country-complex="none"/>
    </style:style>
    <style:style style:name="P67" style:family="paragraph" style:parent-style-name="Preformatted_20_Text">
      <style:text-properties style:font-name="Microsoft YaHei" officeooo:paragraph-rsid="00441c65"/>
    </style:style>
    <style:style style:name="P68" style:family="paragraph" style:parent-style-name="Preformatted_20_Text">
      <style:text-properties style:font-name="Microsoft YaHei" officeooo:rsid="0047c403" officeooo:paragraph-rsid="0047c403"/>
    </style:style>
    <style:style style:name="P69" style:family="paragraph" style:parent-style-name="Preformatted_20_Text">
      <style:text-properties style:font-name="Microsoft YaHei" officeooo:rsid="00487f4b" officeooo:paragraph-rsid="0049a76a"/>
    </style:style>
    <style:style style:name="P70" style:family="paragraph" style:parent-style-name="Preformatted_20_Text">
      <style:text-properties style:font-name="Microsoft YaHei" officeooo:rsid="0049a76a" officeooo:paragraph-rsid="0049a76a"/>
    </style:style>
    <style:style style:name="P71" style:family="paragraph" style:parent-style-name="Preformatted_20_Text">
      <style:text-properties style:font-name="Microsoft YaHei" officeooo:rsid="004a25ce" officeooo:paragraph-rsid="004a25ce"/>
    </style:style>
    <style:style style:name="P72" style:family="paragraph" style:parent-style-name="Preformatted_20_Text">
      <style:text-properties style:font-name="Microsoft YaHei" officeooo:rsid="004b1fc7" officeooo:paragraph-rsid="004b1fc7"/>
    </style:style>
    <style:style style:name="P73" style:family="paragraph" style:parent-style-name="Preformatted_20_Text">
      <style:text-properties style:font-name="Microsoft YaHei" officeooo:rsid="004c7b1e" officeooo:paragraph-rsid="004c7b1e"/>
    </style:style>
    <style:style style:name="P74" style:family="paragraph" style:parent-style-name="Preformatted_20_Text">
      <style:text-properties style:font-name="Microsoft YaHei" officeooo:rsid="00514fdd" officeooo:paragraph-rsid="0052f53b"/>
    </style:style>
    <style:style style:name="P75" style:family="paragraph" style:parent-style-name="Preformatted_20_Text">
      <style:text-properties style:font-name="Microsoft YaHei" officeooo:rsid="0052f53b" officeooo:paragraph-rsid="0052f53b"/>
    </style:style>
    <style:style style:name="P76" style:family="paragraph" style:parent-style-name="Preformatted_20_Text">
      <style:text-properties style:font-name="Microsoft YaHei" officeooo:rsid="0054df36" officeooo:paragraph-rsid="0054df36"/>
    </style:style>
    <style:style style:name="P77" style:family="paragraph" style:parent-style-name="Preformatted_20_Text">
      <style:text-properties style:font-name="Microsoft YaHei" officeooo:rsid="0054f69b" officeooo:paragraph-rsid="0054f69b"/>
    </style:style>
    <style:style style:name="P78" style:family="paragraph" style:parent-style-name="Preformatted_20_Text">
      <style:text-properties style:font-name="Microsoft YaHei" officeooo:rsid="0057fea4" officeooo:paragraph-rsid="0057fea4"/>
    </style:style>
    <style:style style:name="P79" style:family="paragraph" style:parent-style-name="Preformatted_20_Text">
      <style:text-properties style:font-name="Microsoft YaHei" officeooo:rsid="0059e6b4" officeooo:paragraph-rsid="0059e6b4"/>
    </style:style>
    <style:style style:name="P80" style:family="paragraph" style:parent-style-name="Preformatted_20_Text">
      <style:text-properties style:font-name="Microsoft YaHei" officeooo:rsid="005bb61f" officeooo:paragraph-rsid="005bb61f"/>
    </style:style>
    <style:style style:name="P81" style:family="paragraph" style:parent-style-name="Preformatted_20_Text">
      <style:text-properties style:font-name="Microsoft YaHei" officeooo:rsid="006044a7" officeooo:paragraph-rsid="006044a7"/>
    </style:style>
    <style:style style:name="P82" style:family="paragraph" style:parent-style-name="Preformatted_20_Text">
      <style:text-properties style:font-name="Microsoft YaHei" officeooo:rsid="00624045" officeooo:paragraph-rsid="00624045"/>
    </style:style>
    <style:style style:name="P83" style:family="paragraph" style:parent-style-name="Preformatted_20_Text">
      <style:text-properties style:font-name="Microsoft YaHei" officeooo:rsid="0063aced" officeooo:paragraph-rsid="0063aced"/>
    </style:style>
    <style:style style:name="P84" style:family="paragraph" style:parent-style-name="Preformatted_20_Text">
      <style:text-properties style:font-name="Microsoft YaHei" officeooo:rsid="006548b7" officeooo:paragraph-rsid="006548b7"/>
    </style:style>
    <style:style style:name="P85" style:family="paragraph" style:parent-style-name="Preformatted_20_Text">
      <style:text-properties style:font-name="Microsoft YaHei" officeooo:rsid="0066177a" officeooo:paragraph-rsid="0066177a"/>
    </style:style>
    <style:style style:name="P86" style:family="paragraph" style:parent-style-name="Preformatted_20_Text">
      <style:paragraph-properties fo:break-before="page"/>
      <style:text-properties style:font-name="Microsoft YaHei" fo:font-size="16pt" fo:language="zxx" fo:country="none" officeooo:rsid="001e0691" officeooo:paragraph-rsid="001e0691" style:font-name-asian="文泉驿微米黑" style:font-size-asian="16pt" style:language-asian="zxx" style:country-asian="none" style:font-size-complex="16pt" style:language-complex="zxx" style:country-complex="none"/>
    </style:style>
    <style:style style:name="P87" style:family="paragraph" style:parent-style-name="Preformatted_20_Text">
      <style:paragraph-properties fo:break-before="page"/>
      <style:text-properties style:font-name="Microsoft YaHei" fo:font-size="16pt" fo:language="zxx" fo:country="none" officeooo:rsid="002b0c65" officeooo:paragraph-rsid="002b0c65" style:font-name-asian="文泉驿微米黑" style:font-size-asian="16pt" style:language-asian="zxx" style:country-asian="none" style:font-size-complex="16pt" style:language-complex="zxx" style:country-complex="none"/>
    </style:style>
    <style:style style:name="P88" style:family="paragraph" style:parent-style-name="Preformatted_20_Text">
      <style:paragraph-properties fo:break-before="page"/>
      <style:text-properties style:font-name="Microsoft YaHei" fo:font-size="16pt" fo:language="zxx" fo:country="none" officeooo:rsid="0030f953" officeooo:paragraph-rsid="0030f953" style:font-name-asian="文泉驿微米黑" style:font-size-asian="16pt" style:language-asian="zxx" style:country-asian="none" style:font-size-complex="16pt" style:language-complex="zxx" style:country-complex="none"/>
    </style:style>
    <style:style style:name="P89" style:family="paragraph" style:parent-style-name="Preformatted_20_Text">
      <style:paragraph-properties fo:break-before="page"/>
      <style:text-properties style:font-name="Microsoft YaHei" fo:font-size="16pt" fo:language="zxx" fo:country="none" officeooo:rsid="003b1c48" officeooo:paragraph-rsid="003b1c48" style:font-name-asian="文泉驿微米黑" style:font-size-asian="16pt" style:language-asian="zxx" style:country-asian="none" style:font-size-complex="16pt" style:language-complex="zxx" style:country-complex="none"/>
    </style:style>
    <style:style style:name="P90" style:family="paragraph" style:parent-style-name="Preformatted_20_Text">
      <style:paragraph-properties fo:break-before="page"/>
      <style:text-properties style:font-name="Microsoft YaHei" fo:font-size="16pt" fo:language="zxx" fo:country="none" officeooo:rsid="0047c403" officeooo:paragraph-rsid="0047c403" style:font-name-asian="文泉驿微米黑" style:font-size-asian="16pt" style:language-asian="zxx" style:country-asian="none" style:font-size-complex="16pt" style:language-complex="zxx" style:country-complex="none"/>
    </style:style>
    <style:style style:name="P91" style:family="paragraph" style:parent-style-name="Preformatted_20_Text">
      <style:paragraph-properties fo:break-before="page"/>
      <style:text-properties style:font-name="Microsoft YaHei" fo:font-size="16pt" fo:language="zxx" fo:country="none" officeooo:rsid="0050b9f5" officeooo:paragraph-rsid="0050b9f5" style:font-name-asian="文泉驿微米黑" style:font-size-asian="16pt" style:language-asian="zxx" style:country-asian="none" style:font-size-complex="16pt" style:language-complex="zxx" style:country-complex="none"/>
    </style:style>
    <style:style style:name="P92" style:family="paragraph" style:parent-style-name="Preformatted_20_Text">
      <style:paragraph-properties fo:break-before="page"/>
      <style:text-properties style:font-name="Microsoft YaHei" fo:font-size="16pt" fo:language="zxx" fo:country="none" officeooo:rsid="0054f69b" officeooo:paragraph-rsid="0054f69b" style:font-name-asian="文泉驿微米黑" style:font-size-asian="16pt" style:language-asian="zxx" style:country-asian="none" style:font-size-complex="16pt" style:language-complex="zxx" style:country-complex="none"/>
    </style:style>
    <style:style style:name="P93" style:family="paragraph" style:parent-style-name="Preformatted_20_Text">
      <style:paragraph-properties fo:break-before="page"/>
      <style:text-properties style:font-name="Microsoft YaHei" fo:font-size="16pt" fo:language="zxx" fo:country="none" officeooo:rsid="0063aced" officeooo:paragraph-rsid="00624045" style:font-name-asian="文泉驿微米黑" style:font-size-asian="16pt" style:language-asian="zxx" style:country-asian="none" style:font-size-complex="16pt" style:language-complex="zxx" style:country-complex="none"/>
    </style:style>
    <style:style style:name="T1" style:family="text">
      <style:text-properties officeooo:rsid="001f3e44"/>
    </style:style>
    <style:style style:name="T2" style:family="text">
      <style:text-properties officeooo:rsid="002075ba"/>
    </style:style>
    <style:style style:name="T3" style:family="text">
      <style:text-properties officeooo:rsid="00246f7e"/>
    </style:style>
    <style:style style:name="T4" style:family="text">
      <style:text-properties officeooo:rsid="0025ff2d"/>
    </style:style>
    <style:style style:name="T5" style:family="text">
      <style:text-properties officeooo:rsid="00285ef1"/>
    </style:style>
    <style:style style:name="T6" style:family="text">
      <style:text-properties officeooo:rsid="002bec8f"/>
    </style:style>
    <style:style style:name="T7" style:family="text">
      <style:text-properties officeooo:rsid="002cf15c"/>
    </style:style>
    <style:style style:name="T8" style:family="text">
      <style:text-properties officeooo:rsid="002e03bf"/>
    </style:style>
    <style:style style:name="T9" style:family="text">
      <style:text-properties officeooo:rsid="002f00d4"/>
    </style:style>
    <style:style style:name="T10" style:family="text">
      <style:text-properties officeooo:rsid="0032ce91"/>
    </style:style>
    <style:style style:name="T11" style:family="text">
      <style:text-properties officeooo:rsid="00346fcf"/>
    </style:style>
    <style:style style:name="T12" style:family="text">
      <style:text-properties officeooo:rsid="00358700"/>
    </style:style>
    <style:style style:name="T13" style:family="text">
      <style:text-properties officeooo:rsid="00359b78"/>
    </style:style>
    <style:style style:name="T14" style:family="text">
      <style:text-properties officeooo:rsid="003c8ab6"/>
    </style:style>
    <style:style style:name="T15" style:family="text">
      <style:text-properties officeooo:rsid="003deb2e"/>
    </style:style>
    <style:style style:name="T16" style:family="text">
      <style:text-properties style:font-name="文泉驿微米黑" fo:font-size="16pt" fo:language="zxx" fo:country="none" style:font-name-asian="文泉驿微米黑" style:font-size-asian="16pt" style:language-asian="zxx" style:country-asian="none" style:font-size-complex="16pt" style:language-complex="zxx" style:country-complex="none"/>
    </style:style>
    <style:style style:name="T17" style:family="text">
      <style:text-properties style:font-name="文泉驿微米黑" fo:font-size="16pt" fo:language="zxx" fo:country="none" officeooo:rsid="00441c65" style:font-name-asian="文泉驿微米黑" style:font-size-asian="16pt" style:language-asian="zxx" style:country-asian="none" style:font-size-complex="16pt" style:language-complex="zxx" style:country-complex="none"/>
    </style:style>
    <style:style style:name="T18" style:family="text">
      <style:text-properties style:font-name="文泉驿微米黑" fo:font-size="16pt" fo:language="zxx" fo:country="none" officeooo:rsid="00468dd4" style:font-name-asian="文泉驿微米黑" style:font-size-asian="16pt" style:language-asian="zxx" style:country-asian="none" style:font-size-complex="16pt" style:language-complex="zxx" style:country-complex="none"/>
    </style:style>
    <style:style style:name="T19" style:family="text">
      <style:text-properties style:font-name="文泉驿微米黑" fo:font-size="16pt" fo:language="zxx" fo:country="none" officeooo:rsid="00487f4b" style:font-name-asian="文泉驿微米黑" style:font-size-asian="16pt" style:language-asian="zxx" style:country-asian="none" style:font-size-complex="16pt" style:language-complex="zxx" style:country-complex="none"/>
    </style:style>
    <style:style style:name="T20" style:family="text">
      <style:text-properties style:font-name="文泉驿微米黑" fo:font-size="16pt" fo:language="zxx" fo:country="none" officeooo:rsid="0049a76a" style:font-name-asian="文泉驿微米黑" style:font-size-asian="16pt" style:language-asian="zxx" style:country-asian="none" style:font-size-complex="16pt" style:language-complex="zxx" style:country-complex="none"/>
    </style:style>
    <style:style style:name="T21" style:family="text">
      <style:text-properties style:font-name="文泉驿微米黑" fo:font-size="16pt" fo:language="zxx" fo:country="none" officeooo:rsid="004a25ce" style:font-name-asian="文泉驿微米黑" style:font-size-asian="16pt" style:language-asian="zxx" style:country-asian="none" style:font-size-complex="16pt" style:language-complex="zxx" style:country-complex="none"/>
    </style:style>
    <style:style style:name="T22" style:family="text">
      <style:text-properties style:font-name="文泉驿微米黑" fo:font-size="16pt" fo:language="zxx" fo:country="none" officeooo:rsid="004b1fc7" style:font-name-asian="文泉驿微米黑" style:font-size-asian="16pt" style:language-asian="zxx" style:country-asian="none" style:font-size-complex="16pt" style:language-complex="zxx" style:country-complex="none"/>
    </style:style>
    <style:style style:name="T23" style:family="text">
      <style:text-properties style:font-name="文泉驿微米黑" fo:font-size="16pt" fo:language="zxx" fo:country="none" officeooo:rsid="004e12d3" style:font-name-asian="文泉驿微米黑" style:font-size-asian="16pt" style:language-asian="zxx" style:country-asian="none" style:font-size-complex="16pt" style:language-complex="zxx" style:country-complex="none"/>
    </style:style>
    <style:style style:name="T24" style:family="text">
      <style:text-properties style:font-name="文泉驿微米黑" fo:font-size="16pt" fo:language="zxx" fo:country="none" officeooo:rsid="0052f53b" style:font-name-asian="文泉驿微米黑" style:font-size-asian="16pt" style:language-asian="zxx" style:country-asian="none" style:font-size-complex="16pt" style:language-complex="zxx" style:country-complex="none"/>
    </style:style>
    <style:style style:name="T25" style:family="text">
      <style:text-properties style:font-name="文泉驿微米黑" fo:font-size="16pt" fo:language="zxx" fo:country="none" officeooo:rsid="0054df36" style:font-name-asian="文泉驿微米黑" style:font-size-asian="16pt" style:language-asian="zxx" style:country-asian="none" style:font-size-complex="16pt" style:language-complex="zxx" style:country-complex="none"/>
    </style:style>
    <style:style style:name="T26" style:family="text">
      <style:text-properties style:font-name="文泉驿微米黑" fo:font-size="16pt" fo:language="zxx" fo:country="none" officeooo:rsid="0054f69b" style:font-name-asian="文泉驿微米黑" style:font-size-asian="16pt" style:language-asian="zxx" style:country-asian="none" style:font-size-complex="16pt" style:language-complex="zxx" style:country-complex="none"/>
    </style:style>
    <style:style style:name="T27" style:family="text">
      <style:text-properties style:font-name="文泉驿微米黑" fo:font-size="16pt" fo:language="zxx" fo:country="none" officeooo:rsid="0057735c" style:font-name-asian="文泉驿微米黑" style:font-size-asian="16pt" style:language-asian="zxx" style:country-asian="none" style:font-size-complex="16pt" style:language-complex="zxx" style:country-complex="none"/>
    </style:style>
    <style:style style:name="T28" style:family="text">
      <style:text-properties style:font-name="文泉驿微米黑" fo:font-size="16pt" fo:language="zxx" fo:country="none" officeooo:rsid="00582a07" style:font-name-asian="文泉驿微米黑" style:font-size-asian="16pt" style:language-asian="zxx" style:country-asian="none" style:font-size-complex="16pt" style:language-complex="zxx" style:country-complex="none"/>
    </style:style>
    <style:style style:name="T29" style:family="text">
      <style:text-properties style:font-name="文泉驿微米黑" fo:font-size="16pt" fo:language="zxx" fo:country="none" officeooo:rsid="005bb61f" style:font-name-asian="文泉驿微米黑" style:font-size-asian="16pt" style:language-asian="zxx" style:country-asian="none" style:font-size-complex="16pt" style:language-complex="zxx" style:country-complex="none"/>
    </style:style>
    <style:style style:name="T30" style:family="text">
      <style:text-properties style:font-name="文泉驿微米黑" fo:font-size="16pt" fo:language="zxx" fo:country="none" officeooo:rsid="005edb42" style:font-name-asian="文泉驿微米黑" style:font-size-asian="16pt" style:language-asian="zxx" style:country-asian="none" style:font-size-complex="16pt" style:language-complex="zxx" style:country-complex="none"/>
    </style:style>
    <style:style style:name="T31" style:family="text">
      <style:text-properties style:font-name="文泉驿微米黑" fo:font-size="16pt" fo:language="zxx" fo:country="none" officeooo:rsid="00624045" style:font-name-asian="文泉驿微米黑" style:font-size-asian="16pt" style:language-asian="zxx" style:country-asian="none" style:font-size-complex="16pt" style:language-complex="zxx" style:country-complex="none"/>
    </style:style>
    <style:style style:name="T32" style:family="text">
      <style:text-properties style:font-name="文泉驿微米黑" fo:font-size="16pt" fo:language="zxx" fo:country="none" officeooo:rsid="0063aced" style:font-name-asian="文泉驿微米黑" style:font-size-asian="16pt" style:language-asian="zxx" style:country-asian="none" style:font-size-complex="16pt" style:language-complex="zxx" style:country-complex="none"/>
    </style:style>
    <style:style style:name="T33" style:family="text">
      <style:text-properties style:font-name="文泉驿微米黑" fo:font-size="16pt" fo:language="zxx" fo:country="none" officeooo:rsid="006548b7" style:font-name-asian="文泉驿微米黑" style:font-size-asian="16pt" style:language-asian="zxx" style:country-asian="none" style:font-size-complex="16pt" style:language-complex="zxx" style:country-complex="none"/>
    </style:style>
    <style:style style:name="T34" style:family="text">
      <style:text-properties style:font-name="文泉驿微米黑" fo:font-size="16pt" fo:language="zxx" fo:country="none" officeooo:rsid="0066177a" style:font-name-asian="文泉驿微米黑" style:font-size-asian="16pt" style:language-asian="zxx" style:country-asian="none" style:font-size-complex="16pt" style:language-complex="zxx" style:country-complex="none"/>
    </style:style>
    <style:style style:name="T35" style:family="text">
      <style:text-properties style:font-name="文泉驿微米黑" fo:font-size="16pt" fo:language="zxx" fo:country="none" officeooo:rsid="00666504" style:font-name-asian="文泉驿微米黑" style:font-size-asian="16pt" style:language-asian="zxx" style:country-asian="none" style:font-size-complex="16pt" style:language-complex="zxx" style:country-complex="none"/>
    </style:style>
    <style:style style:name="T36" style:family="text">
      <style:text-properties officeooo:rsid="003fba41"/>
    </style:style>
    <style:style style:name="T37" style:family="text">
      <style:text-properties fo:font-size="16pt" fo:language="zxx" fo:country="none" style:font-name-asian="文泉驿微米黑" style:font-size-asian="16pt" style:language-asian="zxx" style:country-asian="none" style:font-size-complex="16pt" style:language-complex="zxx" style:country-complex="none"/>
    </style:style>
    <style:style style:name="T38" style:family="text">
      <style:text-properties fo:font-size="16pt" fo:language="zxx" fo:country="none" officeooo:rsid="00441c65" style:font-name-asian="文泉驿微米黑" style:font-size-asian="16pt" style:language-asian="zxx" style:country-asian="none" style:font-size-complex="16pt" style:language-complex="zxx" style:country-complex="none"/>
    </style:style>
    <style:style style:name="T39" style:family="text">
      <style:text-properties fo:font-size="16pt" fo:language="zxx" fo:country="none" officeooo:rsid="00468dd4" style:font-name-asian="文泉驿微米黑" style:font-size-asian="16pt" style:language-asian="zxx" style:country-asian="none" style:font-size-complex="16pt" style:language-complex="zxx" style:country-complex="none"/>
    </style:style>
    <style:style style:name="T40" style:family="text">
      <style:text-properties fo:font-size="16pt" fo:language="zxx" fo:country="none" officeooo:rsid="00487f4b" style:font-name-asian="文泉驿微米黑" style:font-size-asian="16pt" style:language-asian="zxx" style:country-asian="none" style:font-size-complex="16pt" style:language-complex="zxx" style:country-complex="none"/>
    </style:style>
    <style:style style:name="T41" style:family="text">
      <style:text-properties fo:font-size="16pt" fo:language="zxx" fo:country="none" officeooo:rsid="0049a76a" style:font-name-asian="文泉驿微米黑" style:font-size-asian="16pt" style:language-asian="zxx" style:country-asian="none" style:font-size-complex="16pt" style:language-complex="zxx" style:country-complex="none"/>
    </style:style>
    <style:style style:name="T42" style:family="text">
      <style:text-properties fo:font-size="16pt" fo:language="zxx" fo:country="none" officeooo:rsid="004a25ce" style:font-name-asian="文泉驿微米黑" style:font-size-asian="16pt" style:language-asian="zxx" style:country-asian="none" style:font-size-complex="16pt" style:language-complex="zxx" style:country-complex="none"/>
    </style:style>
    <style:style style:name="T43" style:family="text">
      <style:text-properties fo:font-size="16pt" fo:language="zxx" fo:country="none" officeooo:rsid="004b1fc7" style:font-name-asian="文泉驿微米黑" style:font-size-asian="16pt" style:language-asian="zxx" style:country-asian="none" style:font-size-complex="16pt" style:language-complex="zxx" style:country-complex="none"/>
    </style:style>
    <style:style style:name="T44" style:family="text">
      <style:text-properties fo:font-size="16pt" fo:language="zxx" fo:country="none" officeooo:rsid="004e12d3" style:font-name-asian="文泉驿微米黑" style:font-size-asian="16pt" style:language-asian="zxx" style:country-asian="none" style:font-size-complex="16pt" style:language-complex="zxx" style:country-complex="none"/>
    </style:style>
    <style:style style:name="T45" style:family="text">
      <style:text-properties fo:font-size="16pt" fo:language="zxx" fo:country="none" officeooo:rsid="0052f53b" style:font-name-asian="文泉驿微米黑" style:font-size-asian="16pt" style:language-asian="zxx" style:country-asian="none" style:font-size-complex="16pt" style:language-complex="zxx" style:country-complex="none"/>
    </style:style>
    <style:style style:name="T46" style:family="text">
      <style:text-properties fo:font-size="16pt" fo:language="zxx" fo:country="none" officeooo:rsid="0054df36" style:font-name-asian="文泉驿微米黑" style:font-size-asian="16pt" style:language-asian="zxx" style:country-asian="none" style:font-size-complex="16pt" style:language-complex="zxx" style:country-complex="none"/>
    </style:style>
    <style:style style:name="T47" style:family="text">
      <style:text-properties fo:font-size="16pt" fo:language="zxx" fo:country="none" officeooo:rsid="0054f69b" style:font-name-asian="文泉驿微米黑" style:font-size-asian="16pt" style:language-asian="zxx" style:country-asian="none" style:font-size-complex="16pt" style:language-complex="zxx" style:country-complex="none"/>
    </style:style>
    <style:style style:name="T48" style:family="text">
      <style:text-properties fo:font-size="16pt" fo:language="zxx" fo:country="none" officeooo:rsid="0057735c" style:font-name-asian="文泉驿微米黑" style:font-size-asian="16pt" style:language-asian="zxx" style:country-asian="none" style:font-size-complex="16pt" style:language-complex="zxx" style:country-complex="none"/>
    </style:style>
    <style:style style:name="T49" style:family="text">
      <style:text-properties fo:font-size="16pt" fo:language="zxx" fo:country="none" officeooo:rsid="00582a07" style:font-name-asian="文泉驿微米黑" style:font-size-asian="16pt" style:language-asian="zxx" style:country-asian="none" style:font-size-complex="16pt" style:language-complex="zxx" style:country-complex="none"/>
    </style:style>
    <style:style style:name="T50" style:family="text">
      <style:text-properties fo:font-size="16pt" fo:language="zxx" fo:country="none" officeooo:rsid="005bb61f" style:font-name-asian="文泉驿微米黑" style:font-size-asian="16pt" style:language-asian="zxx" style:country-asian="none" style:font-size-complex="16pt" style:language-complex="zxx" style:country-complex="none"/>
    </style:style>
    <style:style style:name="T51" style:family="text">
      <style:text-properties fo:font-size="16pt" fo:language="zxx" fo:country="none" officeooo:rsid="005edb42" style:font-name-asian="文泉驿微米黑" style:font-size-asian="16pt" style:language-asian="zxx" style:country-asian="none" style:font-size-complex="16pt" style:language-complex="zxx" style:country-complex="none"/>
    </style:style>
    <style:style style:name="T52" style:family="text">
      <style:text-properties fo:font-size="16pt" fo:language="zxx" fo:country="none" officeooo:rsid="00624045" style:font-name-asian="文泉驿微米黑" style:font-size-asian="16pt" style:language-asian="zxx" style:country-asian="none" style:font-size-complex="16pt" style:language-complex="zxx" style:country-complex="none"/>
    </style:style>
    <style:style style:name="T53" style:family="text">
      <style:text-properties fo:font-size="16pt" fo:language="zxx" fo:country="none" officeooo:rsid="0063aced" style:font-name-asian="文泉驿微米黑" style:font-size-asian="16pt" style:language-asian="zxx" style:country-asian="none" style:font-size-complex="16pt" style:language-complex="zxx" style:country-complex="none"/>
    </style:style>
    <style:style style:name="T54" style:family="text">
      <style:text-properties fo:font-size="16pt" fo:language="zxx" fo:country="none" officeooo:rsid="006548b7" style:font-name-asian="文泉驿微米黑" style:font-size-asian="16pt" style:language-asian="zxx" style:country-asian="none" style:font-size-complex="16pt" style:language-complex="zxx" style:country-complex="none"/>
    </style:style>
    <style:style style:name="T55" style:family="text">
      <style:text-properties fo:font-size="16pt" fo:language="zxx" fo:country="none" officeooo:rsid="0066177a" style:font-name-asian="文泉驿微米黑" style:font-size-asian="16pt" style:language-asian="zxx" style:country-asian="none" style:font-size-complex="16pt" style:language-complex="zxx" style:country-complex="none"/>
    </style:style>
    <style:style style:name="T56" style:family="text">
      <style:text-properties fo:font-size="16pt" fo:language="zxx" fo:country="none" officeooo:rsid="00666504" style:font-name-asian="文泉驿微米黑" style:font-size-asian="16pt" style:language-asian="zxx" style:country-asian="none" style:font-size-complex="16pt" style:language-complex="zxx" style:country-complex="none"/>
    </style:style>
    <style:style style:name="T57" style:family="text">
      <style:text-properties officeooo:rsid="00692d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犹大书</text:p>
      <text:p text:style-name="P1">2017. 06. 12. (월) 14:11:55 CST</text:p>
      <text:p text:style-name="P1"/>
      <text:p text:style-name="P1">我们看到这一部书，就一章。</text:p>
      <text:p text:style-name="P1"/>
      <text:p text:style-name="P1">这里来的都是世界上的那些××人。就像彼得有句话，他是个打鱼的，是个小民，他说什么呢？年轻的弟兄姐妹，我们所信的神，我们所做的工，都是出于神，不是出于人。</text:p>
      <text:p text:style-name="P1"/>
      <text:p text:style-name="P1">在双牙山，有一个劳改农场，有4个大队，第一个是黄××校。</text:p>
      <text:p text:style-name="P1"/>
      <text:p text:style-name="P1">为什么提到这个，虽然我们人不多，但我们知道，我们这一小批人是神所特别拣选的，神拣选我们是要荣耀他的名，也让我们做神家的精兵 。所以每个年轻的姐妹弟兄，世上有许多高级学校，但是我们知道，我们的主拣选我们，我们的三位一体的真神拣选我们，让我们为神家最大的神，真神作见证。我们在这里，很多时候，我们人不多，我们离了家，但要知道神拣选我们，要给我们什么样的托付。我们在这里，都知道，改造思想，我们来这里，我们要接受耶稣基督的样式，要让耶稣基督真正在我们身上活出来。这是一般问题吗？不是一般问题。尤其是在现在社会，在我们国家，生活好了，蒙大福 了，但是，人啊，要走向腐败，都要走向腐败，但是，我们这一批人，我们不是要腐败，我们是要在腐败中为耶稣基督作见证。这不是一般的事。这是主给我们的托付，也在各个方面熬炼我们 。所以，这一章圣经，说的很全面，各个方面都有。现在的人啊，很多时候都骄傲，我曾经去过北京，很多的家庭教会都在那里学习，有一个牧师，是上海的，上去介绍情况的时候，他说了一句话，我们都像彼得一样，是个打鱼的小民，但有个牧师说了，你是个小民，我们不是，你下去，别讲了。中国有很多人谦卑不下来 。</text:p>
      <text:p text:style-name="P1">今天，我们大家交通的时候，我总想人的心啊，很重要重要。我们这些年轻 的弟兄姐妹，你们能不能真正的把自己的心献上 。这个是一个很重要的事情。不管韩国的教授，老师，他们付出的心血，和我们这个地方的李，金老师，都在关心着我们 。当然了，我在北京也好，各个地方也好，不管人多人少，我就相中了这个神学院，因为这个是过属灵的生活，用整个圣经上的真理，来教导我们，这是一个很蒙福的事情。</text:p>
      <text:p text:style-name="P1">接下来 ，我和大家交通一个主题，这个犹大书，虽然很短，25节圣经，他的意义，谈的很深远，圣经上的话，教导我们很深远，与教会的关系也最大。我们看到了这个圣经上，在这个犹大书当中，用了很多的话语来更正我们的信仰，尤其在这个末世的时候，这里写，在末世的时候，的写照，也有人啊，说，犹大书是启示录的导言，论到被教 的事，就像提摩太后书和彼得后书，犹大书，是末世主来的最后一次的警报 。因为末世的时候，假先知，假师父，假信仰，在我们<text:soft-page-break/>整个世界当中，都出现了，并且很猖獗。这个要跟着到整个世界的末了。所以，这里，不信的以色列人，逆叛的天使，所多玛，俄摩拉，因此，书中的作者犹大，为了担负起卫道的事情，唤醒末世的圣徒，要为真道竭力的争辩。我们看到这个书的时候，，我们的神学要建立在耶稣基督这个正确风根基上，这个不是一般的问题，我们知道，末世的时候，庄稼成熟了，缺少什么样的人？收割的人。我们这9个同学，但是，我们到各地去，各个教会去，一个是要抑制异端，再一个是我们每个人时时都要警醒，现在不是，我们刚信的时候，那个时候，9几年，在基督里，听道，工作，再苦再累，那个时候信心也足，现在啊，差不少，所以，弟兄姐妹，我们各个教会来的，我们家庭的父老，打发我们到这里来，在这里，学习真道，不容易，所以，我们作为一个年轻人，是有理智的人，尤其是我们信了耶稣基督，我们心里是有光明的 人，我们究竟能不能把我们的耶稣基督传出去。虽然我在世上多年，就给了我一个看见，比如我们的国家，我们国家，真正想富强干，不是现在这样 ，不是生活改变了，要吃什么有什么，吃什么呢，还不想什么 。我们是真正富足吗？是真正的富强了吗？真正的富强是生活的改变，生命的改变，心灵的更新，这是一个很重要的东西，我们每个神的儿女，要立志， 为主而工作，这才是一个有前途的事情。所以，犹大为了卫道的使命，要唤醒末世的圣徒，为真道竭力的争辩。圣灵借着犹大勉励圣徒，在真道上不失脚，迎接。</text:p>
      <text:p text:style-name="P1"/>
      <text:p text:style-name="P1">我们教会也经常迎接老师，尤其是以马忤斯的，所以，我们那里的圣徒，有生命的圣徒，都非常关心，在这个时代，我们会不会失脚，各个环境能不能把我们打倒，这个是一个很重要的事情。我们在这里，生活，学习，实践，要在各位方面活出耶稣基督的样子。什么样子？在十字架上，他仍然的不软弱，不跌倒，这就是耶稣基督。我们每个弟兄姐妹，我们正年轻，难免我们这一辈子，没有一点软弱。但正像主说的一样，压伤的他不折断，将残的，他不吹灭。走耶稣的道，就是一帆风顺吗？不是，有坎坷，有风雨 。真正的生命是什么？从现在，准备好，经风雨，见世面，过这种坎坷的生活，不倒下。当李四安弟兄，把YAN弟兄带到我们这里来，他刚从监狱里出来。就是，我们属灵的圣徒和先辈，他们真正经过水火的 洗礼。我们 一辈子，能不能真正为主献上，这是一个真正的考验。我们在这个，不是说能不能坐监狱，而是我们这一代，真正的儿女，是要培养的，为神家所重用的人。</text:p>
      <text:p text:style-name="P1"><text:soft-page-break/></text:p>
      <text:p text:style-name="P1">所以，我们在犹大书，概论当中，以起点和大家交通。</text:p>
      <text:p text:style-name="P1">第一个：</text:p>
      <text:p text:style-name="P1">本书的作者，犹大书，我们知道，旧约新约，有多少个犹大呢？我们为什么能说这个犹大是主的弟兄呢？主肉身的兄弟，因为在马可福音6：3节，主耶稣的家乡那个地方，这不是那木匠吗？不是××××他们就厌弃他。。这个犹大，雅各，在主没有钉十字架的时候，他们反对主，主钉十字架之后，他们 才信了主，特别是雅各，作了耶路撒冷大会的执行主席。所以，有很多人，因为他们，弟兄姐妹，因耶稣跌倒。马太福音13：55节，耶稣在会堂里教训人，这些，雅各，犹大，这些主的弟兄，是在主被钉十字架之后，才信的 主。这 是第一点。</text:p>
      <text:p text:style-name="P1">第二：</text:p>
      <text:p text:style-name="P1"/>
      <text:p text:style-name="P1">本书的背景，也就是作书的是地，时间和地点。公元65年，写于耶路撒冷。受书的对象，就是写给谁的一封书信，写给居住各地的犹太信徒，和末世的各个教会。为什么今天我要和大家交通这个呢？这本书呢，因为在末世的时候，这个信仰，很容易走偏，就我们认得的教会，和我们同工的人，现在不在一起，他们走各自的道路和我们信仰不一样的不少，我曾经在沈阳，我们一起学习，12个跟着老师学习，也不是是韩国的老师，还有不少是相当的老师，还有不少。这12个人，像我们这个信仰的很少了，有的，跑到灵恩派去了，专门学习，医病，说方言。</text:p>
      <text:p text:style-name="P1">我们有几个救恩呢？不就一个吗，耶稣基督，十字架，就是我们的救恩，还有多少呢？但是，一说，两个，3个，有不少的信仰，但是，我们，从根基的时候，主要站稳，我们在圣经的原则上，不能偏。我们不是说奉承，就是我们这一个神学院，人很少，但是，也培养了好几十了。那是很少很少，像我们这样正式学习的。所以，在我的灵里，很有托付，在我们教会，每一次教会，都在为这个神学祷告，并且为我们每个神学生祷告，求我们的神，抓住我们每个学生的心，让我们每个学生真正为神所用。</text:p>
      <text:p text:style-name="P1"/>
      <text:p text:style-name="P1">第三点：写书的原因。</text:p>
      <text:p text:style-name="P1"/>
      <text:p text:style-name="P1"><text:soft-page-break/>应付异端为真道争辩。</text:p>
      <text:p text:style-name="P1">本书的特征：主要的钥节，就是要为从前一次交付对待的真道争辩。就是本书的第三节，下半节。主要的词，竭力，尽心尽力。本书的主题，是保守，也就是神的保守，基督是将来的审判者，圣灵，在本书中，亲爱的弟兄啊，１９－２０节。</text:p>
      <text:p text:style-name="P1"/>
      <text:p text:style-name="P1">第四项本书地位：</text:p>
      <text:p text:style-name="P1">有三点：</text:p>
      <text:p text:style-name="P1"/>
      <text:p text:style-name="P1"/>
      <text:p text:style-name="P1">1、作保罗书信的伴侣，同论基本旨要道。</text:p>
      <text:p text:style-name="P1">2、作约翰启示录的序言，同证审判的因果。</text:p>
      <text:p text:style-name="P1">3、旧约反面人物的终局，同揭邪道的内幕。</text:p>
      <text:p text:style-name="P1">5、本书的分段。</text:p>
      <text:p text:style-name="P1">1-3节，是护道者的责任，4-16节，背道者的恶行，17-25节，第三段，信道者 的守则。</text:p>
      <text:p text:style-name="P1">6、本书的课题。以7课和大家分享。</text:p>
      <text:p text:style-name="P1">第一课：1-2节，是至书的引言 ，</text:p>
      <text:p text:style-name="P1">第二课：3-4节，是作者的心态。</text:p>
      <text:p text:style-name="P1">第三课：5-11节，是历史的警诫。</text:p>
      <text:p text:style-name="P1">第四课：12-13节，汗地的象征。</text:p>
      <text:p text:style-name="P1">第五课：主来的审判。</text:p>
      <text:p text:style-name="P1">第六课：17-23节，忠心的劝告。</text:p>
      <text:p text:style-name="P1">第七课：真诚的真神。</text:p>
      <text:p text:style-name="P1">7、本书的钥训：</text:p>
      <text:p text:style-name="P1">第一点：对真道当尽心竭力，就是第三节，经文见证，加拉太书1：7-8节。与保罗书信的伴侣如是说，与保罗提出的是一个的。加拉太书2：4-5节。</text:p>
      <text:p text:style-name="P1">这个加拉太书，是防止异端的一本重要的书，这里告诉我们是 什么呢？这个假弟兄指的是，根本不信神的人，他们所说的，与耶稣原来的真道，不一样。今天我们信的，有耶稣的生命，为耶稣作见证，当然我们承认了。</text:p>
      <text:p text:style-name="P1">但是，这是神给的恩赐，是神给的恩典不是自己求的，不是彰显哪 一个人。今天，我在这里，岁数最大了，79了，今天我掃谁谁就得着什么了？不是，是神愿意给谁，就给的。大家同心祷告的时候，在基督里，上帝赐给我们 。圣经在这里告诉我们了，在基督里的自由，尤其是现在的年轻人，是时代在进步，接受了很多新思想，但是，我们神家的儿女，要记住。比如，我们一家人，坐火车，人，有80-90%人，都在玩手机。手机是科学，来回传个话，办个事，都方便，但不是都好，你们是神学生，回家了，是不是到家了，一宿一窝的玩这个，不干实事啊。人家是把事业主要放在心上。所以，神儿女你不要被情欲所胜。有多少时候，我们的里面，不是在神里面，跑到<text:soft-page-break/>耶稣基督的外面，你根本没有自由，那个是什么自由？那是奴仆的自由，我们已经被审拣选了，在基督里3有自己。我们解放以后啊，人民都有自由，但你在监狱里，有自由吗？</text:p>
      <text:p text:style-name="P1">我们在基督里有自由，在基督以外，你搞属世的，有自由吗？基督在我们里面，管着我们 。</text:p>
      <text:p text:style-name="P1"/>
      <text:p text:style-name="P1">你祷告也好，读经也好，没有圣灵，你读不出来里面的灵意。我们在这里学习，我看了，很紧，也很正式 。我看到，这是圣灵的工作，基督在这里作王了。我在想，从家里来，学习2年后出去了，有没有变一个人，还是老样子？那就不好了。你见证主，见证学校，也见证我们的老师。所以，弟兄姐妹，我们每个在这里学习的人，要时时警醒。</text:p>
      <text:p text:style-name="P1"/>
      <text:p text:style-name="P1">我年轻的时候，就念过5年书，没见过大书。我靠着一个人，你不管说话做事，各方面，他和别人不一样。我们这里学习的，每个学生，你真正能代表我们以马忤斯神学，培养出来的人才。现在这小孩，都金贵啊 ，在家里都优待了，要什么有什么 ，我们 要脱离这个，靠着神，靠着耶稣基督，真正活出神的样子来。</text:p>
      <text:p text:style-name="P1"/>
      <text:p text:style-name="P1">2、对救恩当持守坚信到底。就是本书的5节，希伯来书3：14节。我们要将起初确实的信心坚持到底，就在基督里有份了。</text:p>
      <text:p text:style-name="P1">3、对不虔诚当引以为诫。这个很容易啊，弟兄姐妹，不警醒的话，引导我们软弱。所以在彼得后书2：1-6节。这给我们提出了警诫，所以，我们今天，要知道，我们知道神的审判，有很多时候，我们发现教会就有这种事。有很多人啊，我自己也得算上，有很多时候，我们得到一个甜头，有很多时候，靠着神的话，能给我们解决问题，但在基督里。有很多时候，现在也是审判。看看我们家里的教会，周围的人，有很多时候，就显明了真理。所以，我们学习的时候，我们的信心根基，一定要扎在耶稣基督的磐石上。这个信心是永不动摇的事情，你动摇了，还能做什么呢？神不惩罚你吗。我们从小就要竖立这个心志。</text:p>
      <text:p text:style-name="P1"><text:soft-page-break/></text:p>
      <text:p text:style-name="P1">4、正是说我们，对自己应当接受深 造 。所以，这里提到，耶利米书23：9节。所以，要我看的时候，我这读书 ，看老了，中国这些故事书，四大名著。现在，我一看圣经上的话，那些书，都是暂时的。我有时看到他们，就乐，现在看他们都是暂时的。</text:p>
      <text:p text:style-name="P1"/>
      <text:p text:style-name="P1">那个时候，没有圣经，没有学过呢。但圣经上有话，我们在坐的，不是现在信的，是从基督里，在创世以前的。我53岁信主，每一次事，每一次运动，我都参加过。我觉得，一次一次，顺着这线，都是神给摆好的道路。所以我们这个学校，好是好在不兴谈起婚姻问题。年轻人这个失败啊， 从小学就开始交朋友，但我们这个，要保持，为神家献上，上帝就把你的婚姻问题，各个方面，预备好了。所以，弟兄姐妹，在主里有怎么的年轻弟兄，千万记住，儿女的事情，就是男女的婚姻问题，不用你们自己操心，上帝给你们预备。</text:p>
      <text:p text:style-name="P1"/>
      <text:p text:style-name="P1">5、对人家当谨慎，对软弱的灵魂，要抢救，就是22——23节。要加个加拉太书6：1节。在教会当中，有的人偶然被过犯所胜的人，我们要用什么样的办法把他们拉回来 。我们每个神的学生啊，要记着，你们出去，可能大部分要当教会的头羊，所以同，对待我们教会的每个得救的灵魂，要怎样坚固他们的信心，这不是一般的事，希望你们回到教会都当头羊，把你们的教会兴旺起来。</text:p>
      <text:p text:style-name="P1"/>
      <text:p text:style-name="P1">所以，这个是个很难做的一项工作，往往我们在教会里也都听道了，有的和圣经不合 ，走向异端的，我们要用温柔的信。比如，东滩，有个姊妹，跑到了异端，也是那里的头羊，经过多次劝导，引导，真正引导回来的了。所以，教会的工作，不是笑颜的工作，拯救灵魂，这个不是一般的事情，得精雕细刻，时时注意弟兄姊妹的心态。</text:p>
      <text:p text:style-name="P1"/>
      <text:p text:style-name="P1">有两个同学有矛盾了，或者同学老师有矛盾了，两个人一对眼睛，一瞅的时候，心里就能明白，所以，在这个方面，我们一定要注意。注意，在教会里，你要以耶稣基督的心去爱人。所以，腓立比书1：8节，2：5节，要有耶稣基督的心肠。以耶稣基督的心为心。耶稣基督的心肠不是一般的心肠啊。基督徒在社会，你能不能拿出耶稣基督的心肠。教会也是一样。你们要没有耶稣基督的心肠能行吗。不是像社会上的，宰相肚里能撑船。这是一回事吗。我们 是为耶稣基督做的。所以，我们必须要有耶稣基督的心肠。做师父的有多少 ？但是，为父的只有一个，这个不是一般的事情，为父为母的心肠，再怎样，也不烦他。我们要有耶稣基督的心肠，要抢救灵魂 。一切事，我要把神的家的事情摆在头位。你的家呢？上帝负责我们也要做，但是，他不是第一位。所以，按照概论，就这么7点，7个题目。</text:p>
      <text:p text:style-name="P1"><text:soft-page-break/></text:p>
      <text:p text:style-name="P1">接下来 ，开始第一课：至书的引言1-2节</text:p>
      <text:p text:style-name="P1">这个犹大书，是称为末世审判的先言书，本书的一节2节，是引言。虽然简单的几句话，里面却充满了属灵的气氛，爱的默契 。所以，1-2节，分3段交通。</text:p>
      <text:p text:style-name="P1">第一段，作者的自称，这里提到了3个名称 ：耶稣的仆人，为什么叫耶稣的仆人呢？我们都 知道，耶稣是救主的意思，马太福音1：21节，因为他要将自己的百姓从罪恶里救出来。我们效法基督，要怎样做？是不是要拯救灵魂？那些在罪里的人，你有没有负担？这么年轻就　对灵魂有了负担，不是我们自己，是主在我们里面做，在以弗所书2：1节，从前，我们都是死在过犯罪恶之中， 的人，他叫我们活过来。弟兄姊妹啊，我们并不比别人强，我们不比在罪恶中的人强，是神的恩典拣选了我们，让我们因信称义，算我们为义。我们每个姊妹弟兄，都 要效法犹大这样，在使徒行传2：36节，故此，以色列全家，确实的知道，你们钉在十字架上，这一位耶稣，神已经立他为主为基督了。我们每个学生，我们来的时候，都教会给我们送过来的，你，是不是看到耶稣基督为你的主了呢？你做事也好，办事也好，是不是以耶稣基督为你的主了？这个事不好做，好说，不好做。我们来这个学习的时候，还行，回到家的时候，还能不能像我们这样学习的这个样子了呢？改变不是一时的，必须永远的改变。神所重用的人，神会负全部责任，但是，你要跟着神走，效法神的脚踪。</text:p>
      <text:p text:style-name="P1"/>
      <text:p text:style-name="P1">使徒行传2：12节。圣灵借着使徒，告诉大家，除 了他以外，别无拯救，×××</text:p>
      <text:p text:style-name="P1">没有赐下别的名，是谁？就是主耶稣基督，什么是正道，这就是正道，全本圣经亯的就是耶稣基督，谁也不能改变。使徒行传5：31节，神且用右手将他高举，叫他做君王做救主，使他将×××赐给以色列人。所以，我们看到了，耶稣的仆人，犹大这样自称，表示要跟随主救人，同时降服自己，将兄弟的关系改称为主仆的关系 。</text:p>
      <text:p text:style-name="P1"/>
      <text:p text:style-name="P1">耶稣是圣灵所生，但是，是马利亚所生，犹大呢，也是马利亚所生。这里告诉我们，犹大不像一般人，这里主要告诉姊妹弟兄，我们要坚决的，按着主的恩典跟随主。在主里，做一个忠心的仆人。这才行呢。所以，我们看到了犹大，那现在的社会上，不是这样，甚至一时啊，我家有个干部，我有个干部亲戚，到哪儿先提这个 。信主的人也是。我也犯这个毛病，我认识哪个信主的仆人。但是，你认识谁也不如认识耶稣基督。所以，年轻的时候，训练一颗谦卑的心，这不是一般的事，是训练你的人品，你的性情。</text:p>
      <text:p text:style-name="P1"><text:soft-page-break/></text:p>
      <text:p text:style-name="P1">学习神学2年了，回去，家里的人，看了，那个小雨真改变了，一说，大家都 乐了，这个神学院真好啊，，不是一般的神学院，培养人才的神学院。我们要祷告，求主改变我们，让我们做这样的人，更让我们有个正确的远见。如果有个人，比如，你在上面讲道，不知道底下的人的表情，人家要走，但是，他要睡觉，到这个时候，你还不知道怎么个事，那不就麻烦了吗。所以，你们出去做工，要达到灵里相通，谁给智慧？上帝给智慧。</text:p>
      <text:p text:style-name="P1"/>
      <text:p text:style-name="P1">那你们看到了，创世记当中，从30多章就开始讲的约瑟，约瑟是个什么样的人？万人烦，哥哥们都烦，可是到最后，是那样的环境 。从小你活在糖里，对你没有什么好处 。所以，我们必须要锻炼，做神的仆人。</text:p>
      <text:p text:style-name="P1"/>
      <text:p text:style-name="P1">第二点，是基督的仆人。耶稣基督的仆人，雅各的兄弟犹大。3个称呼，他没有按立使徒，不像保罗一提，奉审旨意 ，作神使徒的保罗。但犹大，没有一点提到哥哥。耶稣基督的仆人，为什么提到基督的仆人？基督是受膏者，路加福音4：18节。</text:p>
      <text:p text:style-name="P1"/>
      <text:p text:style-name="P1">谁压制？罪压制着我们，我们是罪的奴仆，我们要想得自由，不好得。我也是罪的奴仆，我爱下饭 馆，那饭 馆老是让我受他的狭制。是不是，金老师。所以，我们要从罪中走出来。</text:p>
      <text:p text:style-name="P1"/>
      <text:p text:style-name="P1">但是，这里给我们的托付是什么？差遣我报告，不是光你自己的问题，你对周围的灵魂，有没有负担？我那个大儿子媳妇，是个小学　的教师，我们教会成立了以后，她也信了主，还上去领过会，但是，我们家一生活好了，做点买卖了，就软弱了，被世界掳去了。被拖拉机压过去了，没有死，残废了，当时，那个兄弟媳妇，找大神看去了，那个大神，说了XIEDU的话。完了，被掳去了。那些朋友的媳妇，在一起又烂了，俺这儿媳妇就软弱了。软弱了怎么办？上帝不软弱啊 。来了个大开膛，里头有个什么瘤。这回大伙看，可能强点，不那么软弱，我们的神是不能轻慢的神。</text:p>
      <text:p text:style-name="P1"><text:soft-page-break/></text:p>
      <text:p text:style-name="P1">我们学生们，毕业以后，能不能真正为神献上 。这不是一般的问题，我们的神，不是，你不传福音，还有下句话，我不传福音，就有祸了。我们要记着，我们这位神是大而可畏的神。在基督里，他必负你们全部的责任。上清华，北京，这是好学校，世界闻名。我告诉你们，我们的神学，超过那两个学。我们每次，有神特殊的仆人，来教导我们，培育我们，用神的话教育我们 。所以这里告诉我们，希伯来语的弥赛亚即希腊文的受膏者。犹大表示自己是主的仆人，要顺服主，做这伟大的事工。加拉太书1：10节。我现在是要得人的喜欢呢？是要得神的喜欢呢？苦仍旧讨人的喜欢，就不是基督的仆人了。我们这次的神学，都 参加了，但是，每个参加的学生们，神要使用你们，重用你们。所以每个同学，你都 要立下心志，不用说，非得在教会中，在神的家中做柱石。都 得要做有用的。</text:p>
      <text:p text:style-name="P1"/>
      <text:p text:style-name="P1">路加福音17：10节。这样，你们做完了一切所吩咐的，只当说，我们是无用的仆人，所做的，只是本该做的。防止，防止我们的骄傲啊。。。</text:p>
      <text:p text:style-name="P1">今天有很多神家的仆人，他们很骄傲，是真正的神家的中心的仆人，看到以后，心里头，真正不是味。我们中国多大的势力，啊，，这些邪灵啊，拜偶像的，是，我们要付出，但神使劲，神能不使劲吗？也需要我们配合。我这两天看电视啊，毛泽东，就这几个人，在那个小地方，就捞 这么大的TAO。</text:p>
      <text:p text:style-name="P1"/>
      <text:p text:style-name="P1">第三个称呼，雅各的兄弟，也是第一节，雅各的兄弟，犹大，写信×××蒙恩保守的人。</text:p>
      <text:p text:style-name="P1"/>
      <text:p text:style-name="P1">雅各的兄弟，因为什么呢？马太福音12：49-50节，那里说了一件事，耶稣在屋里教训人，有人来了，告诉耶稣，你的母亲，你的弟兄姐妹们找你，耶稣说一句话，谁是我的母亲，弟兄姐妹啊？指着门徒说，这才是我的弟兄姐妹。凡遵行神旨意的人，就是我的弟兄姐妹。现在国家这么腐败，你们知道为什么吗？任人唯 亲。这个是个很重要的事情。我们应该一针见血的，凡遵行，接受，还得行的人。</text:p>
      <text:p text:style-name="P1"/>
      <text:p text:style-name="P1">在教会里，总会有这么一个白瞎，有时，建立一个教会，要有做工的人，你是用什么样的人呢？这里有个问题，不是不让用你的亲戚，但是，他是不是，真正为主做工的人？圣经的话，是两刃的剑，比如我们教会，我们家的姊妹，他是姊妹4个，在教会中做工，但是，你是不是，真正在教会工作的人呢？不是亲戚不准 用，但是，是要把自己真心交给神的人。</text:p>
      <text:p text:style-name="P1"><text:soft-page-break/></text:p>
      <text:p text:style-name="P1">我们老3，每次，都上万献给教会。有什么活，都 来干 ，不是不准 用，是要用主的话，遵行天父旨意的人。所以，我们要明白这个问题。教会是一个人组成的吗？是两个 吗？这么多的人，家庭，组成的教会，难免有些碰撞。有亲戚绊倒人，这是避免不了的。特别是国家的大教会，比如沈阳，那啥，全是亲戚网。但你要在神的旨意里行，如果不行在旨意里，你就麻烦了。</text:p>
      <text:p text:style-name="P1"/>
      <text:p text:style-name="P1">后来，我们说了，就是雅各，和犹大，他这些弟兄们，原先他们不信耶稣，耶稣钉十字架以后，他们才信耶稣 。</text:p>
      <text:p text:style-name="P1">这里特别说雅各，在耶路撒冷教会，是三大柱石之一。加拉太书3：1-5节 。</text:p>
      <text:p text:style-name="P1"/>
      <text:p text:style-name="P1">保罗向外邦传福音，也受到了耶路撒冷那些人的按手。犹大是主的兄弟，表示要和雅各一同复兴教会。所以，他第一个提到，自称 。</text:p>
      <text:p text:style-name="P1">第二点：受书的对象：</text:p>
      <text:p text:style-name="P1">第一个是受召的人，</text:p>
      <text:p text:style-name="P1">蒙神所爱的人。</text:p>
      <text:p text:style-name="P1">被神保守的人。</text:p>
      <text:p text:style-name="P1"/>
      <text:p text:style-name="P1">受召，表示分别为圣。今天，在这里，学习神学的人，你们已经被分别为圣，分别为圣的，和一般人一样吗？所不一样，所以，你们任劳任怨，来到这里，这是神所喜悦的，也是神特殊的拣选 。一切都是神的恩典。都应该抱着一个感恩的心 。</text:p>
      <text:p text:style-name="P1"/>
      <text:p text:style-name="P1">帖撒罗尼迦前书1：5节。</text:p>
      <text:p text:style-name="P1"/>
      <text:p text:style-name="P1">又真又活的神。看不见，要传福音的时候就说了，你那神在哪里呢？能看见吗？同学，能看见吗？我说看见了，你信不？在你们身上，都 看出来了。信不？我们这里，将要毕业的辛桓同学，来这里聚会，那早先，早上网吧去了，多大的改变，在他身上，就看见耶稣基督。我们各人都 有各人的缺点，有各人的不足，但我们既然跟着神了，神就算我们为义。我们旧人旧行在我们身上，兴许，是偶然被过犯所胜。所以，我们要记，神送全国各地的人来这里，就要互相担待，互相宽容。我们肉身是父母生的，我们原先的血统不同，出生地点也不一样，我要到山东，到河南，这里的人吃东西，都 不同。地点不同，人的风俗不同，我们是靠着基督的爱连接在一起。所以弟兄姐妹们，我们要彼此宽容。说话不投你的地方，你不愿意听的地方，我们都要宽容忍耐，等待。</text:p>
      <text:p text:style-name="P1"><text:soft-page-break/></text:p>
      <text:p text:style-name="P1">我很多时候，在想，拯救灵魂的功夫不容易，不容易怎么办？各有各的特点。这里我说实在的 ，每个老师，在这里的付出，就是为了培养我们每个人的生命。所以，每个同学，你们不能不深思。每次到这个地方，和别的地方的学生不一样，他就特别有理解 。q</text:p>
      <text:p text:style-name="P1"/>
      <text:p text:style-name="P1">我从没信主的时候，到山东一个人的家庭，他家是在济南，见到他的姥爷，长辈的时候，特别有规距，特别有理解，但是，我就想到了，怎么靠着山东，靠着孔夫子，所以，特别有礼仪啊。。。那地方的人，有很多人，文化特别，技术也特殊，就是能出人才的人。</text:p>
      <text:p text:style-name="P1"/>
      <text:p text:style-name="P1">弟兄姐妹们，那是不久长的，我们靠着耶稣基督，我们是恒久的，天上的祝福是大的。</text:p>
      <text:p text:style-name="P1"/>
      <text:p text:style-name="P1">所以说，我们被召的人，这里有一个最主要的词句，保罗在以弗所书4：1节，这里怎么说的呢？我为主被囚 <text:s/>的劝你们，罗马书12：1节，我以神的慈悲劝你们 。神的慈悲，神的怜悯，劝你们 。我劝你们 ，神的慈悲劝你们 。这回，我为主被囚的劝你们 ，×××就当与蒙召的恩相称。怎么能相称啊？你是以马忤斯神学院的学生，这里是神学院啊，这里的学生，你要和这里出现的仆人相称。怎么才能相称啊？这里头，底下告诉我们，蒙召的恩相称，里头有几节圣经，我们看以弗所书4章</text:p>
      <text:p text:style-name="P1"/>
      <text:p text:style-name="P1">第一点：第2节，件事谦虚。各位，你在这里学习，看到老师，同学讲的，没有你好，没有你能耐，没有你属灵，这里是个主要的问题，如果都有一个谦卑的心，就不会产生一点不和睦，必须大家是和睦的。所以，谦虚的心是很重要 的。</text:p>
      <text:p text:style-name="P1"/>
      <text:p text:style-name="P1">我为革命献多少，我们这个骄傲是最重要的，所以，圣经把骄傲看是最主要 的，神阻挡骄傲的人。所以，必须除去我们的骄傲。`这个人啊，都 避免不了的。啊呀，我最属灵，我为教会献什么了，你就以这个骄傲也不行。</text:p>
      <text:p text:style-name="P1"><text:soft-page-break/></text:p>
      <text:p text:style-name="P1">我们教会原先有个李姊妹，买个楼，让我们看，真好，意思是要向我们显摆显摆呗。。。让我们看这个楼。我家姊妹就回来说了，神啊，你真不公平，就让他家有楼，我家人都 讲道，还没有楼。过几天啊，下楼脚跛了。。。不能骄傲啊。。。</text:p>
      <text:p text:style-name="P1"/>
      <text:p text:style-name="P1">生养众多，你必须有孩子，那些孩子 能不能在基督里蒙恩？看看现在的孩子们，在学校里，那些小孩那么年轻就开始搞对象 。</text:p>
      <text:p text:style-name="P1"/>
      <text:p text:style-name="P1">抱怨大学的门口车。。。</text:p>
      <text:p text:style-name="P1"/>
      <text:p text:style-name="P1">所以现在啊，罪很严重。</text:p>
      <text:p text:style-name="P1"/>
      <text:p text:style-name="P1">我们要保守自己不犯罪，我们为子女祷告，他们被拣选了，不也是不犯罪吗。</text:p>
      <text:p text:style-name="P1"/>
      <text:p text:style-name="P1">我们不争名，不争利，为主耶稣，甘心献上 。我们每个人，要做谦虚的人，温柔的人。</text:p>
      <text:p text:style-name="P1"/>
      <text:p text:style-name="P1">多少时候，家里有矛盾。为什么，家里都是女掌权啊？女 的不温柔 。不仅不温柔，还要说了算。</text:p>
      <text:p text:style-name="P1"/>
      <text:p text:style-name="P1">我有次到铁西，买橘子 ，人问我，是给丈母娘买的？我说不是，是给我妈买的。</text:p>
      <text:p text:style-name="P1"/>
      <text:p text:style-name="P1">我说这个，不是反对这个事，是很多社会现象，女的主权。我有时逗笑，我说了不算，得家里的书记说了算。</text:p>
      <text:p text:style-name="P1"/>
      <text:p text:style-name="P1">所以，我告诉弟兄姐妹们，要按着圣经上的话做个温柔的人。</text:p>
      <text:p text:style-name="P1"/>
      <text:p text:style-name="P1">忍耐，我老想，我们的社会，虽然现在发达了人都 腐败了，但是，在谁的掌握下？在神的掌握中，神是主权者。所以，看我们的眼光，有时看社会上，净是事。但，看这个社会，各样事，要往亮光里看，不要往暗里看，要为那个祷告。</text:p>
      <text:p text:style-name="P1"/>
      <text:p text:style-name="P1">好像蒙慈爱的儿女。我那个儿子，再不好，我也得说得好一点，所以，慈爱，不是一般的，每个神的儿女，要培训，有父神那样慈爱的心。很多时候，人和我们闹矛盾，过不去，要知道，他和我们是不一样的人，真正被神拣选的人，到时候，他就归向神了。</text:p>
      <text:p text:style-name="P1"><text:soft-page-break/></text:p>
      <text:p text:style-name="P1">3、蒙神保守的人。</text:p>
      <text:p text:style-name="P1">我们今天在这里神的儿女，都是蒙神保守的人，我刚信主，没有做工，我们那里有个姊妹，他丈夫，刚信不信，打工的，缷集装箱的，落下来了，他虽然没信主，但他说，我媳妇信的主啊，刚好，没事，蒙神保守，如果你真正能把自己完全交给神，在基督里的时候，神必保守 。有很多这些特殊的情况，都 能得到相应的见证 。</text:p>
      <text:p text:style-name="P1"/>
      <text:p text:style-name="P1">在我们教会当中，有个弟兄，叫×××，我问，你是不是谁的弟弟，他说不是，是辽阳的人。他上回，他儿子媳妇做手术，在医院检查完了，是癌症，非得做手术 ，大伙就祷告，后来 到医大做手术的时候，到手术 室的时候，先检查一遍，一检查，没有 。这人啊，做手术之前，祷告，没成想，没有了。打完麻药了都 ，没有了。这人又跪下祷告。后来 ，他做的见证。</text:p>
      <text:p text:style-name="P1"/>
      <text:p text:style-name="P1">当然了，我们信神，不一定是要得好处，但信神的人，在他身上要彰显 。</text:p>
      <text:p text:style-name="P1"/>
      <text:p text:style-name="P1">所以，神就是这样的奇妙，神的儿女，我们的同学们，只要你们真心实意，相信我们的主耶稣基督，相信圣经上的话，神必在你们身上，彰显他的荣耀。</text:p>
      <text:p text:style-name="P1"/>
      <text:p text:style-name="P2">表达心愿：第二节。用了3个多多，第一个是怜恤多多，平安金多，慈爱多多。让我们知道神借着他，来坚固教会。</text:p>
      <text:p text:style-name="P2"/>
      <text:p text:style-name="P2">第一个，让怜恤多多的加给我们，怜恤是神爱人的原动力，这里，是把神的怜恤，神的怜悯，神怜悯我们，神把自己的儿子给我们，救赎我们，是属于神的怜恤。所以，诗篇103：13节。往往很多神的仆人们，神怜悯他们，神拯救他们，不但拯救，还给我们开一条平坦的出路，但是，有时候，开这个路，为什么道上还有坎坷呢？是为了造就我们。今天我和金老师交通的时候，有个老姊妹 ，×××，76年，改革后，他就信主，做接待家庭，但是，她的家庭不平凡，坎坷，小儿子疯着，有时候，上来劲了，给他母亲来两下，但是这个，他也来信主了，有时候，讲两节圣经，他就打出来。家庭老伴因为火死了，大儿子离婚，小儿子还精神病，但是，她来我们教会，心志不改。我求的不是地上的福分，是天上的福分。</text:p>
      <text:p text:style-name="P2"><text:soft-page-break/></text:p>
      <text:p text:style-name="P2">你们年轻人，看到这个，可能有点反感，天上的福分，那也看不到啊 。但是，那些殉道的使徒，看到的就是这个 ，看耶稣再来的时候，生命册有没有份。信心的最高要求是什么？看不见的主。我本来不应该在这里说，看金老师，为神家的事献上，求的是什么？看不见的福分。所以，我们年轻的同学们，都应该有这样的心志，我们信 了主了，不一定都 平安顺利，有了环境，神熬炼你，看你是不是饱满的子粒。末世的时候，神的扬场。这不是一般的事情，我们的同学，我们即因信称义，做了圣徒。为神献上的人，必须有异象，这个异象是看见天上的福分。如果没有这样的心志，不定遇到什么样的环境，你倒下了，失去了这样的福分。亚伯拉罕就是看见了那看不见的福分，他才成为信心之父。所以，我们每个人，都要想一想，我们不要白信。所以，在马太福音 12：7节。我喜爱怜悯，不喜爱祭祀，你们要明白这话的意思，就不将无罪的当作有罪的。所以，姊妹弟兄，我们真实的信，从我们的心信， 把我们自己的心交给神。</text:p>
      <text:p text:style-name="P2"/>
      <text:p text:style-name="P2">我现在这样想，我离主不远了，我在世上一天，为主作见证一天 。或生或死，总是主的人。我们信的这个真神，对我们有多大的益处，就我们的孩子们，虽然他们不聚会，但是他们在社会上，知道什么是犯罪，知道什么是不犯罪，他知道什么是神咒诅的。就会谨慎 。所以，我们信神的人是最蒙福的人。</text:p>
      <text:p text:style-name="P2"/>
      <text:p text:style-name="P2">第二个，愿平安多多的加给我们。这个平安，不是指一点环境没有，我们有了环境，我们心里还是有平安 的，就像我们有个叫×姊妹。</text:p>
      <text:p text:style-name="P2"/>
      <text:p text:style-name="P2">这个×姊妹啊，20多岁的孩子，睡一觉就睡死了，但是，仍然信主，不但是那个，还挺接受。是说，有时，有重大的环境，但你是真信主。我们在大环境的时候，神的祝福就在后面。所以，后面说，平安多多的加给我们。所以，在这里，在地上，平安归于他所喜悦的人。约翰福音14：27节，我留下平安给你们，我将我的平安赐给你们，我所赐的不像世俗所赐的，你们心里不要忧愁， 不要胆怯 。</text:p>
      <text:p text:style-name="P2"/>
      <text:p text:style-name="P2">我们中国人 ，尤其是年轻的学生，要记住，你讲闹神啊，这人愿意听，你讲信耶稣的时候，人好像麻木似的。我们里面有旧的观念，所以，我们从心志上要改变，我们不要搞这样的迷信的东西，闹鬼，闹神的东西 。</text:p>
      <text:p text:style-name="P2"><text:soft-page-break/></text:p>
      <text:p text:style-name="P2">我年轻的时候，当民兵，我从来不信那种迷信。过年过节，有人家闹鬼，别人都去，我不去，我不信这种东西 。</text:p>
      <text:p text:style-name="P2"/>
      <text:p text:style-name="P2">但是，为什么能信神了呢？因为信主是真实的。所以，有很多人，他们的精神病，说是大神闹的。我来说，精神病有多少种，有很多　种，真正是病而不是邪灵不邪灵的。</text:p>
      <text:p text:style-name="P2"/>
      <text:p text:style-name="P2">中国大字报的时候，说狐狸尾巴上有几根针，什么什么的，然后就文化大革命了。。</text:p>
      <text:p text:style-name="P2"/>
      <text:p text:style-name="P2">真正的我们不知道，但圣经上说的，有邪灵，但它不是全能的，是属于撒旦一类的，我们要知道，我们信了主，我们就不怕邪。人讲这个，行的正，不所歪门邪道的。你真正信，就是神家的儿女 。</text:p>
      <text:p text:style-name="P2"/>
      <text:p text:style-name="P2">第3个，愿慈爱多多加给低头。</text:p>
      <text:p text:style-name="P2"/>
      <text:p text:style-name="P2">约翰一书3：1节。</text:p>
      <text:p text:style-name="P2"/>
      <text:p text:style-name="P2">所以说，很多时候，你传福音，他跟你。。。我有时，看办公室的时候，他们虽然不和我反驳，我就看那些官员啊，拜偶像行，但是，不信神。由于祖传，他们脑筋，就在邪灵当中。有的当官的就，我当官是太爷弄的，他就这样想。</text:p>
      <text:p text:style-name="P2">我们真神不行啊，你必须离开罪，神才祝福你们 。</text:p>
      <text:p text:style-name="P2">真和假，就这样分别，我们的神是圣洁 。和假神不一样。所以，弟兄姐妹们，我们要知道，世人不认识我们，是因他们不认识神。所以，罗马书7：8节。为义人死×××只有基督在我们还作罪人的时候为我们死，神的爱就在此向我们显明了。</text:p>
      <text:p text:style-name="P2"/>
      <text:p text:style-name="P2">第一课主要的教导：讨论的课题：</text:p>
      <text:p text:style-name="P2">１、属灵的福，远用于属地的亲情。马太福音１２：５０节。</text:p>
      <text:p text:style-name="P2">蒙恩之人应知自己的身份，我们被拣选，神的儿女，你现在站在什么地位上，这是两个要训。路加福音4：1节。加拉太书1：4节。基督照父神的旨意，为我们舍己，要求我们脱离这罪恶的世代。</text:p>
      <text:p text:style-name="P2">例题：基督徒的3步灵程：耶稣基督的仆人，雅各的兄弟犹大，写信给那在父神里蒙受，为耶稣基督保守的人，这是3步灵程。</text:p>
      <text:p text:style-name="P2">第一个是蒙神恩召，这是根基。我们被神恩召的都是。</text:p>
      <text:p text:style-name="P2"><text:soft-page-break/>没有信主的人，我经常传福音就问，你这共产党员是你自己要当的吗？肯定是你的上级看你不错，有点关系，完事你要写申请，还要人批准，是那个人批你。</text:p>
      <text:p text:style-name="P2">我们每个信主的人，是上帝的恩召，上帝的拣选，不是你自己要信的，这个，我们大家要得明白 。就如神从创立世界以前×××拣选的人怎么回事，成为圣洁，无有瑕疵。你圣洁了吗？是主担当了我们，主使我们作无瑕无疵的儿女 。路加福音。不是你们挑选了我，是我拣选了你们 ×××求什么，我就赐给你们 。</text:p>
      <text:p text:style-name="P2">第二个，被神所爱。第一个是被神所召，神召我们让我们信他称义，第二个是被神所爱。约翰福音13：1节，逾越节以前 ×××既然爱世间属自己的人，就爱他们到底。我们能从各个教会来这里学习，要为主做工，主不撇下我们作孤儿。</text:p>
      <text:p text:style-name="P2">第三个，蒙神保守 。约翰福音17：11-12节，从今以后×××保守他们，叫他们合 而为一，像我们一样。我与他们同在的时候，因你赐给我的名，保守了他们，我也护卫了他们 ×××没有一个灭亡的，好叫经上的话得应验 。这是得蒙神的保守。所以，每个人呀，你要眼瞅着，软弱的时候，神必借着某个仆人，来扶持你，因为神 要保守你。我们说看不见神，怎么看不见，你好好回忆一下。或者你信的时间短，你问问信的长的人。但是，你要明白圣经上的话，使你作真正信靠主的人。</text:p>
      <text:p text:style-name="P2">三个思考：要思考第一课的事情</text:p>
      <text:p text:style-name="P2">本书的作者，为什么要这样自称。给我们什么教训。</text:p>
      <text:p text:style-name="P2">第二个，犹大对受书的三种称呼，有什么灵训？第一个是蒙神拣选，蒙神所爱，蒙神保守，这三种，各有什么灵训，犹大的这三种称呼，在我们身上，有什么关系，我们有没有这个经历。</text:p>
      <text:p text:style-name="P2">第三个思考题目：本书的问安中，有什么特别的问语。从别的书信，称呼中，和犹大称呼的，和引言当中的句子当中的，有什么灵训。</text:p>
      <text:p text:style-name="P2">今天的课程就叫此完事，这是第一课。</text:p>
      <text:p text:style-name="P86">主内的同工同学们，平安 。</text:p>
      <text:p text:style-name="P3">这是学习神学，学习要全面，我看到我们韩国来的，他们每次聚会，都 着正装。我们国家呢，这是表面的东西，不是代表生命。我说，我们里面有生命，外面就要活出来样子。我们这个领会，就是很主要的。被圣灵充满的带起来，这个聚会是很主要的。什么事情都在开头。</text:p>
      <text:p text:style-name="P3">我们每次学习的时候，都要按着正规，从我们开始，我们本身就要有这种素质。什么叫素质，就是生命。看启示录<text:span text:style-name="T1">11：1节，有一根苇子。让你干什么？量一量神的殿，和礼拜的每个人。这个苇子当作量度的丈。什么叫丈。</text:span></text:p>
      <text:p text:style-name="P3">我们今天在这里聚集，这就是神的殿，我们的每个人也是神的殿，所以，姊妹弟兄，我们的学习，是非常重要的，所以说，上帝就借着约翰，给他一根苇子，要量每个人的心，首先要量一量你的心有无圣洁。这个弟兄姐妹啊，我们是不是清心在这里学习，这个是很重要的，你心里有没有杂念。</text:p>
      <text:p text:style-name="P3">昨天讲了第一课，今天开讲二课，<text:span text:style-name="T1">3-4节。</text:span></text:p>
      <text:p text:style-name="P3">我们首先量一量我们自己，我们参加以马忤斯神学，你是什么心？有什么杂念吗？有世界上的想法吗？这个是很重要的，你要把自己完全放在耶稣基督里，上帝负你全部的责任。</text:p>
      <text:p text:style-name="P3"/>
      <text:p text:style-name="P3">像我，一辈子净跑世界了，晚年呢，主呼召了我。我要一心一意跟随主呢，主把各样的赐福给我。所以，弟兄姐妹们，你不要有后顾之忧，你把自己完全交给神，神必赐福你，保守你。</text:p>
      <text:p text:style-name="P3"/>
      <text:p text:style-name="P3">像开头一样，<text:span text:style-name="T1">3个多多，这个是很要的，我们在神的家里，每个神的儿女，就看你是不是把自己真心放在主里面。</text:span></text:p>
      <text:p text:style-name="P3"/>
      <text:p text:style-name="P3">所以，姊妹弟兄，我们首先学一学，还得看一看犹大书。</text:p>
      <text:p text:style-name="P3"/>
      <text:p text:style-name="P3">昨天讲的第一节，第二节。他是分了三个题目，第一个是三个称呼，耶稣的仆人，基督的仆人，雅各的兄弟 。第二个题目讲的受书的对象，讲 了<text:span text:style-name="T1">3步灵程，被召的人，蒙神爱的人，神保守的人。蒙召啊，弟兄姐妹，千万记住 ，不是我们信，是上帝呼召了我们 。不是我们自己愿意不愿意，神呼召你，到了时候，你就信了。首先给我们一个认识，一切是神为本，所以，那我们，既然蒙召的人，蒙神爱的人，蒙神保守的人，大家不要把这个忘了，受书的对象 。</text:span></text:p>
      <text:p text:style-name="P3">第 三个是表达犹大的心愿 ，犹大的心愿，他讲了<text:span text:style-name="T1">3个多多 ，怜恤多多的加给你们 。我们信主了，上帝把他的怜恤 ，怜悯，多多的加给我们 。我们 信主的人和别人不一样在哪儿呢？有很多时候，世上别的信仰，是自己索取，信的那位 ，你给我，我不给你。我们信主的人，是把自己完全献给主，我们这样的人，吃亏是福 ，为主舍命是福 。我们沈阳啊， 三自教会有个高牧师 ，他和当时两会的头，发生了矛盾，就进了监狱。他第一个感谢神。弟兄姐妹，我们 能不能这</text:span><text:soft-page-break/><text:span text:style-name="T1">样 ，受了伤害，压迫，就感谢神。 这高是第一次，他再次进监狱 。上帝又给了他环境，他得了 尿毒症，他临死又祷告，这是神 给他恩典 。</text:span></text:p>
      <text:p text:style-name="P3"/>
      <text:p text:style-name="P3">为什么怜恤多多的加给我们，平安多多的加给我们 。就是在各个环境，我们心里都有平安 。</text:p>
      <text:p text:style-name="P3"/>
      <text:p text:style-name="P3">一个怜恤，一个平安，一个慈爱，要从我们身上活出来，你才真正是神家的仆人，这个是很重要的事情，我们学习的时候，里面必须有这种生命。今天我们学习什么呢？第二课，作者的心态，就是犹大书的第<text:span text:style-name="T1">3,4节。</text:span></text:p>
      <text:p text:style-name="P3"/>
      <text:p text:style-name="P3">第一个题目，对神家尽忠的<text:span text:style-name="T2">5种心态。</text:span></text:p>
      <text:p text:style-name="P4">1、爱心 </text:p>
      <text:p text:style-name="P4">2、切心</text:p>
      <text:p text:style-name="P4">3、同心</text:p>
      <text:p text:style-name="P4">4、忠心</text:p>
      <text:p text:style-name="P4">5、信心</text:p>
      <text:p text:style-name="P4"/>
      <text:p text:style-name="P4">第二个题目，假师父的特征。师傅。</text:p>
      <text:p text:style-name="P4">分四个小题目，净什么特征</text:p>
      <text:p text:style-name="P4">一种是表现的特征，假师傅的表现 。</text:p>
      <text:p text:style-name="P4">2、假师傅的刑罚</text:p>
      <text:p text:style-name="P4">3、假师傅的事奉</text:p>
      <text:p text:style-name="P4">4、假师傅的信仰。</text:p>
      <text:p text:style-name="P4"/>
      <text:p text:style-name="P4">这两节圣经，就是犹大表达了对内与对外的两种心态，表现了犹大对圣工和神的家关心。犹大关心神家的教会，我们同学既然被拣选，在这里学习神的话神的道，我们都要把自己的心交给神。我们为什么 讲5种心态。第一个讲的是爱心 。第三节说了，亲爱的弟兄啊，这里有两个字是很重要的，这个和我们中国 的字表达的不一样。中国字的弟兄是什么？妻子如衣服，兄弟如手足。手足，这个厉害。那你丢了就没办法接上了，所以，就把兄弟作为很重要的。这里当然意思是不一样的，弟兄是骨肉之亲。哪里能看到爱？只有教会能看到真爱。世上的那些相交，酒肉之朋。我们今天来这里，是骨肉之亲。我们今天知道不知道 ，信主的人几次生？一次是父母肉体的生，还有一次是圣灵生的。我们这里都是圣灵生的。我们这里都是骨肉之亲，你们以后走向教会，就看到了，如果你要是来了一个仆人也好，或者是去传道的时候，也好，你看到教会的弟兄姐妹，和同工，特别亲切。我们很多时候，从父母肉身生的弟兄姐妹，你觉得信仰不一样，我们说话不一样，见面有很多话不能穿插着说，但是，主里的弟兄姐妹，是无话不说，在基督里，我们每个人都 知道，我们是一位天父<text:soft-page-break/>所生的 。我们 是骨肉之亲。在创世纪有一个见证人，亚伯拉罕和罗得，他们当走向迦南的时候，就说了一句话，亚伯拉罕说，你我不可相争，你的牧人和我的牧人也不可相争，因为我们是骨肉。罗马书，为我弟兄，为我骨肉之亲×××，就说，弟兄姐妹，我们这个神学，虽然山南海北，你不管哪个地方来的，这是上帝把我们聚集在一起的，我们是主的一个身体呀，我们必须不可相争，还彼此切实相爱 ，这都是神家儿女的明证 。从这一点，表明，从犹大的语气中，表示了他的单纯圣洁之心，并基督无始之爱。按着约翰一书2：7-11节，主的新命令，这个题目。你看看主的新命令是什么 。这个新命令就是让我们彼此切实相爱。这里告诉我们，因为我们过去在黑暗中，现在，我们从黑暗中走出来了。这里又做一个，你说你走出来了，却恨你的弟兄，你仍然是在黑暗中。这话多真实啊，所以，你要用那苇子啊，量一量，恨人的就是杀人的。</text:p>
      <text:p text:style-name="P4"/>
      <text:p text:style-name="P4">所以，同学们，这个爱心是非常主要的，因为犹大从他的语气中，就表现了，他单纯圣洁的心，他的心有基督圣洁无私的爱，这个爱心不是一般人得来的，是有上帝拣选的，真实信神的人，才有无私的爱，没有怎么，计较 。这个是很难寻求的事，只有上帝把这个赐给我们 。</text:p>
      <text:p text:style-name="P4"/>
      <text:p text:style-name="P5">2、切心，这是第三节当中。加拉太书2：5节，我就是一刻的功夫也没有***切心，认准了，全本圣经讲的都是耶稣基督，这就是真正的福音，这就是切心，每个神的儿女，要知道，拯救我们的是上帝的儿子耶稣基督道成肉身，这是唯一的救赎。我们不管你是旧约当中那些血，皮，都是预表我们的主耶稣基督。所以，我们说，这个苇子，量神的殿，约翰福音2：17节，主那些门徒，想起经上说，我为你的殿心里焦急如同火烧。这是我们第二个切心。</text:p>
      <text:p text:style-name="P5"><text:soft-page-break/>3、同心。启示录1：9节说，我约翰就是你们的弟兄，和你们 在耶稣的患难，国度，忍耐里，一同有份，为神的道，并为给耶稣作见证 ，曾在那×××</text:p>
      <text:p text:style-name="P5">这约翰曾在那××××上作了启示录 ，看见了神给他的异象，所以，启示录当中，讲了4大异象，所以我们每个神的儿女，要看到，约翰，使徒约翰，他能在拔摩海岛上，作了异象。。。</text:p>
      <text:p text:style-name="P5">到启示录当中，那就是神的审判。</text:p>
      <text:p text:style-name="P5"/>
      <text:p text:style-name="P5">约翰是神最心爱的门徒，当我们主上十字架时，把他的母亲，交给了使徒约翰。今天，我们的上帝，把他的使命，交给了我们在坐的神的儿女 们。我们的福音，要一代一代传下去，靠着我们这些神的儿女们来承受神的恩典。所以，我们必须有个同心。怎么叫同心呢？按着昨天，交通过。</text:p>
      <text:p text:style-name="P5"/>
      <text:p text:style-name="P5">腓立比书2：5节，什么叫同心，以基督的心为心。</text:p>
      <text:p text:style-name="P5"/>
      <text:p text:style-name="P5">看看你心，你是以基督的心为心不？我们这些人都以基督的心为心，这个叫同心。我们虽然小，我们是在这里神学。但是，世上的教会，都是一个心吗？所以，这个是很重要的，我们的托付，重担，神给我们的很重要。我们回到教会，是不是以基督的心为心，我们不可能毕业后都 在一个教会，虽然不是一个教会，但我们的同心 ，都 以耶稣基督的心为心。那个奸人坏人，他被撒旦充满后，他那个心，不是好心肠，所以，我们的心，必须以耶稣基督的心肠，我们中国话说，有热心肠，和我们这个不一样。</text:p>
      <text:p text:style-name="P5">我们这个基督的心时候，和属世的心肠不一样。我们从小要塑造 耶稣基督的心肠。所以，这个是很重要很重要的。我们真要达到这种同心，看以弗所书4章。</text:p>
      <text:p text:style-name="P5"/>
      <text:p text:style-name="P6">4:3 用和平彼此联络、竭力保守圣灵所赐合而为一的心。</text:p>
      <text:p text:style-name="P6">4:4 身体只有一个、圣灵只有一个、正如你们蒙召、同有一个指望、</text:p>
      <text:p text:style-name="P6">4:5 一主、一信、一洗、</text:p>
      <text:p text:style-name="P6">4:6 一神、就是众人的父、超乎众人之上、贯乎众人之中、也住在众人之内。</text:p>
      <text:p text:style-name="P6">4:7 我们各人蒙恩、都是照基督所量给各人的恩赐。</text:p>
      <text:p text:style-name="P6"><text:soft-page-break/></text:p>
      <text:p text:style-name="P6">这个合而为一的心不好做，9个同学，是吧，9个同学，一个心，能吗？不能啊。靠耶稣能。阿们 。那必须得这样 ，因为，到这里来不容易，是神特殊的工作，必须以耶稣的心为心，达到同心，这个同心要达到，我们各人都要付出，我们各人要有什么样的心思意念呢？看别人的优点，自己省察自己的缺点，这就好了。</text:p>
      <text:p text:style-name="P6"/>
      <text:p text:style-name="P6">往往我们不是这样 ，总看别人的缺点，不看别人的优点。在教会中，大伙都 烦的人，也看他的优点。因为，我们不管是哪里来的，到时一问，圣经哪里是讲的耶稣基督的心肠啊，他就能答上来 。有没有这个心肠。</text:p>
      <text:p text:style-name="P6"/>
      <text:p text:style-name="P6">在神的教会里，有耶稣基督的心的人，我们就要看他主喜悦的那一面，他有毛病的那一面，就要为他祷告。为他祷告的时候，神必改变他。这个不好达到。</text:p>
      <text:p text:style-name="P6"/>
      <text:p text:style-name="P6">小啊，小雨，是吧，小啊 。</text:p>
      <text:p text:style-name="P6">T</text:p>
      <text:p text:style-name="P6">我们原先是从情绪生的，从血气生的，但是现在，我们是从圣灵生的，有新生命，我们必须有改变的生命。我们从小竖立这样的心志，上帝必祝福，我们，也必祝福神家的儿女 。我们必须同心 。希伯来书3章。弟兄们，你们要谨慎×××</text:p>
      <text:p text:style-name="P6"/>
      <text:p text:style-name="P6">基督里有分，这个是我们最主要的要求，所以，弟兄姐妹，这个同心很重要，包括，互相劝勉，彼此相爱，彼此相助。劝勉啊，很多时候，这个人出于好心，看到弟兄姐妹有了毛病，怕影响大家，但是，很多劝勉不是劝勉，带着指责性的，这个不好，所以，我们说话，对待人，好心，你也要用好言语，温柔的言语，这种品性，难竖立不？不好竖立啊。。。准得经过环境，经过苦炼，熬炼你，你才能。</text:p>
      <text:p text:style-name="P6"/>
      <text:p text:style-name="P6">所以，弟兄姐妹，我们现在，在这里，也是神熬炼我们的性格，熬炼每个神的儿女 。</text:p>
      <text:p text:style-name="P6"/>
      <text:p text:style-name="P6">我们每个同学，都 要经过熬炼，要经过摩擦才行。你没有摩擦能行吗。我6几年当队长，那里，我们×××为什么 不摸拖拉机？我知道那不是好容易的，有一次，我坐上去，一下子开坑里了。。还好，旁边有×××</text:p>
      <text:p text:style-name="P6"><text:soft-page-break/></text:p>
      <text:p text:style-name="P6">没有反转磨炼你，你不能好。</text:p>
      <text:p text:style-name="P6"/>
      <text:p text:style-name="P6">看现在，饭店里，好东西，哗哗哗都 倒了。我想起，那时，我看电视，都倒了。60年，就挨饿了，那时，粮食多珍贵啊。现在，倒的啊。。。到困难地区，吃不到的东西，都 白白扔了。</text:p>
      <text:p text:style-name="P6"/>
      <text:p text:style-name="P6">当我们进到这个神学里头，这里，不管是吃住也好，各种生活用品，都很节省，很节俭 ，我们所做的，都 讨神的喜悦 。</text:p>
      <text:p text:style-name="P6"/>
      <text:p text:style-name="P6">你们，来这里，吃的好，环境好，老师，对你们的引导也很好 ，你们都很有礼貌。这是一种很好的品格，神将来要祝福你们，但不要忘了，在这里的生活，态度，不要扔下，在家里的时候，仍然要把这种生活作风带到家去。你家里的邻居，或是教会里的每个人，看到你的改变，也把这个以马忤斯神学，传扬出去了，所以，这样，才使我们神的家发扬光大。所以，我们同心很重要 。</text:p>
      <text:p text:style-name="P6">要彼此相爱，彼此相助。好的地方相助，不好的地方，要为他祷告。</text:p>
      <text:p text:style-name="P6">4、忠心，也是第3节。马太福音24：45节，谁是有忠心有见识的仆人，×××按时分粮给他们 。今天我们是来这里领受粮食，毕业的时候，回到教会的时候，我们要按时分粮，给各个教会，给神家的儿女 。所以，耶稣说，在约翰福音第6章，33-35节，那里说，我是从天上降下来的粮，在这个里头，唉呀，我就想到，人的肉体，没有粮食不行。那个当初的时候，有那个话，广集粮，深打油，高打墙，所以，这个粮食非常重要，人没有粮食不行，但是，约翰福音6章当中，耶稣说，我是天上降下来的粮，他说他是肉是粮，是可吃的，当时 的文士和法利赛人都 不明白，说，这是个什么人呢。今天，我们神家的儿女都明白。自有神的话，耶稣基督进入我们的心中，我们的肉体才不缺乏，所以，那里说什么呢，就说，人不单单靠食物，还靠神口里所出的话。我们不仅要听这个，还要行。我看了，那就 比肉体的食粮还主要了。那个肉体的食粮，吃多了还胖，肚子还吃大，人还不 像样。神的食粮吃了，精神焕发，人有一种表面的喜乐，没有神的话时，眼睛特别发邹，像没睡觉样。你有神的话时，眼睛放光。神的话好使啊 。我们同学，你要把神的话，刻在心版上。</text:p>
      <text:p text:style-name="P6"/>
      <text:p text:style-name="P6">谁看见父了？没有，只有父怀里的独生子表现出来。今天，我们，活着就是基督，真正是神的儿女 。所以，忠心很重要。哥林多前书3：11节，因为那已经立好的根基，就是耶稣基督。</text:p>
      <text:p text:style-name="P6"><text:soft-page-break/></text:p>
      <text:p text:style-name="P6">为什么说犹大书是更正异端邪教的真理。</text:p>
      <text:p text:style-name="P6"/>
      <text:p text:style-name="P6">那里头好的见证，坏的见证，异端的见证，这里说的明明白白。每个同学，你到了教会，要用这章圣经见证信仰的真假。这是很重要的。因为我们接触的仆人太多了。所以，每个神家的儿女，要时时警醒。要传扬福音，让中国的人，里面的生命都丰富 。那我们要立定我们的根基 。从小立定我们的根基。</text:p>
      <text:p text:style-name="P6"/>
      <text:p text:style-name="P6">马太福音20：18-20节，看哪，我们上耶路撒冷去，人子要×××他要复活。</text:p>
      <text:p text:style-name="P6"/>
      <text:p text:style-name="P6">他要复活，可是20节怎么说的呢，这里说到了我们信主的人，你抱着什么心态啊？这里有一个人，西庇太的儿子的母亲。这句话铙口不。西庇太的两个儿子是谁？雅各和约翰。那西庇太儿子的母亲的是谁？西庇太的妻子。叫什么名？撒罗米。这个西庇太啊，我曾经看过一篇讲章，这个是讲谷中的百合花。这个说，西庇太啊，在圣经上很少表现他。当主耶稣拣选他的两个儿子时，他什么话没说，将他的两个儿子献给我们主耶稣作门徒 。</text:p>
      <text:p text:style-name="P6"/>
      <text:p text:style-name="P6">什么叫谷中的百合花？同学们，你们今天在这里，都 要在这里作谷中的百合花 。旁边有山，旁边的人看不到。我们是作给神看的。</text:p>
      <text:p text:style-name="P6"/>
      <text:p text:style-name="P6">我们所做的一切，不一定非得让人说好才行，不一定非得让很多人看见我们 ，所以说，家里也好，我们教会有很多时候，提出问题问我，说我很多时候，用现实的事情做见证 。但，那个，我也得说。</text:p>
      <text:p text:style-name="P6">你看现在演 电视，当时抗议的时候，有很多人作地下工作者，后来都 给杀了，就是那些人的牺牲 。</text:p>
      <text:p text:style-name="P6"/>
      <text:p text:style-name="P6">但是，你要知道圣经上的，神的儿女们，神的仆人们，他们很多时候，做事，不一定非得要人知道才行，我们求的是神记念，神保守，所以说，通过谷中的百合花，也就是西庇太，我和大家交通这个事情，他把全家都 献给主。但是，圣经上，除了他的儿子约翰，是主心爱的门徒外，其他人都 很少表示 。所以，我们不是要大家看到，要神知道我们 。</text:p>
      <text:p text:style-name="P6"/>
      <text:p text:style-name="P6">要相爱耶稣告诉我们的，只一次的献祭，叫我们得以完全，担当了我们的罪。什么是主的爱？这个就是主的爱。</text:p>
      <text:p text:style-name="P6"><text:soft-page-break/></text:p>
      <text:p text:style-name="P6">启示录22：18-19节。</text:p>
      <text:p text:style-name="P6">我向一切听见这书上预言的作见证 ，若有人在预言上加添什么，神必将写在书上的灾祸加在他身上。这书上的预言，若有人删去什么 ，神必从圣城和生命册上去掉他的份。</text:p>
      <text:p text:style-name="P6"/>
      <text:p text:style-name="P6">要在基督里合一。但是，今天很多人，学了很多神学，得了很多称号，他们看到圣经，各人领受，就给起疑，随便起。</text:p>
      <text:p text:style-name="P6"/>
      <text:p text:style-name="P6">你不从各个领受，这不就胡来了吗。我们要在基督里同心 。</text:p>
      <text:p text:style-name="P6"/>
      <text:p text:style-name="P6">5、要信心</text:p>
      <text:p text:style-name="P6">什么叫信心？我们的信心，能来这里的，是上帝 给你的信心。是特殊的恩赐。我们有了信心，要为真道竭力的争辩。所以，同学们，我们在这里，学习一天都不容易。上午还行，下午精神就比较差，那怎么办？靠主，我们得来这个机会不容易啊。</text:p>
      <text:p text:style-name="P6"/>
      <text:p text:style-name="P6">我和大家说实在的，神学啊，太多了。我去过很多地方，青岛有，河南有，太多了，尤其北京这一圈，得上百所神学。但是，真正能传讲主道，一切不离开圣经的，不算多。所以，在座的每个同学是蒙福的。所以，每个在这里学习的，我们千万要知道，我们当前存在的问题，灵界的争战，挺主要，所以，在提摩太前书4：1节。</text:p>
      <text:p text:style-name="P8">4:1 圣灵明说、在后来的时候、必有人离弃真道、听从那引诱人的邪灵、和鬼魔的道理。</text:p>
      <text:p text:style-name="P6"/>
      <text:p text:style-name="P6">我当初在沈阳<text:span text:style-name="T3">，我就认定，那个教会比三自教会最属灵。一祷告一个多点啊，那长老领着。结果，有次学习，一下子就兴起来了，方言，医病，赶鬼。。。就搞这个。</text:span></text:p>
      <text:p text:style-name="P6"/>
      <text:p text:style-name="P7">圣灵明说<text:span text:style-name="T3">，在后来的时候，必有人离弃真道、听从那引诱人的邪灵、和鬼魔的道理。</text:span></text:p>
      <text:p text:style-name="P7"/>
      <text:p text:style-name="P7">同学们，要警醒啊<text:span text:style-name="T3">，我们信的是真理，主耶稣说了，我是道路，真理，生命，不经过我，没有人能到父那里去。</text:span></text:p>
      <text:p text:style-name="P7"/>
      <text:p text:style-name="P7">那么大的教会啊<text:span text:style-name="T3">，一聚会的时候，人人都烦方言啊，翻的还不一样。你说，这个教会，能给不信的人带来益处吗？</text:span></text:p>
      <text:p text:style-name="P7"><text:soft-page-break/></text:p>
      <text:p text:style-name="P7">所以，我们千万要警醒<text:span text:style-name="T3">。以弗所书4：2节。因为我不是与属血气的争战，××××争战</text:span></text:p>
      <text:p text:style-name="P7"/>
      <text:p text:style-name="P7">争战在小字 上是摔跤<text:span text:style-name="T3">。因为人人都爱听那个奇怪的事。所以，神的儿女，你各个在真理上，要注意，我们自己的灵力要紧，能不能胜过那些奇怪的东西呢？特别是当前的，钱财的诱惑，肉体的诱惑，千万要注意，每个人都 要警醒，在真理上建造自己，我们才能真正胜过那些诱惑。所以，这是按照第一个题目。5种心。</text:span></text:p>
      <text:p text:style-name="P7">第二个的第二个题目<text:span text:style-name="T3">：揭发假师傅的危害的特征。</text:span></text:p>
      <text:p text:style-name="P7">犹大书<text:span text:style-name="T3">4节。</text:span></text:p>
      <text:p text:style-name="P8">1:4 因为有些人偷着进来、就是自古被定受刑罚的、是不虔诚的、将我们神的恩变作放纵情欲的机会、并且不认独一的主宰我们〔我们或作和我们〕主耶稣基督。</text:p>
      <text:p text:style-name="P8"/>
      <text:p text:style-name="P8">独一的主宰是谁？主耶稣基督。</text:p>
      <text:p text:style-name="P8"/>
      <text:p text:style-name="P8">当有人提出两种救恩的时候，因为是教会的同工，不能轻易删去，我们祷告，求神让他改过来。最后一次，他讲的，把三位一体真神分开，他说救恩不能只说是主的，耶和华没有功劳吗？圣灵没有功劳吗？他把三位一体神分三下。所以，这里告诉我们，三位一体不可分。三位一体不可分开。</text:p>
      <text:p text:style-name="P8">所以，弟兄姐妹，我们在这上，一定要谨慎，谨慎怎么辨别那些异端呢？按着犹大书4节，让我们看见，4种异端的表现特征。第一个异端的表现，异端的刑罚，异端的事奉，异端的信仰。</text:p>
      <text:p text:style-name="P8"/>
      <text:p text:style-name="P8">1、假师傅的表现 。因为有些人是偷着进来 。</text:p>
      <text:p text:style-name="P8">大家知道不，约翰福音，10章讲的是什么吗？耶稣是好牧人。好牧人以外的，是有，偷着进来的。</text:p>
      <text:p text:style-name="P8">约翰福音10:1 我实实在在的告诉你们、人进羊圈、不从门进去、倒从别处爬进去、那人就是贼、就是强盗。</text:p>
      <text:p text:style-name="P8">10:2 从门进去的、才是羊的牧人。</text:p>
      <text:p text:style-name="P8"/>
      <text:p text:style-name="P8">门是谁？耶稣就是羊 的门，那你不从耶稣进来能行吗？你不从门进你就错了。所以，在11节，耶稣说，我是好牧人，好牧人为羊舍命。若是雇工，不是好牧人，羊也不是他 自己的，有狼来，他就逃走，不顾念羊。这里耶稣说，我是羊的门，是好牧人。这里有个关系 。</text:p>
      <text:p text:style-name="P8"><text:soft-page-break/>同学们出去，是要当好牧人，是要当雇工啊？这是个问题。我们来到这里，是立志要侍奉神。所以，我们每个人，要效法耶稣基督，做个好牧人，必须自己，有生命的更新和改变 。你按着你的旧人旧性，你做不了好牧人，所以，在这里，告诉 了我们的同学们，千万记着，如果你不以耶稣基督为主，认耶稣基督是好牧人，你效法耶稣基督，你才真正成为好牧人。假师傅这样的表现，不是从救恩之门进来的。</text:p>
      <text:p text:style-name="P8">耶稣头一句就告诉我们 ，我实实在在的告诉你们 。所以，这里告诉我们，实实在在，我们的神，是真实的神，是信实的神。人，进羊圈，不是从门进去，倒从别处爬进去，那人就是贼，就是强盗。</text:p>
      <text:p text:style-name="P8"/>
      <text:p text:style-name="P8">如今是光明的<text:span text:style-name="T4">，行事为人，就当像光明的子女， 我们从前是暗昧的。比如我，从前在世上，求 人给我的名声，当一个好人，做些好事上的，实际来说，那都是黑暗的，不是光明的，只有在主里的，我们做了，不是我们做的，是主做的。</text:span></text:p>
      <text:p text:style-name="P8">从前我们是暗昧的<text:span text:style-name="T4">，但如今在主里面是光明 的，所以，你行事为人就要像光明的儿女 。9个同学，我们都得以光明在我们的心里行事为人。光明怎样来体验 ？光明所结的果子，就是一切 ，有三句话，6个字。良善，公义，诚实 。谁的悔改？神的属性，耶稣的属性。这里告诉我们，除去那些动机不良。提摩太后书3：6节，有敬虔的外貌，却背了敬虔的实意，这等人你要躲开×××</text:span></text:p>
      <text:p text:style-name="P8">这个是提摩太后书<text:span text:style-name="T4">3：5-6节，几点吃饭啊你们？还休息几分钟啊。。。大伙休息几分钟。。。</text:span></text:p>
      <text:p text:style-name="P8"/>
      <text:p text:style-name="P8">我们先看诗篇</text:p>
      <text:p text:style-name="P9">1:1 不从恶人的计谋、不站罪人的道路、不坐亵慢人的座位、</text:p>
      <text:p text:style-name="P9">1:2 惟喜爱耶和华的律法、昼夜思想、这人便为有福。</text:p>
      <text:p text:style-name="P9">1:3 他要像一棵树栽在溪水旁、按时候结果子、叶子也不枯干，凡他所作的、尽都顺利。</text:p>
      <text:p text:style-name="P9">1:4 恶人并不是这样、乃像糠秕被风吹散。</text:p>
      <text:p text:style-name="P9">1:5 因此当审判的时候、恶人必站立不住，罪人在义人的会中、也是如此。</text:p>
      <text:p text:style-name="P9">1:6 因为耶和华知道义人的道路，恶人的道路、却必灭亡。</text:p>
      <text:p text:style-name="P9"/>
      <text:p text:style-name="P9"><text:soft-page-break/>恶人的道路，义人的道路，两种分别，所以，我们今天，要讲，就是这些假师傅。</text:p>
      <text:p text:style-name="P9">马太福音2：13节。你这假冒为善的文士和法利赛人有祸了×××</text:p>
      <text:p text:style-name="P9"/>
      <text:p text:style-name="P9">总之，假师傅是害人的，非常危险的，弟兄姐妹，我们的信仰必须是心灵诚实，不许假冒为善。</text:p>
      <text:p text:style-name="P9"/>
      <text:p text:style-name="P9">按着诗篇第一篇，告诉我们3个不，不从恶人的计谋。</text:p>
      <text:p text:style-name="P9">有人和我说话，不管有益，对错，不能都顺从，我们要分辨，偷着进来 的，那我们不能顺从。不从恶人的计谋，恶人，我们的心，必须在义人的会中，义人的会中就是耶稣基督，没有别的。我们很多时候，说智慧，智慧，这个事情不好分别。</text:p>
      <text:p text:style-name="P9"/>
      <text:p text:style-name="P9">中国文化是什么？特别是你看那个，中国共产党的政策，他说，政策和策略是党的生命。什么是策略？胜者王候败者宬。这就是策略。机关算尽。为啥？为个人。为个人有智谋和策略的人，不一定胜利，换句话说，肯定不能胜利。</text:p>
      <text:p text:style-name="P9">我们 信耶稣的人，按着耶稣的智慧，和他的真道侍奉的时候，上帝必祝福我们，我们的人生也有意义 。这不是一般的事情。我一年的经验总结，我在53岁信了主，找到了真正的人生，这是一件不容易的事情所以，我们的同学们，你们从年轻的时候，找到了真理，那你们要知道，我们圣经上的义人是谁，我们 要走义人的道路，这个就很重要的，我们千万要记住 ，我们不要做假冒为善的人。你看路加福音，那个被强盗杀伤的人，你看那个文士，法利赛人，他们看到了那个杀伤的人，他们都 铙过去。在撒玛利亚，那人是被瞧不起的人，但是，那个人，他扶起了。</text:p>
      <text:p text:style-name="P9"/>
      <text:p text:style-name="P9">教会中，有很多人都烦的人。</text:p>
      <text:p text:style-name="P9"/>
      <text:p text:style-name="P9">我们有个，拣破烂的，每次都 把拣 的话教会里，有人让他拿出去，还有的，坐的垫都 湿了，但你知道，我们是教会，需要扶持软弱的人。什么是真教会，真教会要有神的爱，要扶持那些软弱的人。</text:p>
      <text:p text:style-name="P9"/>
      <text:p text:style-name="P9">所以，弟兄们，我们 要效法我们的主，做好牧人，要坚定我们的心，但是，我们要防备假师傅。</text:p>
      <text:p text:style-name="P9"/>
      <text:p text:style-name="P9">第一个问题：假师傅的表现 。</text:p>
      <text:p text:style-name="P9"><text:soft-page-break/>第二个：假师傅的刑罚。</text:p>
      <text:p text:style-name="P9">彼得后书。从前在百姓中有假先知出来，将来在你们中间，也必有×××自取速速的灭亡×××他们因有贪心，要用捏造 的言语，在你们身上取利，他们的刑罚，自古 以来，并不迟延，他们的灭亡，必速速的来到。</text:p>
      <text:p text:style-name="P9"/>
      <text:p text:style-name="P9">所以，这个假师傅，神早就看到这一点，也知道，我们教会末世的情况 。比如说，姊妹弟兄。末世 的时候，人心冷淡，不喜欢圣经上的话，喜悦人世界的热门的道理。我们要警醒，防备假师傅，他们必受刑罚，他们的灭亡，必速速的来到 。我们这里的学生，我们是真正的神的儿女，你必须认清。</text:p>
      <text:p text:style-name="P9"/>
      <text:p text:style-name="P9">我们这次在淄波开会的时候，那里的老仆人，就和我说，很多的牧师，是谁按立的？很多时候，不是神，是政权允许的，是国家的势力允许的，是为政治服务的。我不是让同学们反对政府，这是国家所允许的，但是，我们要知道，我们神家的仆人，必须有我们的主耶稣允许 。所以，这个，我跟金老师交谈的时候，我们为什么能认以马忤斯呢？因为他也 是改革宗，长老会。韩国高神长老会。在韩国当中，比较看，也真正，在世界上有名。是认定的。所以，我们在这个学校学习的时候，不白学啊 。所以，我们千万要认真，要勤恳学习。</text:p>
      <text:p text:style-name="P9"/>
      <text:p text:style-name="P9">这次开会的时候，就说，读经，和读经一样吗？不一样，你读经的时候，是不是有圣灵？很多时候，没有，我们读经的时候，就白读。你比如说，虽然我不像韩国来的那些仆人，但我知道，只要我来这里给你们上课，就 不是一个简单的事情，我就不能不用心预备，不祷告预备。因为我每句话，对同学们，对神的家有没有益处，能不能，给同学们带来生命上的建造，这是有益的事情。我们要知道，那些假师傅，要受到刑罚，因为圣经上已经说明了。</text:p>
      <text:p text:style-name="P9">他们的侍奉是什么？按着犹大书4节，是不虔诚的，他们的事奉是虚伪的，是别有用心的，罗马书1：18节。原来神的忿怒×××</text:p>
      <text:p text:style-name="P9"/>
      <text:p text:style-name="P9">敌人在哪里？我们属灵的敌人在哪里？在神的家里，在自己的心里，往往很多时候，我们说好说，很多时候，我们的心就不虔不敬。</text:p>
      <text:p text:style-name="P9"/>
      <text:p text:style-name="P9">同学，都 年轻人，你们想想，你们是不是，时时，事事，都 虔敬吗？不是，所以，我们要时时和我们里面的敌人斗争 。</text:p>
      <text:p text:style-name="P9"><text:soft-page-break/></text:p>
      <text:p text:style-name="P9">假师傅因信仰的错误，故对神不虔敬。这是第一个。</text:p>
      <text:p text:style-name="P9">第一个小题，是对神的不虔。</text:p>
      <text:p text:style-name="P9">第二个是滥用救恩。将我们福的恩，当作放纵情欲的机会。有时候，我们 的祷告，敬拜，总想利用神，这是个很大的错误 。神啊，你给我做这个事情，给我做那个事情，这种想法，千万要记住，你不想自己，要用神行吗！！</text:p>
      <text:p text:style-name="P9"/>
      <text:p text:style-name="P9">弟兄们，你们蒙召要得自由，只是不可将你们的自由当作放纵情欲的机会，总要用爱心互相服侍。</text:p>
      <text:p text:style-name="P9"/>
      <text:p text:style-name="P9">得自由，这个话，在世界上也好，很多时候，我们要自由，就是在我们的国家内，在国法以内的自由，你犯了法，进监狱，我们今天，我们在基督里有自由，不是在基督外自由，你犯罪了还有自由，那是假神。</text:p>
      <text:p text:style-name="P9"/>
      <text:p text:style-name="P9">你不管中国 的古 书，三国也好，水浒也好，中国的书，都这样 ，你要自由，靠自己的主见去胜了，就有自由，不管你犯罪不犯罪。</text:p>
      <text:p text:style-name="P9"/>
      <text:p text:style-name="P9">中国有个皇帝，宋朝的，叫赵××，他有自由吗？他有，他去哪里有自由？窑子那个地方。</text:p>
      <text:p text:style-name="P9"/>
      <text:p text:style-name="P9">中国的文化是，不管你怎么样，你有能耐，靠 个人意识，你犯罪不犯罪，你也有自由 。</text:p>
      <text:p text:style-name="P9">但，在圣经里就 不行，你犯罪，就不是在基督里，就没有自由。</text:p>
      <text:p text:style-name="P9">中国的几代皇帝都 是这也样。</text:p>
      <text:p text:style-name="P9"/>
      <text:p text:style-name="P9">中国的汉朝，第一个皇帝叫刘邦。他交了一帮无赖。然后，做了中国的皇帝。不是我污辱中国的文化，这都是书上的事。我们要博览群书。所以，我们也要多学。所以，我们千万，每个人要知道，我们今天所信的神，他是什么样的神，我们在神里面的人，我们怎样才有的自由。希伯来书2：3节。我们若忽略这么大的救恩，怎能逃罪呢？这救恩是主起先亲自讲的，后来 ××××</text:p>
      <text:p text:style-name="P9">那12使徒，甚至保罗都是亲自见到主的人，所以，圣经，才说旧约，新约，这66卷收为正典，这就是真理，这就是道路 ，我们只有圣经上的话在心中行出来，我们都是真正有生命的人。</text:p>
      <text:p text:style-name="P9">罗马书2：4节，还是你藐视他×××</text:p>
      <text:p text:style-name="P9"><text:soft-page-break/>我们的悔改的心，信心，是神给的，所以，不容许我们藐视。</text:p>
      <text:p text:style-name="P9">这是第3点。</text:p>
      <text:p text:style-name="P9">第4点：假师傅的信仰。</text:p>
      <text:p text:style-name="P9">第一个事着重的，就是，并且不认独一的主宰，我们的主耶稣基督。否认基督，否认耶稣，第一个大见证，这就是假师傅。除他以外，别无拯救。</text:p>
      <text:p text:style-name="P9">所以，约翰三书1章，1-3节，亲爱的弟兄啊，一切的灵，你们不可都信，总要试验，哪些灵是出于神的不是，因为世上有许多的假先知，已经出来了，凡灵是认耶稣基督是成了肉身来的，就是出于神的，从此，你们就可以认出神的灵来，凡灵不认耶稣，就不是出于神，这是那敌基督的灵，你们从前听见他要来，现在已经在世上了。这是异端的本质 。</text:p>
      <text:p text:style-name="P9">所以，我就看了，这犹大书，一章书25节，很短，但他讲的很重要。不但同学们 ，就是对我，也是很大的教育。出现不是主的道，道偏了的时候，很多时候，是我们认识模糊，所以，我们一个是犹大书，还有一个是加拉太书，这两个书，是对异端，邪灵，假信仰，有一个肯定的答复，这些书当中 。所以，我们不得不认真读这两部书。</text:p>
      <text:p text:style-name="P9"/>
      <text:p text:style-name="P9">我来的时候，在想，这一章书，能和大家交通完事吗？所以，我就预备希伯来书，这个也很重要。所以，弟兄姐妹们，这几部书，我们要认真读，那些工具书，往往，有时候，我是这么想，想什么呢？我们的中国啊，有很多时候，神学多，那个些仆人啊，凭 各个的意思，有很多邻舍，这个这么领会，那个那样领会，然后，把我们的信仰，有多种看法 。所以，我愿意，中国的那些神的家的仆人，他们所做的解释书，你比如，那个，陈忠道，田雅各，不少，还有台湾的神家的仆人，他们作的圣经解释书，真是出于心啊，一辈子看圣经，带牧养群羊。我们学神学的，要记住，牧养的时候，要除去骄傲的心，别人做的，解释圣经的书，多看看 ，别走偏。你看我们现在，网上，有很多 ，一个是王约翰，他是和原先赵天恩，他们都 在一起，他们学习了改革宗的教义，都很多明白。但，他们有很多 自义，除了我，没有更属灵的了。我不是说，评神家的仆人，我们神学的，对圣经的话语，千万要谨慎，要多学啊。</text:p>
      <text:p text:style-name="P9"/>
      <text:p text:style-name="P9">彼得后书2：1节，从前在百姓中有假先知起来，将来在你们中间，也必有假师傅，私自引进×××自取速速的灭亡，将有许多人随从他们的邪灵 。</text:p>
      <text:p text:style-name="P9"><text:soft-page-break/>我们上午，学习这一课，这一课有要训：</text:p>
      <text:p text:style-name="P9">要训有两点：</text:p>
      <text:p text:style-name="P9">第三节的：竭力保守真道的纯洁。</text:p>
      <text:p text:style-name="P9">第四节，正确运用属灵的自由。</text:p>
      <text:p text:style-name="P9">教会啊，不容易管理，教会不像政府，有各种机关管理的，还有各种约束，教会不是，教会就是看圣洁，上帝在约束，神的话在约束，所以不好管理 。这里，告诉我们，保持真道的纯洁，还有运用属灵的自由，是在基督里。</text:p>
      <text:p text:style-name="P9">例题：基督徒时代的使命，3节</text:p>
      <text:p text:style-name="P9">1、关心灵胞。</text:p>
      <text:p text:style-name="P9">属灵的同胞，关心。约翰福音13：34-35节，就是我们刚才学的，我赐给你们一条新命令，乃是叫你们彼此相爱，我怎样爱你们，你们也要怎样相爱，你们若有彼此相爱的心，众人就因此认出你们是我的门徒了。</text:p>
      <text:p text:style-name="P9">我们9个同学，你们作主的门徒，要有彼此相爱的人，不要彼此嫉妒，看他人的错，这就不行了。</text:p>
      <text:p text:style-name="P9">约翰一书3：14节。</text:p>
      <text:p text:style-name="P9">你旧人死了，你要有新生命，那是什么样的人？就是彼此相爱的。</text:p>
      <text:p text:style-name="P9">罗马书<text:span text:style-name="T5">9：3节。</text:span></text:p>
      <text:p text:style-name="P9">就是舍命的爱。</text:p>
      <text:p text:style-name="P9">雅各书<text:span text:style-name="T5">8：8节。</text:span></text:p>
      <text:p text:style-name="P9">我们的生命要长成，我们以后，要牧养那些群羊。你不成熟，你怎样牧养啊。这里，告诉我们要速速的长成 。</text:p>
      <text:p text:style-name="P9">第二，要抵挡异端。加拉太书<text:span text:style-name="T5">1：8节。</text:span></text:p>
      <text:p text:style-name="P9">第三，忠于真道。</text:p>
      <text:p text:style-name="P9">因为这个例题不离开我们所学的犹大书<text:span text:style-name="T5">3-4节，就是，我们就是一刻一刻的功夫×××</text:span></text:p>
      <text:p text:style-name="P9">启示录，你们将要受的苦，不要害怕×××务要至死忠心</text:p>
      <text:p text:style-name="P9">提摩太后书<text:span text:style-name="T5">2：9节。</text:span></text:p>
      <text:p text:style-name="P9">我为这福音受苦难，甚至被捆绑，然而，神的道不被捆绑。</text:p>
      <text:p text:style-name="P9"/>
      <text:p text:style-name="P10">4个思考例题：</text:p>
      <text:p text:style-name="P10">1、犹大是用哪 几种心情，尽心对圣徒写信？</text:p>
      <text:p text:style-name="P10">2、当时教会，面临的危险是什么？</text:p>
      <text:p text:style-name="P10">3、什么是一次交付对待的真道？</text:p>
      <text:p text:style-name="P10">4、怎样才能认出假师傅？</text:p>
      <text:p text:style-name="P10"><text:soft-page-break/></text:p>
      <text:p text:style-name="P10">进入心没？你心里感受到犹大写的信没，对我们。。。</text:p>
      <text:p text:style-name="P10"/>
      <text:p text:style-name="P87">1:5 从前主救了他的百姓出埃及地、后来就把那些不信的灭绝了，这一切的事、你们虽然都知道、我却仍要提醒你们。</text:p>
      <text:p text:style-name="P11">1:6 又有不守本位、离开自己住处的天使、主用锁炼把他们永远拘留在黑暗里、等候大日的审判。</text:p>
      <text:p text:style-name="P11">1:7 又如所多玛、蛾摩拉、和周围城邑的人、也照他们一味的行淫、随从逆性的情欲、就受永火的刑罚、作为鉴戒。</text:p>
      <text:p text:style-name="P11">1:8 这些作梦的人、也像他们污秽身体、轻慢主治的、毁谤在尊位的。</text:p>
      <text:p text:style-name="P11">1:9 天使长米迦勒、为摩西的尸首与魔鬼争辩的时候、尚且不敢用毁谤的话罪责他、只说、主责备你罢。</text:p>
      <text:p text:style-name="P11">1:10 但这些人毁谤他们所不知道的，他们本性所知道的事与那没有灵性的畜类一样、在这事上竟败坏了自己。</text:p>
      <text:p text:style-name="P11">1:11 他们有祸了，因为走了该隐的道路、又为利往巴兰的错谬里直奔、并在可拉的背叛中灭亡了。</text:p>
      <text:p text:style-name="P11"/>
      <text:p text:style-name="P11">这个，作文章，文章不在于长短，在于文章里面的意义 。</text:p>
      <text:p text:style-name="P11">我看这个25节圣经，这个灵义包括的很全面。我们看这个 5-11节，这里，犹大来劝勉，搞历史 的鉴戒。这个题目就叫历史的鉴戒。在我们没有信神的时候，那个我学了很多的哲学，共产主义的道理，就是，国家的领袖说那么句话，忘记过去，就意味着背叛。所以，这里头，圣经的话，真实在哪 ，就是犹大能把历史 的鉴戒告诉神的儿女，神的仆人。旧约圣经，创世记，出埃及记，等等，神所爱的选民，神拣选了他们，他们很多时候，背叛了神，到最后，把弥赛亚钉在十字架上。到现在还不知道，还在等候弥赛亚 。这都是圣经当中的奥秘。今天我们能信，是神开启了我们心中的眼睛 。</text:p>
      <text:p text:style-name="P11">我们口称耶稣基督为主，我们几次说，神在创世以前在基督里拣选了我们，到了他的时候，他开启了我们的眼睛，让我们信了他。人所不应该知道的，他不让我们知道，知道的，他就开启我们的眼睛。</text:p>
      <text:p text:style-name="P11"/>
      <text:p text:style-name="P11">5-11节，这圣经里面，就把几种事情表明了，证明什么呢？我们的神是公义的神，不管天使也好，他所拣选的子民也好，他决不拿有罪当无罪，无罪当有罪。</text:p>
      <text:p text:style-name="P11"/>
      <text:p text:style-name="P11">这世间，如果细察 ，冤案假案多了去了。但我们的神是绝对的公义圣洁 。</text:p>
      <text:p text:style-name="P11"/>
      <text:p text:style-name="P11">1、半途不信的以色列人。</text:p>
      <text:p text:style-name="P11"><text:soft-page-break/>2、不守本位的天使。</text:p>
      <text:p text:style-name="P11">3、一味行淫的所多玛。</text:p>
      <text:p text:style-name="P11">4、引起争辩的尸首摩西。</text:p>
      <text:p text:style-name="P11">5、自义嫉恨的该隐。</text:p>
      <text:p text:style-name="P11">6、为利行淫的巴兰。</text:p>
      <text:p text:style-name="P11">7、背叛摩西的可拉党。</text:p>
      <text:p text:style-name="P11"/>
      <text:p text:style-name="P11">这七个题目。</text:p>
      <text:p text:style-name="P11"/>
      <text:p text:style-name="P11">1、半途 不信的以色列民。</text:p>
      <text:p text:style-name="P11">第5节怎么说的，从前主救 他的百姓出埃及地，后来 ，把不信的人灭绝了。我却仍要提醒你们。×××</text:p>
      <text:p text:style-name="P11">你看他说的多有趣。</text:p>
      <text:p text:style-name="P11">这一切的事，我们虽然都看到，都知道，但是他却仍要提醒我们 。</text:p>
      <text:p text:style-name="P11">提醒谁？提醒我们在座 的11个人，连我也都算在在。</text:p>
      <text:p text:style-name="P11"/>
      <text:p text:style-name="P11">是以色列人，他们不信的恶行灭绝了，我们今天也同样 。</text:p>
      <text:p text:style-name="P11">所以，希伯来书11：29节，他们因着信，过红海×××</text:p>
      <text:p text:style-name="P11">这是过红海的时候，是神的恩典。</text:p>
      <text:p text:style-name="P11">过海，过河的时候，海水分开了，这是神的恩典。</text:p>
      <text:p text:style-name="P11">我们今天的得救呢？我们离开罪，是自己的能力吗？是主耶稣他拯救了 我们， 所以，不仅提醒的是以色列人，也提醒的是我们 。我们我年轻，神就拣选了我们 ，让我们为神家献上。是圣洁的，是神 所喜悦的。</text:p>
      <text:p text:style-name="P11">现在席主席喜悦你，厉害不厉害，但是，现在是天上的神喜悦你。</text:p>
      <text:p text:style-name="P11">他们遭遇这些事，都要作为鉴戒，并且写在经上，正是警戒我们这末世的人，自以为站 的稳的，需要谨慎，免的跌倒。</text:p>
      <text:p text:style-name="P11"/>
      <text:p text:style-name="P11">越是这样的人，越是要谨慎，你要站立得稳，不能跌倒。</text:p>
      <text:p text:style-name="P11">1、不要贪恋恶事。以色列人，他们贪恋恶事，才灭绝在旷野当中。所以，圣经有那句话，不要以为你们有祖宗亚伯拉罕。哥林多前书10：6-11节，这些事，都 是我们的鉴戒。就以上，半途不信的以色列人，被灭绝了，都是我们的鉴戒，都 是我们的警戒 。不要像他们贪恋恶事，不要像他们拜偶像。</text:p>
      <text:p text:style-name="P11">打个电话可以，千万不要利用电话犯罪，互相拉感情，犯错误，做些很多属世，犯罪的事情，这个不行。</text:p>
      <text:p text:style-name="P11"><text:soft-page-break/></text:p>
      <text:p text:style-name="P11">我们常用一个车，教会里的，我就问那个开车的，他不信主，你昨晚去哪儿了，开车困？他说，他接了一个女的，这女的，用电话，会了一个网友，犯罪。这个是什么意思，我们年轻的，应该接受先进事物，但不要犯罪。所以，务要警醒。</text:p>
      <text:p text:style-name="P11"/>
      <text:p text:style-name="P11">2、我们 不要行奸淫，像他们 有人行的，一天就倒毙了×××更不要试探主，像他们有人就被灭，也当要发怨言，像他们发怨言，就被×××他们遭遇这些事，并且写在经上，正是警戒我们这末世的人。</text:p>
      <text:p text:style-name="P11"/>
      <text:p text:style-name="P11">文化大革命的时候，那些打手，坏人，没有一个好结果的。所以，我们是神拣选的神家的儿女，我们都 要行在神的义中，神的义中， ，就是真正的正路。</text:p>
      <text:p text:style-name="P11">希伯来书3：17-19节，神40年之久又厌烦谁呢？岂不是那些犯罪，尸首倒在旷野里的人吗？又向谁起誓×××这样看来 ，他们不能进入安息，是因为不信的缘故了。</text:p>
      <text:p text:style-name="P11">你心里头遇见事的时候，你有没有信啊？有没有 用耶稣 这根苇子量一量啊。所以，我们要在真理上，真理的根基上，要有所看见，坚定不移。</text:p>
      <text:p text:style-name="P11"/>
      <text:p text:style-name="P11">所以，我们这个时候<text:span text:style-name="T6">，年轻的时候你看穿的，有几个不好的。所以，要防止生活好带来 的腐化。我们在家里的时候，更应该受警戒 ，我们知道，神造的一切物质，都不应该糟蹋，我们要勤勤恳恳啊。共产党来了，斗了那些地主，斗了那些资本家。我看到了，有不少地主啊，看守家业，有智慧，还有，勤俭持家。有的，天不见亮，把院子扫一遍，真勤恳啊。我不是用这个教训你们 ，千万记住 ，我们每个，都 是神家的儿女，大户人家的儿女，我们来这儿，都是要作金器和银器。</text:span></text:p>
      <text:p text:style-name="P11"/>
      <text:p text:style-name="P11">你到南京<text:span text:style-name="T6">，中山岭下来 ，有个院，房上有门当，找对象找什么人家？门当户对。我们是大户人家的儿女，为什么要找门当户对作对象呢？这里有个原因。作为大户人家的儿女，必须像大户人家儿女的品格。信耶稣的 人，你到哪儿，看那个，还不如世人。</text:span></text:p>
      <text:p text:style-name="P11"/>
      <text:p text:style-name="P11">平常<text:span text:style-name="T6">，就像说笑话，也骂，这样，就表示这个人，粗俗。我们大户人家的品格，和他们 不一样，从年轻时，就不一样中，坐有坐像，对人说话，文明，对人要有神的爱心 。为什么神要警戒我们呢？因为我们已经从罪中走出来了，过了红海了，对不对啊。我们每个人不知道吗？我们现在是纯粹的希伯来人，从大海过来的人，这个叫希伯来人。我们能和那些世民一样吗？我们得有改变了，你通过这个神学，进了这个神学，那我们没有个改变能行吗！和世界上的大学不同，我们这个是神学院，是神家立的学校，我们不是得的属世的知识，得的是生命之道，是天家的知识，所以，每个同学，走出这个学校，你们</text:span><text:soft-page-break/><text:span text:style-name="T6">要牧养群羊，你们 要作群羊的榜样 ，是作神工作的人，是拯救灵魂的人。拯救灵魂的人，我们是一般的人吗？我们要和那些属世的人，群羊当中那些平常的人，我们要有一个分别 ，我们就不是他们中间那些闲杂人，不是一般的事情这个，有高等的品格，像耶稣那样，所以，第一点，我们 说了。</text:span></text:p>
      <text:p text:style-name="P11">第二个<text:span text:style-name="T6">，不要拜偶像。我这嘴老分家。。。。</text:span></text:p>
      <text:p text:style-name="P11">怎么不拜偶像呢<text:span text:style-name="T6">？偶像是什么？你只是拜个假神吗？不是这个，除了耶稣，任何人，我们内心注重的事，都 可能成为我们的偶像 。</text:span></text:p>
      <text:p text:style-name="P11"/>
      <text:p text:style-name="P12">出埃及记<text:span text:style-name="T7">32：15-29节，约翰一书5：21节，5:20 我们也知道神的儿子已经来到、且将智慧赐给我们、使我们认识那位真实的、我们也在那位真实的里面、就是在他儿子耶稣基督里面。这是真神、也是永生。5:21 小子们哪、你们要自守、远避偶像。</text:span></text:p>
      <text:p text:style-name="P12"/>
      <text:p text:style-name="P12">第三小点<text:span text:style-name="T7">，行奸淫。哥林多前书10：8节，你们也不要行奸淫，像他们有人行的，像他们有人行的，一天就倒毙了23000人。正是民数记25：1-9节。</text:span></text:p>
      <text:p text:style-name="P13">25:1 以色列人住在什亭，百姓与摩押女子行起淫乱，</text:p>
      <text:p text:style-name="P13">25:2 因为这女子叫百姓来、一同给他们的神献祭、百姓就吃他们的祭物、跪拜他们的神。</text:p>
      <text:p text:style-name="P13">25:3 以色列人与巴力毗珥连合、耶和华的怒气就向以色列人发作。</text:p>
      <text:p text:style-name="P13">25:4 耶和华吩咐摩西说、将百姓中所有的族长、在我面前对着日头悬挂、使我向以色列人所发的怒气、可以消了。</text:p>
      <text:p text:style-name="P13">25:5 于是摩西吩咐以色列的审判官说、凡属你们的人、有与巴力毗珥连合的、你们各人要把他们杀了。</text:p>
      <text:p text:style-name="P13">25:6 摩西和以色列全会众、正在会幕门前哭泣的时候、谁知、有以色列中的一个人、当他们眼前、带着一个米甸女人到他弟兄那里去。</text:p>
      <text:p text:style-name="P13">25:7 祭司亚伦的孙子、以利亚撒的儿子非尼哈看见了、就从会中起来、手里拿着枪，</text:p>
      <text:p text:style-name="P13">25:8 跟随那以色列人进亭子里去、便将以色列人和那女人由腹中刺透、这样、在以色列人中瘟疫就止息了。</text:p>
      <text:p text:style-name="P13"><text:soft-page-break/>25:9 那时遭瘟疫死的、有二万四千人。</text:p>
      <text:p text:style-name="P13"/>
      <text:p text:style-name="P13">严厉。</text:p>
      <text:p text:style-name="P13">我的一个亲属，在咱们我们沈阳，就是我们××乡，头几年，就这个，要拆迁，拆迁一半了，好不容易来乡政府弄下来的，要拆迁下来 不就完了吗，谁都想要这个权利 。乡里分了两个派别，正，副 各一半人，拉出去了，带玩，带乐，然后，挂 着你选我，当乡长 。我家有个亲属，我信主，你们为我祷告，叫我不要拆迁下去 。当时人家乡政府，按着民党 ，他没有份了，这个我们教会为他祷告，上面来了令，按岁数拆迁，他们就都留下来了，感谢神吧，他们就都信了呗。信完了，这个亲属，他有病，找跳大神的，完了，这个亲属跑去了。千万不要得罪神啊，一连几次环境临到他，得不到神的祝福，完全是咒诅 。有很多见证啊，我这个岁数活过来了，信主时，没信主时，验证了一句话，人种的是什么，收的是什么 。我们从小要养成敬畏神的信心。</text:p>
      <text:p text:style-name="P13"/>
      <text:p text:style-name="P13">我们看到了圣经上给我们的见证，要记在心上。</text:p>
      <text:p text:style-name="P13"/>
      <text:p text:style-name="P13">4、不要试探主。在旧约民数记21：4-9节。</text:p>
      <text:p text:style-name="P13">21:4 他们从何珥山起行、往红海那条路走、要绕过以东地，百姓因这路难行、心中甚是烦躁，</text:p>
      <text:p text:style-name="P13">21:5 就怨?神和摩西、说、你们为什么把我们从埃及领出来、使我们死在旷野呢，这里没有粮、没有水、我们的心厌恶这淡薄的食物。</text:p>
      <text:p text:style-name="P13">21:6 于是耶和华使火蛇进入百姓中间、蛇就咬他们、以色列人中死了许多。</text:p>
      <text:p text:style-name="P13">21:7 百姓到摩西那里说、我们怨?耶和华和你、有罪了、求你祷告耶和华、叫这些蛇离开我们，于是摩西为百姓祷告。</text:p>
      <text:p text:style-name="P13">21:8 耶和华对摩西说、你制造一条火蛇、挂在杆子上、凡被咬的、一望这蛇、就必得活。</text:p>
      <text:p text:style-name="P13">21:9 摩西便制造一条铜蛇、挂在杆子上，凡被蛇咬的、一望这铜蛇、就活了。</text:p>
      <text:p text:style-name="P13"/>
      <text:p text:style-name="P13">试探神的结果，所以，我们有很多时候，心里起恶的心，总要想，试探试探神，看看真是真是假。所以，不要试探神，明知是犯罪的事，你做，能行吗。即使当时没有教训你，但神是真实的神，必施行他的审治。</text:p>
      <text:p text:style-name="P13"><text:soft-page-break/>我们看见 发怨言的，按着民数记14：1-3节，这里有5种罪，导致以色列人的大失败。</text:p>
      <text:p text:style-name="P13">第一个不守本位的天使。又有不守本位，离开自己住处的天使，主用锁链×××</text:p>
      <text:p text:style-name="P13">我们的神是公义的神，天使犯罪也不饶过。我们的国家，今天可以说比较严厉，但，你别看，其实，人没有公义，只有我们的神才是公义的神。</text:p>
      <text:p text:style-name="P13">希伯来书1：14节，天使岂不是服役的灵。我们是承受救恩的人，天使为我们效力 。</text:p>
      <text:p text:style-name="P13">第二个，被拘禁在黑暗里。这是天使犯了罪，神也没有宽容，曾把他们丢在地狱，交在×××彼得后书2：4节。这段圣经。</text:p>
      <text:p text:style-name="P13"/>
      <text:p text:style-name="P13">启示录20：3节</text:p>
      <text:p text:style-name="P13">20:3 扔在无底坑里、将无底坑关闭、用印封上、使他不得再迷惑列国、等到那一千年完了，以后必须暂时释放他。</text:p>
      <text:p text:style-name="P13"/>
      <text:p text:style-name="P13">这是圣经上的应许。我们知道，我们的神，是大而可畏，又是公义的神，所以，神是圣洁的，他不与罪同在，所以，弟兄姐妹，我们千万，在作工的时候，不要得罪神。等候大日的审判。哥林多前书6：3节。</text:p>
      <text:p text:style-name="P13">岂不知我们要审判天使吗？×××</text:p>
      <text:p text:style-name="P13">这个事吧，就在我们教会就发生过，牧师讲道，我们信了主了，我们就不犯罪。神就看我们是义人。所以，有很多时候，我们神的儿女，我们要警醒，我们虽然因信称义，我们是神的儿女，但在肉体，难免有时会被过犯所胜。我们要时时警醒。我们犯罪的时候，圣灵提醒我们，赶紧就要认罪悔过，主会洁净我们。</text:p>
      <text:p text:style-name="P13">你也身体不好了吧，有些感冒。我看你咳嗽。</text:p>
      <text:p text:style-name="P13"/>
      <text:p text:style-name="P13">3、一味行淫的所多玛。7-8节</text:p>
      <text:p text:style-name="P13">又如所多玛，俄摩拉，×××就受永火的刑罚，作为鉴戒。</text:p>
      <text:p text:style-name="P13">第8节更好，这些做梦的人。。。</text:p>
      <text:p text:style-name="P13">教会的头羊，主持者，是神派的，所以，千万要注意 。我看我们沈阳的西塔教会就做的非常好，对待神所派的长老，牧师，那是相当的尊敬 。所以，我们每个神的儿女，千万要记着，我们不能轻视神所派来的仆人，更不能毁谤在尊位的。</text:p>
      <text:p text:style-name="P13">这个我就看到，在圣经上，一个谦卑的人，如大卫对扫罗，扫罗本来对大卫逼迫很厉害，但大卫看到杀扫罗的青年人，大卫怎样对待！神的儿女必须有这样的心。所以，圣经上告诉我们 ，加拉太书6：1节，偶然被过犯胜的人，我们要用温柔的心挽回过来，但也要小心，免得你跟他犯罪去了。我们每个人要注意警醒。</text:p>
      <text:p text:style-name="P13"><text:soft-page-break/>这些都是小事，但很容易犯更大的罪。罗马书1：26-27节。</text:p>
      <text:p text:style-name="P13">这段圣经很重要，弟兄姐妹们，我们要知道，最后的结局，在自己身上受这妄为当得的报应 。</text:p>
      <text:p text:style-name="P13">哥林多前书6：8节。你们要逃避淫行，人所犯的，无论什么罪×××7：1节，亲爱的弟兄啊，你们即有这等应许×××敬畏神，得以成圣。</text:p>
      <text:p text:style-name="P13"/>
      <text:p text:style-name="P13">彼得前书1：15-16节，神不与罪同在。因为这里告诉我们，那召你们的既是圣洁的，你们在一切事上也要圣洁，因为经上记着说×××</text:p>
      <text:p text:style-name="P13">我们的神说的，召你们的圣洁，因为神是圣洁的。</text:p>
      <text:p text:style-name="P13">这个世界是那样的吗？所以，神的儿女我们要警醒。</text:p>
      <text:p text:style-name="P13"/>
      <text:p text:style-name="P13">我们沈阳啊，家庭教会，最早的家庭教会，他们最早来沈阳建立家庭教会，是来自温州。叫×××，这个名，我头一回见到他，我们那个神学老师，叫××，他 管这个×××叫叔叔。后来，他讲道恩赐差，就派一个杨弟兄。他来建立教会，分好几个片，每个片，都 好几千人。那是76年，后来 ，被抓了，住了20年监狱。出来了，那沈阳的家庭教会，特别尊重他，尊重他到挺好，后来，他和姊妹当中两，犯了奸淫，后来，沈阳教会把他开除了，现在沈阳教会没有他的名了。我为什么要说这个呢？20年监狱啊，不是一般的事，出来，情欲的事，难免犯罪。圣经告诉我们什么，躲避少年人的私欲。抵挡谁都 抵挡不了，不管是男青年，女青年，你要躲避犯这个罪。</text:p>
      <text:p text:style-name="P13">多少时候，年轻人用这个犯罪。</text:p>
      <text:p text:style-name="P13"/>
      <text:p text:style-name="P13">轻慢主治的，更是如此，他们胆大任性，毁谤在尊位的也不知惧怕 。所以，假师傅，也像所多玛的人，污秽身体，毁谤在尊位的。</text:p>
      <text:p text:style-name="P13">这个主治，和尊位，也可指神 的用人，在罗马书，没有权柄不是出于神的，是神所命的。</text:p>
      <text:p text:style-name="P13">我不是指责和批评，就像那个唐牧师，世界知名的，大伙都爱听。有次我听，心里话，有点不怎么舒服 。他说，在中国，兴起一个反面人物，是毛泽东，在神家，兴起一个正面人物，就是他。毛泽东，是，反对神的，但是，是神兴起的。他是神家的人，但是，不该和君王相比，这些都是神所兴起的。君位，掌权的，都是神所兴起的，都 应该尊崇。</text:p>
      <text:p text:style-name="P13"><text:soft-page-break/>纳税的时候，为什么主要让彼得去钓鱼约了一块钱啊。在世上 ，该顺从得顺从。我们不能乱来。所以，神的儿女，就应该这样，在上有权柄的，人人当顺从他，因为没有权柄，不是出于神的 ，是神所命的，凡人当得的，给他。当得粮的，给他纳粮×××</text:p>
      <text:p text:style-name="P13">按着哥林多前书6：3-4节，岂不知我们要审判天使吗，何况今生的事呢，既是这样 ，你们若有今生的事当审判，是要派教会所轻看的人审判吗。这话是告诉我们，今生审判的事当审判，但不应该派教会所轻看的人审判。诗篇103：19节</text:p>
      <text:p text:style-name="P13">在这个事上，我们心里知道，在末世有很多行在罪中，但我想宇宙不都在神手中吗。我们信神的，我们是神的儿女，你要通过这些罪，要有个警戒，什么是神所喜悦的，你能不能做个饱满的子粒献给神，神把他收在场里。你不能因为这个世界事事都 是错，但你是神家的儿女，把这些事显出来，让我们知道善恶，我们是神的家的儿女，我们是珍贵的金器和银器。</text:p>
      <text:p text:style-name="P13"/>
      <text:p text:style-name="P13">约翰福音<text:span text:style-name="T8">19：10节，彼拉多说你岂不知我有权柄，但他最后说，我知道那个人是没有罪的。他知道 。那为什么他最后还死掉？是为了我们的罪，为了救恩。</text:span></text:p>
      <text:p text:style-name="P13"/>
      <text:p text:style-name="P13">加拉太书 <text:span text:style-name="T8">，不要自欺 ，神是轻慢不得的，人种什么，收什么 。</text:span></text:p>
      <text:p text:style-name="P13"/>
      <text:p text:style-name="P13">现在啊<text:span text:style-name="T8">，人种什么收的不一定是什么，你知道怎么个事吗？嫁接。还有现在，有什么转基因的，我们要吃神原来所造的那个 。</text:span></text:p>
      <text:p text:style-name="P13"/>
      <text:p text:style-name="P13">你们没赶上吧<text:span text:style-name="T8">，挨饿年头。增粮法，把米泡×××还挖那个救命土。。。</text:span></text:p>
      <text:p text:style-name="P13"/>
      <text:p text:style-name="P13">我们要知道<text:span text:style-name="T8">，上帝所允许种的，是让我们在基督里得着丰盛的生命。</text:span></text:p>
      <text:p text:style-name="P13"/>
      <text:p text:style-name="P14">4、引起争辩的摩西尸首。9-10节。</text:p>
      <text:p text:style-name="P14">天使长······</text:p>
      <text:p text:style-name="P14"/>
      <text:p text:style-name="P14">就是我们看到了，因摩西，他是神家尽忠的人，为什么说是尽忠的人，不管是米利暗也好，亚伦也好，因为摩西娶了古实人为妻，这是旧约律法当中不允许的事吧，所以，当时米利暗和亚伦都 议论，所以，上帝惩治了他们 。怎么惩治？是不是铜蛇咬的？米利暗和亚伦的论断，没说是亚伦，就说米利暗，和这些以色列人，论断摩西的时候，上帝就用火蛇咬伤他们 ，所以，摩西当时就为这些人祷告，求上帝赦免他们。上帝就为摩西支了个招，你做个铜蛇，让他们仰望的时候就好了。是不是这么个事啊？（是大麻风——柳）那是我记错了。。。</text:p>
      <text:p text:style-name="P14"><text:soft-page-break/>魔鬼无理取闹。在约伯记1：9-11节。</text:p>
      <text:p text:style-name="P14">我们今天蒙神祝福，那能有约伯那样的信心吗？这是我们必须竖立的，所以说，我昨天，做见证的时候，看到，我们怎样扶持软弱的人，被重担压伤的人呢？20多岁的小伙子，一下子没了，难免软弱。我们需要经常扶持。还有一个人，你们知道不，软弱的人。李红月。一个为主作工的人。。。</text:p>
      <text:p text:style-name="P14">我一看他的信心就不强，正好有一个学生做见证，我们在这里有一次来抓我们呢×××这小子一下子吓的×××要走，我这脸怎么给金老师交待，不行，结果他非要走。。。</text:p>
      <text:p text:style-name="P14"/>
      <text:p text:style-name="P14">他们哥俩，轮班上我们教会去，他这个兄弟，搁我们这走第二，两天，他在5楼住着，走两天，回家，××死了。早晨啊。我就合计这神啊，真给我开出路啊。你说，要死在咱这儿，就是信主的人，也不好说啊，一个大小伙子，死我们这里了。你说，这个事，怎么说，两个人都是侍奉的，爸爸能不软弱吗？没有，现在仍然侍奉神，只是不来咱这儿了。</text:p>
      <text:p text:style-name="P14">我是说，这个环境是公义的，不能光不信的人出这个车祸，信的人就不摊上了吗？每个人的岁数，在神手足，我们从年轻时，要竖立这个信心，不要环境出来，就不信了，我们的神，是真实的神。讲道，也要真实的。你看，他到青岛害怕就跑了，你看把我气坏了。</text:p>
      <text:p text:style-name="P14"/>
      <text:p text:style-name="P14">启示录，那1000年完了，撒旦要从监牢里被暂时释放。。。</text:p>
      <text:p text:style-name="P14">这个启示录不是一般人能解释的，末世，撒旦要迷惑人，我们神的儿女，千万要记着，我们信心不能改，我们为主做工的时候，神要喜悦我们，神所拣选的人，要头一次被提到天上。所以说，有一种说法，那些为神殉道的人，必得神头一次复活，接到天上，所以，有那个牧师啊，就特别韩国有的部分牧师，他们就是来中国，争取殉道，他们就得着神的大恩了，就是头一次复活被提到天上。有一种错误的思想。当然，为神殉道，不是一般人能得的，是神的恩典。</text:p>
      <text:p text:style-name="P14"/>
      <text:p text:style-name="P14">我有一次<text:span text:style-name="T9">，欠人钱，法院就把我提去了，我儿子就找人救 我去我，我说，你别去，这是神要我到监狱去传福音。我的儿子一听我说，我说，你别找，神要我来传福音来了。我儿子后来把欠钱的儿子找来了，我自个解决了行不，他说，行啊，就把我送到萍里，欠钱的人一大堆，法官说，你看这老头，人家自己儿子来了，自己解决了，你们能不。</text:span></text:p>
      <text:p text:style-name="P14"><text:soft-page-break/></text:p>
      <text:p text:style-name="P14">无论是什么有环境，我们要感恩领受<text:span text:style-name="T9">。雅各书3：16节，在何处有嫉妒×××</text:span></text:p>
      <text:p text:style-name="P14">这个魔鬼撒旦，时时瞅着教会，魔鬼钻空子<text:span text:style-name="T9">。你都要从耶稣基督里看问题，就好了，对不对啊。</text:span></text:p>
      <text:p text:style-name="P14"/>
      <text:p text:style-name="P14">我们教会里有个事<text:span text:style-name="T9">，有个人，在外面有教会，我总想，不是神家的教会吗，去就去吧。只要他在神的家中，没有走向异端，没有走向不信，我们都 要为他祷告，为他祝福，不要视他为仇人，这样，我们才真正是神的教会。因为，你往往因为这些事，撒旦钻空子，把教会拉成派系，引起嫉妒纷争。你不要总 站在个人立场上，要站在神的立场上，要堵缺口。这不是一个人的问题，有两个 3个人，就有这样的问题。我们在哪 ，都应该是堵破口。不要以自己的观点，看神家的事。</text:span></text:p>
      <text:p text:style-name="P14"/>
      <text:p text:style-name="P14">这本书<text:span text:style-name="T9">，这是改革宗，长老会，这也是韩国高神长老会的，但是，这个刘老师，在中国，能按立有几十个牧师，他一生，今年80多岁，投了老多钱了，建立 了很多教会。但是呢，他来中国投多少钱，建立多少神学，一样，就中国这些牧师，因为他给的钱，产生了矛盾，嫉妒，造成了很多影响 。我就想不通，他们在网上，讲道，呱呱的，人人都爱听，怎么有这个问题呢。我就在会上这个 讲，都是 牧师，改革宗有这样的制度，我提出来，你们能不能让我参加聚会，我要参加我就要问问，你们讲道这么厉害，怎么心里这样嫉妒纷争啊。我们要记着，要像耶稣一样心胸宽阔。你要建立自己的生命，你不要去看别人 。对不！必须得这样，你想不想，你为神家作工，你想不想神的教会复兴，扩大，首先，从你自己作起，首先，自己要改变，自己省察自己，假设你因为对方有不合适的地方，也要认为是上帝借着他来教训你，改变你，这样我们的教会能不 好吗。不要因为一点小事，怎么怎么的，信仰能一样吗，生命能一样吗？人人都不一样，保罗说，我们要作男子大丈夫。</text:span></text:p>
      <text:p text:style-name="P14"/>
      <text:p text:style-name="P14">地上的教会，出现这些问题，特别是我们中国啊<text:span text:style-name="T9">，世界上都 尊重改革宗，长老会，但我们，这个，要看到网上讲道，牧师 ，能力大的呢，就心里过意不去，我们的后一代，为主作工的人，必须要改变我们在主里的观点，知道吗？我就认为，我们以马忤斯这个神学，将来，不但要在全国传福音，作见证，我们要走出去。为什么是韩国向我们，我们不能向韩国。是吧，李老师，带着你的学生，走到韩国去。</text:span></text:p>
      <text:p text:style-name="P14"><text:soft-page-break/></text:p>
      <text:p text:style-name="P14">不要看暂时的困难和环境 <text:span text:style-name="T9">。</text:span></text:p>
      <text:p text:style-name="P14"/>
      <text:p text:style-name="P14">我们必须除去我们的嫉恨<text:span text:style-name="T9">，正像创世记，第4章，8-9节，</text:span></text:p>
      <text:p text:style-name="P15">4:8 该隐与他兄弟亚伯说话、二人正在田间、该隐起来打他兄弟亚伯、把他杀了。</text:p>
      <text:p text:style-name="P15">4:9 耶和华对该隐说、你兄弟亚伯在那里，他说、我不知道、我岂是看守我兄弟的吗。</text:p>
      <text:p text:style-name="P15">你说，现在就出现这种情况，有很多人，他们犯 了罪，不能强词夺理，好像他们很有理似的。就像该隐。</text:p>
      <text:p text:style-name="P15">这时候，世上有很多这样的人，没理能找出理，我们不行啊，我们是神的儿女，我们要按事实说话，该隐是我们的鉴戒，本来，你献的祭，神不喜悦，不悦纳，你不服，还有嫉妒的心，把你兄弟杀了，你不要以为，这是一个，我们心中相像的事情，这是当今社会上存在的事实 。嫉妒的心哪 。所以，我们年轻的一代同学，我们心里千万要注意，神既然这样爱我们，我们真正要为神的家尽上我们本身的力量。箴言14：30节。心中安静，是肉体的生命，嫉妒是骨中的朽烂。</text:p>
      <text:p text:style-name="P15"/>
      <text:p text:style-name="P15">3、杀人。约翰一书，这里告诉我们，不可像该隐，是恶者，杀了他兄弟，因为自己行的是恶的，兄弟行为是善的。休息一会儿，行不，李老师～</text:p>
      <text:p text:style-name="P15"/>
      <text:p text:style-name="P15"/>
      <text:p text:style-name="P88">我们第5点讲的是嫉妒自义的该隐。这里分4个小题。</text:p>
      <text:p text:style-name="P16">第4,是藏罪。该隐杀完人，还像没事，还有理。我们要知道，他为什么杀人，为什么是圣经上第一个杀人犯，因为他心里有嫉恨。圣经上说，恨人的，就是杀人的。恨人比杀人厉害不你们说？你觉得你没杀人，恨人比杀人还厉害。凡恨他弟兄的，就是杀人的，凡杀人的，没有永生在他里面。光盘上有那么个见证，台湾有个弟兄，他当初没有信的时候，他被人打人，恨人这一家，把人全家杀了，完还放把火，完到最后，他进监狱了，人家向他传了福音。谁传的？被杀的人的这家的哥哥，他说，我得看看 这个杀人的人啊，监狱之前通知这个杀人犯了，他怎么办啊，这指定要打啊，监狱也帮他藏，怕报复他。没曾想，人家找着了，没有报复，反而带着东西来看望他。后来，他成立了教会，还把他身体捐给政府了。</text:p>
      <text:p text:style-name="P16"/>
      <text:p text:style-name="P16">你恨人，就把人的全家灭了。</text:p>
      <text:p text:style-name="P16">就像之前讲的，你解放前，是个地主，这个女工，给人干活 。后来，这个女工当家的当上了生产大队××××</text:p>
      <text:p text:style-name="P16"/>
      <text:p text:style-name="P16">使徒行传有两个人<text:span text:style-name="T10">，藏 罪，其实，承认，神是信实的，必赦免，但，藏罪。虽然上帝当时没有惩罚你，但是，末后的结果是严重的。所以，那里，彼得就说，为什么撒旦充满你的心，叫你欺哄圣灵呢。×××你不是欺哄人，而是欺哄圣灵。我们向神是显露敞开的，向神也应该这样 。我们应该在光中行。在光中行啊。</text:span></text:p>
      <text:p text:style-name="P16"/>
      <text:p text:style-name="P17">6、为利行恶的巴兰。11节的中间这节。他为什么以这3个犯罪的人作见证 ，警戒我们不要犯这样的罪。利是什么？是贪心。我们做事，很容易有这样的贪小便宜的心。我们千万要记着，不要有贪心。你看我们这些同学没有，但有很多侍奉神的人，就有，这样错了。不是我今天在这里论断。。。有那些大仆人，把教会的钱一转，到自己家里，10老多万。。。有徐州 的吗？有个牧师，叫区会给开除了，可能转走12万。大伙可尊重他了。别多说，多说就得罪神了。。。。</text:p>
      <text:p text:style-name="P17"/>
      <text:p text:style-name="P17">民数记22：25节。</text:p>
      <text:p text:style-name="P17">22:25 驴看见耶和华的使者就贴靠墙、将巴兰的脚挤伤了巴兰又打驴。</text:p>
      <text:p text:style-name="P17">22:26 耶和华的使者又往前去、站在狭窄之处、左右都没有转折的地方。</text:p>
      <text:p text:style-name="P17"><text:soft-page-break/>22:27 驴看见耶和华的使者就卧在巴兰底下、巴兰发怒用杖打驴。</text:p>
      <text:p text:style-name="P17">22:28 耶和华叫驴开口、对巴兰说、我向你行了什么。你竟打我这三次呢。</text:p>
      <text:p text:style-name="P17">22:29 巴兰对驴说、因为你戏弄我、我恨不能手中有刀、把你杀了。</text:p>
      <text:p text:style-name="P17">22:30 驴对巴兰说、我不是你从小时直到今日所骑的驴么。我素常向你这样行过么，巴兰说没有。</text:p>
      <text:p text:style-name="P17"/>
      <text:p text:style-name="P17">神借着驴说话，要拦阻行恶的巴兰。我们今天都要用诚实无伪的心，来侍奉我们的神。我们的神是无所不知，无所不能的。这个给了我们很大的教训，到了末世，有很多像巴兰这样的人，教会中不少。但是，最主要是警戒我们，要怎样，不要神不喜悦的事情你偏要做，这不行啊。启示录2：14节。</text:p>
      <text:p text:style-name="P17">2:14 然而有几件事我要责备你、因为在你那里、有人服从了巴兰的教训，这巴兰曾教导巴勒将绊脚石放在以色列人面前、叫他们吃祭偶像之物、行奸淫的事。</text:p>
      <text:p text:style-name="P17"/>
      <text:p text:style-name="P17">为什么要说巴兰为利<text:span text:style-name="T11">，中国人哪，在抗义战争中，有多少这样的，为利当汉奸，出卖国家，这就给我们弟兄姐妹看见，看见什么呢，我们每个人，都要为他人灵魂为他人的生命着想，把善事，义事做在他人身上，你才行呢。我们从小竖立这样的心思，我们以后，侍奉的时候，就不会专门为利。</text:span></text:p>
      <text:p text:style-name="P17"/>
      <text:p text:style-name="P17">当然<text:span text:style-name="T11">，我们虽然传福音，作教会的仆人，不能住着牙吧子，我们也不能赤身露体，但是，要知道，神不亏待我们 。我们国家和韩国不一样，他们那，我上北京，他们有个朝鲜教会，就那个奉献的信封，就放墙上，每次礼拜，就自己把钱往信封上一装。我们教会还有一件事，李老师给我们来个牧师是吧，你给我们领个牧师，来讲道，后来讲完道，拿下来7000,有一回吧。我们中国，为什么不像韩国那样呢，人家知道奉献是种福分。但我们，你提钱我不信了，是吧。。。</text:span></text:p>
      <text:p text:style-name="P17"/>
      <text:p text:style-name="P17">我们的温州<text:span text:style-name="T11">，为什么那样富裕。他们教会啊。。。</text:span></text:p>
      <text:p text:style-name="P17"/>
      <text:p text:style-name="P17">这是我们不敢想象的<text:span text:style-name="T11">，你献上，神才给你，你不献上，神能给你吗。我们的心，到底能不能有耶稣那个心啊，要真正明白神的道。</text:span></text:p>
      <text:p text:style-name="P17"/>
      <text:p text:style-name="P17">你的一带一路<text:span text:style-name="T11">，又帮助小国家，这就改革开放，你要如果真正把福音也带进去，传出去，你看上帝怎样祝福我们的国家。所以，我们就应该清楚，我们的心，我们里面的包容，我们里面的奉献，你们能看到实际吗。你看交朋友的时候，谁最受欢迎？不以自私自利的人，他能受欢迎，他能不自私，这样的人，必受神祝福。所以，我们的心 ，必须改革开放，啊，为什么邓小平上来，大伙总欢迎呢，他向西方开放，我们说是西方，其实就是向耶稣，基督教的国家开放 。你自己与天斗，与地斗其乐无穷，就这个事，能行吧。。。。</text:span></text:p>
      <text:p text:style-name="P17"><text:soft-page-break/></text:p>
      <text:p text:style-name="P17">我们站在那个北朝鲜的桥上<text:span text:style-name="T11">，那个，现在给中国了，那桥底下，是朝鲜最富裕的，还是小炕房呢。。。</text:span></text:p>
      <text:p text:style-name="P17"/>
      <text:p text:style-name="P17">所以，我们侍奉神的人<text:span text:style-name="T11">，我们的心，必须有一个奉献的精神，你没有奉献能行吗。求神给我们这样的心，求神给我们同学这样的心，让我们每个人，知道我们所牧养的羊群，必须有奉献的精神。我们不管他，传什么，我们知道，PIAO牧师的那个叫东山教会，那里就40多户人家，那里的牧师，还买的起车，生活也照样好，就是那里的弟兄姐妹40多户在养护这个牧师 。</text:span></text:p>
      <text:p text:style-name="P17"/>
      <text:p text:style-name="P17">这里有要注意的地方，一要防止假冒为善<text:span text:style-name="T11">。民数记，巴勒又差遣使者，比先前的又多又尊贵×××</text:span></text:p>
      <text:p text:style-name="P17"/>
      <text:p text:style-name="P17">提摩太前书<text:span text:style-name="T11">6：5节，并那坏了心术×××他们以敬虔为得利的门路。</text:span></text:p>
      <text:p text:style-name="P17"/>
      <text:p text:style-name="P17">这节圣经，我曾经得罪过一个神家的仆人，他来神学，讲什么呢<text:span text:style-name="T11">，那个老姊妹可爱我了，把几百块钱塞我了，我一听这个，我到没有讲这个事，我就讲这个圣经，我一看这个女婿来，我讲完，他愣神瞅我，我知道麻烦了。。。×××</text:span></text:p>
      <text:p text:style-name="P17"/>
      <text:p text:style-name="P17">我就说了<text:span text:style-name="T11">，就 有时候吧，咱们这个人啊，总是以得利为目标。牢笼一帮无知的妇女，还有以敬虔为得利的门路，这个是真的。</text:span></text:p>
      <text:p text:style-name="P17"/>
      <text:p text:style-name="P17">真的神家的仆人，够吃够用<text:span text:style-name="T11">，但是，你不要以得钱得利为门路，这个不行，都不行，我们每个神的儿女，千万要谨慎自己，以得利教政结合。</text:span></text:p>
      <text:p text:style-name="P17"/>
      <text:p text:style-name="P17">第二点<text:span text:style-name="T11">，以得利教政结合。</text:span></text:p>
      <text:p text:style-name="P17">什么叫教政结合啊<text:span text:style-name="T11">，政教合一。我们都是耶和华神的殿，我们都是耶和华成立在这里的教会，不叫政教合一。政教合一是靠政府的权力，来支持教会，听政府的。</text:span></text:p>
      <text:p text:style-name="P17"><text:soft-page-break/></text:p>
      <text:p text:style-name="P17">我看到一个老牧师<text:span text:style-name="T11">，是我们沈阳北市的牧师，被×××给密告了，文化大革命给整监狱了，出来后，那老牧师，可谦卑了，没有一点嫉恨人的心。有很多时候，我们学习学习不了。但是那个××牧师就不行了，总是以行政，以国家的政府做信靠，来逼迫比他有恩赐的人。所以我们千万要记着，要出去，我们政教合一，教政结合，我们也不要惧怕，只要你行在神的旨意中，神必使那些逼迫你的事情，离开你。我们这神学不开展的挺好吗。这个我们必须要清楚。还有一个为利滥用神权。刚才说了，巴兰啊，他说的挺好，见耶和华喜欢赐福与以色列×××所以，巴兰他为利，他顺服了政权，顺服了那个巴勒。。。</text:span></text:p>
      <text:p text:style-name="P17">这个是为利<text:span text:style-name="T11">，滥用神权。</text:span></text:p>
      <text:p text:style-name="P17"/>
      <text:p text:style-name="P18">4、为利绊倒百姓。启示录2：14节。</text:p>
      <text:p text:style-name="P18">2:14 然而有几件事我要责备你、因为在你那里、有人服从了巴兰的教训，这巴兰曾教导巴勒将绊脚石放在以色列人面前、叫他们吃祭偶像之物、行奸淫的事。</text:p>
      <text:p text:style-name="P18"/>
      <text:p text:style-name="P18">路加福音<text:span text:style-name="T12">17：2节，就是把磨石×××还强如他把这小子里的一个绊倒了。</text:span></text:p>
      <text:p text:style-name="P18"/>
      <text:p text:style-name="P18">这个要我们自己经常省察自己，我们所做的事<text:span text:style-name="T12">，是不是能绊倒人。我们往往不检点自己，所以，我们自己都要谨慎自己。</text:span></text:p>
      <text:p text:style-name="P18"/>
      <text:p text:style-name="P19">5、为利刺透自己。又在以敞的旷野×××安营在玛拉。是苦水的地方。这个在一段圣经的工具书当中，有42站，其中玛拉就是一站。这苦水啊，对我们有好处吗？弟兄姐妹，我们信主的人，我们千万要记着，有苦才有甜啊。提摩太前书6：9-10节。</text:p>
      <text:p text:style-name="P19">6:9 但那些想要发财的人、就陷在迷惑、落在网罗、和许多无知有害的私欲里、叫人沉在败坏和灭亡中。</text:p>
      <text:p text:style-name="P19">6:10 贪财是万恶之根，有人贪恋钱财、就被引诱离了真道、用许多愁苦把自己刺透了。</text:p>
      <text:p text:style-name="P19">这以上说的，是6点历史 的教训，6个题目。最后一个题目，是</text:p>
      <text:p text:style-name="P19"/>
      <text:p text:style-name="P19">6、背叛摩西的可拉党 。犹大书11节指出来的。这个摩西，背叛摩西的可拉党 在民数记16：1-40节。被神惩罚的可拉和利未一党，因攻击摩西，神要灭他们的时候，又求神赦免他们 。摩西为什么说是神家尽忠的人呢？就说以色列人也好，敌对的时候，他屡次求神赦免他们 。我们的心，必须竖立这样的心志，才能真正讨神的喜悦，你们的祝福是无可量的，我总脚得，我们为神受点苦，受点委屈，没有关系，你是积攒财富在天上，最后，必得上帝的赐福 。</text:p>
      <text:p text:style-name="P19"><text:soft-page-break/></text:p>
      <text:p text:style-name="P19">第一点，不服神权。民数记16：1-3节。</text:p>
      <text:p text:style-name="P19">16:1 利未的曾孙、哥辖的孙子、以斯哈的儿子可拉、和流便子孙中以利押的儿子大坍、亚比兰、与比勒的儿子安、</text:p>
      <text:p text:style-name="P19">16:2 并以色列会中的二百五十个首领、就是有名望选入会中的人、在摩西面前一同起来。</text:p>
      <text:p text:style-name="P19">16:3 聚集攻击摩西、亚伦、说、你们擅自专权、全会众个个既是圣洁、耶和华也在他们中间、你们为什么自高超过耶和华的会众呢。</text:p>
      <text:p text:style-name="P19">这段圣经，就是可拉党要攻击神的仆人，这个我也不知道，怎么的呢，犹大书讲出这些事，对我们有什么教育呢，所以呀，告诉我们时时要警醒，我们要在教会中，顺服神的旨意，不可结党，不可绊倒人，我们一定要向摩西那样顺服。比如我们在教会，为后，我们指导，领导教会的时候，千万要竖立一个像摩西那样忠心。</text:p>
      <text:p text:style-name="P19"/>
      <text:p text:style-name="P19">这是第一点，不服神权，神设立的仆人，不是你随便就推翻的，这个我们要记念。</text:p>
      <text:p text:style-name="P19"/>
      <text:p text:style-name="P19">第二个，结党纷争，16：1-3节。自害己命。为什么自害己命呢？你起来攻击神的仆人，是不是可拉，地把他们吞了，我们要警戒，不要自欺，神是轻慢不得的。你们回去，问问老人，那些恶人的结果，有什么收成你知道吗，这个我们一定要切记，恶人必定自食其果。</text:p>
      <text:p text:style-name="P19"/>
      <text:p text:style-name="P19">诗篇1 篇已经告诉我们明白，所以，我们时时要警醒，我们要分析，别人说话的目的，是什么，对神的家有没有益处 ，那为后聚会的时候，更应该注意，我们是学生，回去为教会服侍，那教会的头羊是神设立的，千万要顺服神的权柄，我们在教会中 不能做恶人。有些人啊，一看他的目的，就是要拆散教会。但你们能明白，我们要维护教会的和协，要维护教会的合 一。当教会人少的时候，我们 传道人就讲，给我们，特别是上回在幸福大道聚会的时候，那个讲道人说了，神要不拆毁你们教会，谁也拆不了。所以，我们每个人，都要把自己的信心坚定，在神的家里。</text:p>
      <text:p text:style-name="P19"/>
      <text:p text:style-name="P19"><text:soft-page-break/>这里，提到，两个教训，两个要训是什么呢？</text:p>
      <text:p text:style-name="P19">1、神有慈爱，也具备公义。5节。约翰福音8：11节。（那是啥？）这是个真字，我自己写字都不认了。。。</text:p>
      <text:p text:style-name="P19">哥林多前书11：31—32节。约翰福音8：11节。启示录3：19节。这是第一个要训。</text:p>
      <text:p text:style-name="P19">2、认识神是圣洁的，又存威严 。那就是，希伯来书12：14节，那例题：</text:p>
      <text:p text:style-name="P19">犹大书5节到11节是接受使徒犹大的提醒。这是题目，例题;</text:p>
      <text:p text:style-name="P19">1、除去不信的恶心。希伯来书3：12-14节<text:span text:style-name="T13">。</text:span></text:p>
      <text:p text:style-name="P20">3:12 弟兄们、你们要谨慎、免得你们中间、或有人存着不信的恶心、把永生神离弃了，</text:p>
      <text:p text:style-name="P20">3:13 总要趁着还有今日、天天彼此相劝、免得你们中间、有人被罪迷惑、心里就刚硬了。</text:p>
      <text:p text:style-name="P20">3:14 我们若将起初确实的信心、坚持到底、就在基督里有分了。</text:p>
      <text:p text:style-name="P20"/>
      <text:p text:style-name="P20">2、站定岗位荣耀神。以弗所书4：16节。</text:p>
      <text:p text:style-name="P20">4:16 全身都靠他联络得合式、百节各按各职、照着各体的功用、彼此相助、便叫身体渐渐增长、在爱中建立自己。</text:p>
      <text:p text:style-name="P20">念一遍，小雨。（以弗所书3：16节？）4：16节。</text:p>
      <text:p text:style-name="P20"/>
      <text:p text:style-name="P20">我们来这儿干什么？学习，学习干什么？要建立教会，建立主的身体，但是，我们的功用一样吗？不一样，各有各的恩赐。那可能，有的领会，有的讲道，有的领诗。各样的恩赐不同。就像我们教会，分了10个小组，这几个小组的组长，各按各职。可是我们今年头一年分这个，有的组长，能担起来，不但如此，别的组有露洞 的时候，还能帮助，使教会不出露洞。</text:p>
      <text:p text:style-name="P20"/>
      <text:p text:style-name="P20">你知道吗，我们教会，这个圣经，这个教义，不能更改，不能走邪道。还有是体制，教会体制不健全，是很容易散。所以，这个长老会，要求必须有体制，有几个人，把教会的各项工作，担当起来。我们以后，可以有很多人为神家重用，所以我们在教会中，领导教会的时候，必须要体制健全。改革宗有时很严厉，有时要按规定惩罚，教会没有惩罚，就可能散懒。李老师可能知道，韩国都比较健全。</text:p>
      <text:p text:style-name="P20">教会神的儿女，一点理解没有，一点体制没有，乱七八槽，这个不行。</text:p>
      <text:p text:style-name="P20">老师就是老师，我们要知道他们的难处 。我们要从难处中走出来，上帝给我们开出路。共产党是斗争的哲学，人和人斗，我们不行，我们是神的儿女，我们首先要斗自己，首先要把自己的旧人斗死，经过熬炼，出来。信吗，没有这点志气上帝不就白拣选我们了吗。。。</text:p>
      <text:p text:style-name="P20"><text:soft-page-break/>是吧，赵永生，你已经得到了永生，还有什么说的。</text:p>
      <text:p text:style-name="P20">提摩太后书4：10节。</text:p>
      <text:p text:style-name="P20">4:10 因为底马贪爱现今的世界、就离弃我往帖撒罗尼迦去了，革勒士往加拉太去，提多往挞马太去，</text:p>
      <text:p text:style-name="P20">这个提摩太后书4：10节，说的是谁啊？因为我们说的是站定岗位荣耀神，这个底马啊，跑世界去了。我能不能看到啊，，我不知道，在于上帝，我们的李老师也好，同学也好，能看到这9个人，今后往哪里去，能不能站定岗位 ，是不是。我们都互相祷告，求我们的神把我们抓住，为神家做重用的人。</text:p>
      <text:p text:style-name="P20"/>
      <text:p text:style-name="P20">3、脱去一切污秽。哥林多后书7：1节。</text:p>
      <text:p text:style-name="P20">7:1 亲爱的弟兄阿、我们既有这等应许、就当洁净自己、除去身体灵魂一切的污秽、敬畏神、得以成圣。</text:p>
      <text:p text:style-name="P20">我们听了很多的道，听了很多教导，今天，我和弟兄姐妹简单说下，我们现在，是得救，因信称义了，我们还往下走是什么道路？对，要成圣。不仅仅得救，仅仅得救就完了，站在原有的地方，不行，尤其是我们年轻人，是神的儿女，要走成圣的道路。</text:p>
      <text:p text:style-name="P20"/>
      <text:p text:style-name="P20">19篇12节，诗篇。</text:p>
      <text:p text:style-name="P20">19:12 谁能知道自己的错失呢，愿你赦免我隐而未现的过错。</text:p>
      <text:p text:style-name="P20"/>
      <text:p text:style-name="P20">感谢神，这个是真求神赦免我们隐而未 现的过错。我们很多时候，真不知道，隐而未现，这个是很重要的，我们要求神光照我们，求圣灵光照我们，求上帝用他的脸光照我们。我们主的宝血是永远不失效，只要我们认罪，上帝必亲自负我们全部的责任。</text:p>
      <text:p text:style-name="P20"/>
      <text:p text:style-name="P20">4、凡事显出温柔。这个温柔很重要啊，往往人啊，行好事的时候，一不温柔，就好事当成坏事。劝导人的时候，也这样，我们要记着，要温柔 。</text:p>
      <text:p text:style-name="P20">有个牧师，大有恩赐。只是，他讲，我是事长。就是到哪儿专找事这个。你不能当事长啊，你把教会看的一片黑暗，净是事，不行啊，你看到事，你祷告，神不会不垂听你的祷告。犹大书说了，劝导我们，劝导，不是你严厉的批评，这个不一样。中国的语言啊，你千万记住，劝导我们，是用温柔的话把错误中的人引导过来。你看一样的话啊，说出来就有好听的，不好听的。有时候，好听 的话，说出来比骂人都难听 。。。</text:p>
      <text:p text:style-name="P20"><text:soft-page-break/>我们学习，学主耶稣基督，他对犯错的人怎么说的。</text:p>
      <text:p text:style-name="P20">3训是什么？温柔的人有福 了。他没说你是事长还有福 。。。</text:p>
      <text:p text:style-name="P20">我们千万记着，温柔是我们得天国神所喜悦的人，所以，我们必须不要忘记，这是民数记的，也是马太福音5：5节，第三福 ，5节，对不对啊。</text:p>
      <text:p text:style-name="P20"/>
      <text:p text:style-name="P20">5、当知嫉妒的可怕。这个往往啊，我们同学都 知道，比如说，就连我都算上，一进屋，两个人，就跟我说话，那个人心里就不是味，是不是啊。他心里就产生嫉妒。所以，这个嫉妒的心，我们必须要除去。一个人，心里装不下事，是我们最大的损失 。所以，按照箴言书14：30节，也就是犹大书的11节。</text:p>
      <text:p text:style-name="P21">14:30 心中安静、是肉体的生命，嫉妒是骨中的朽烂。</text:p>
      <text:p text:style-name="P21">一个安静的人，到哪儿特别叫人尊重。有很多时候，不安静，也显出你的身份，对人是最大的损失，你到哪一坐，你不吱声的时候，别人就观察你，知道你这个人有点素质，是不是这样的关系。</text:p>
      <text:p text:style-name="P21">有很多人，不该说话的地方也说，就是自己的损失 。</text:p>
      <text:p text:style-name="P21"/>
      <text:p text:style-name="P21">心中安静，是肉体的生命，肉体当中的生命，安静，能不能安静下来。</text:p>
      <text:p text:style-name="P21">不但是这个，大将军，遇到最烂的事情时，他心里不烂。</text:p>
      <text:p text:style-name="P21"/>
      <text:p text:style-name="P21">有个大将军，毛案英，文化大革命的时候，领到朝鲜，死了。那厉害，不管打哪个丈，他临阵不烂。彭德怀。他临阵不烂。。。</text:p>
      <text:p text:style-name="P21"/>
      <text:p text:style-name="P21">我们每个人，内心都要有一个沉静，装得住事，我们要沉静的时候，很多时候，谨守我们的口，不乱说，这才真是肉体的生命。</text:p>
      <text:p text:style-name="P21"/>
      <text:p text:style-name="P21">嫉妒是骨中的朽烂，这是什么，是骨癌啊，这可了不得。</text:p>
      <text:p text:style-name="P21"/>
      <text:p text:style-name="P21">6、不贪非义之财。这个非义之财啊，你贪着了，你早晚得拿出去，这个，你要受到最终的惩罚，你千万记着。</text:p>
      <text:p text:style-name="P21">彼得后书2：15节。</text:p>
      <text:p text:style-name="P21">2:15 他们离弃正路、就走差了、随从比珥之子巴兰的路、巴兰就是那贪爱不义之工价的先知，</text:p>
      <text:p text:style-name="P21">你说，那个巴兰，神已经借着他，做了先知，做了出口，你贪不义之财，是走灭亡之路，这么容易呢。有个牧师讲的，你本来从南京师范大学副教授啊，上过你们教会，讲道，我领去的，那你副教授，那来南京师范大学，你说你是个副教授，你一个月挣多少钱啊，你来教会，你贪什么不义之财啊，被人给开除了，这都是给我们作警戒。</text:p>
      <text:p text:style-name="P21"><text:soft-page-break/>我们是为神献上的人，不要为利走巴兰的道路，那我们就白信了，走灭亡的道路了。</text:p>
      <text:p text:style-name="P21"/>
      <text:p text:style-name="P21">7、谦卑，服神权下。彼得前书5：5节。</text:p>
      <text:p text:style-name="P21">5:5 你们年幼的、也要顺服年长的。就是你们众人、也都要以谦卑束腰、彼此顺服，因为神阻挡骄傲的人、赐恩给谦卑的人。</text:p>
      <text:p text:style-name="P21">总则啊，得福的门路啊，谦卑才能得福啊，我就这么大岁数，我也知道，知道什么，人家都比我能耐，比我学问高，比我属灵的知识丰富。我要服在神的权下，也要服在人的权下，有很多时候，人的属灵的侍奉，不在年高。所以，很多时候，我们必须以谦卑束腰。</text:p>
      <text:p text:style-name="P21"/>
      <text:p text:style-name="P21">还有20min，我们讲思考的4个问题，就是本讲章的思考问题。</text:p>
      <text:p text:style-name="P21"/>
      <text:p text:style-name="P21">1、为什么神把那些已救出的百姓还灭了呢？今天我们也信了神，我们还为神献上了，我们自己都知道，我们有没有把握，我们以什么样的心 来认识这个问题。</text:p>
      <text:p text:style-name="P21">被神拣选了，神的百姓，为什么还把他们灭了呢，我们这位神啊。</text:p>
      <text:p text:style-name="P21">2、天使的本位是什么？天使是干什么的？是为承受救恩服役的灵。我们每个人都有天使扶持着我们。</text:p>
      <text:p text:style-name="P21">3、所多玛，被灭是因哪些罪。</text:p>
      <text:p text:style-name="P22">4、巴兰，有哪几种恶行。所以，根据今个的讲章，把这些题目，回忆，思考，作为我们的警戒 。今天和大家就交通到这里，行吧。连上午的思考题，大伙一定要在讨论的时候，大伙好好的讨论讨论，交通交通，我们的讲道啊，不是光我在上面讲，大家要进行思考，思考，就要讨论，你们自己要讨论，因为这个问题加深你们的印象。这不是我讲的，我也是借着仆人的讲章讲的，我觉得这个讲章对我们很有益处。做个考虑。我们以后侍奉神，一下子把犹大书念完了，一回聚会讲完了，这不行啊，这7个课时讲章，我们就好好运用运用，以后讲道，思考，求神给我们智慧我们做传道的时候，更多讨神喜悦，使更多人悔改。所以，</text:p>
      <text:p text:style-name="P89">愿 我主耶稣基督的恩典，上帝的慈爱赐给同学们同工们平安。</text:p>
      <text:p text:style-name="P23"/>
      <text:p text:style-name="P23">昨天讲的是第三课，有4个思考题，赵永生，第一个思考题是什么？（叭啦叭啦），第二个思考题，辛桓（叭啦叭啦），第三个思考题目，江小弟兄（叭啦叭啦），小伙，第4个题目。（叭啦叭啦）。</text:p>
      <text:p text:style-name="P23">第一点要训，司智航，（求同桌，叭啦叭啦）。。。这个我看，都应该记住，将来都有益处。小高姊妹 ，第二个（叭啦叭啦。。。）</text:p>
      <text:p text:style-name="P23">昨天讲的是历史的鉴戒。这个是犹大提醒，每个今天在地上的教会，所以，我们叫，每个神的儿女，你看，这个，犹大书，就是25节，他说的这么全面，旧药到新药，都 说的明明白白 ，所以，我们信耶稣的人，是信的这本圣经。但是，那些走了偏道的人，他们也说他们是按着圣经。就是说，我们要按照圣经的全面，本质，就是耶稣基督。所以，圣经上，几本书，都是警诫我们，怕我们 走偏。</text:p>
      <text:p text:style-name="P23"/>
      <text:p text:style-name="P23">你按着圣经的话，真真实实的走，有时，你也能受到祝福。。。</text:p>
      <text:p text:style-name="P23"/>
      <text:p text:style-name="P23">有次到丹东，顺着鸭绿江走，一边是中国，一边是朝鲜，中国的山那个绿啊，朝鲜那个，土山。为啥？被咒诅。我学习的时候，都是韩国来的老师，他们说啊，朝鲜原来是东方的耶路撒冷，他后来，把耶稣基督给赶到韩国去了。后来呢，朝鲜一开始革命，就把基督教给赶韩国去了。</text:p>
      <text:p text:style-name="P23"/>
      <text:p text:style-name="P23">过去，现在，将来，他一直是神，他是永远不改变。</text:p>
      <text:p text:style-name="P23"/>
      <text:p text:style-name="P23">咱们中国人啊，信神，多少前信的？我觉得，我<text:span text:style-name="T14">53以前，76年以前，信耶稣的人很少，现在，越来越多了。我91年信的耶稣，信的时间不算长，我接触了耶稣后，才慢慢的从那个，年轻的时候，革命的那个思想当中走出来。但是，我从革命的那个当中，我就 想，年轻人也好，为革命献上也好，越来越那是社会的东西，不是真理，我信了耶稣后，才找到真理。一个年轻人，像我们这样的学生，都想寻求真理，都想走道路，你究竟走什么道路，只有耶稣这一条出路，不然，我们的后果，都是惨的。</text:span></text:p>
      <text:p text:style-name="P23"/>
      <text:p text:style-name="P23">我们犹大书 第<text:span text:style-name="T14">3课，历史 鉴戒，你要把这个第3个鉴戒作为你的座右铭，牢牢的记在你心中。</text:span></text:p>
      <text:p text:style-name="P23"/>
      <text:p text:style-name="P23">所以，这个，第三课<text:span text:style-name="T14">5-11节，</text:span></text:p>
      <text:p text:style-name="P24"><text:soft-page-break/>1:5 从前主救了他的百姓出埃及地、后来就把那些不信的灭绝了，这一切的事、你们虽然都知道、我却仍要提醒你们。</text:p>
      <text:p text:style-name="P24">1:6 又有不守本位、离开自己住处的天使、主用锁炼把他们永远拘留在黑暗里、等候大日的审判。</text:p>
      <text:p text:style-name="P24">1:7 又如所多玛、蛾摩拉、和周围城邑的人、也照他们一味的行淫、随从逆性的情欲、就受永火的刑罚、作为鉴戒。</text:p>
      <text:p text:style-name="P24">1:8 这些作梦的人、也像他们污秽身体、轻慢主治的、毁谤在尊位的。</text:p>
      <text:p text:style-name="P24">1:9 天使长米迦勒、为摩西的尸首与魔鬼争辩的时候、尚且不敢用毁谤的话罪责他、只说、主责备你罢。</text:p>
      <text:p text:style-name="P24">1:10 但这些人毁谤他们所不知道的，他们本性所知道的事与那没有灵性的畜类一样、在这事上竟败坏了自己。</text:p>
      <text:p text:style-name="P24">1:11 他们有祸了，因为走了该隐的道路、又为利往巴兰的错谬里直奔、并在可拉的背叛中灭亡了。</text:p>
      <text:p text:style-name="P24"/>
      <text:p text:style-name="P24">这是第3课。</text:p>
      <text:p text:style-name="P24">希望同学们，留题的时候，把这些思考题目和这个要训从圣经当中都找出来答案。今天我们讲第4课，</text:p>
      <text:p text:style-name="P24"/>
      <text:p text:style-name="P24">4、叛逆的象征12-13节</text:p>
      <text:p text:style-name="P24">1:12 这样的人、在你们的爱席上、与你们同吃的时候、正是礁石，〔或作玷污〕他们作牧人、只知喂养自己、无所惧怕，是没有雨的云彩、被风飘荡，是秋天没有果子的树、死而又死、连根被拔出来，</text:p>
      <text:p text:style-name="P24">1:13 是海里的狂浪、涌出自己可耻的沫子来，是流荡的星、有墨黑的幽暗为他们永远存留。</text:p>
      <text:p text:style-name="P24"/>
      <text:p text:style-name="P24">这两节圣经，这叛逆的象征，就像以上12,13节举的这些样子，所以呀，这个，我们今天，看到了圣经上的话语，这个句子啊，他所说的句子，是我们同学啊，你在讲道的时候，我们有很多 的时候，语言美与不美，很多时候，看那个人上来了，讲道的时候，大伙本来愿意听神的话，但有时，讲道人没有讲出真意来，使大伙发困。。。</text:p>
      <text:p text:style-name="P24"/>
      <text:p text:style-name="P24">我见过有一个讲道人叫，于红结。他说了，同学们，你们不爱听，该困就睡，那是怨我，不怨你们 。呵呵。。。</text:p>
      <text:p text:style-name="P24"/>
      <text:p text:style-name="P24">我见一个，读经，站 起来，大声的，规规正正的读经，头一句，奉主的名读经。</text:p>
      <text:p text:style-name="P24"><text:soft-page-break/></text:p>
      <text:p text:style-name="P24">我们每个人都 必须带着神的灵在这里，抱着一个敬畏的心，敬畏神的心，啊，这个是必须我们这样的，这个就叫神的品格，你不要认为我们在神的面前，随随便便。</text:p>
      <text:p text:style-name="P24"/>
      <text:p text:style-name="P24">我就看到了，到过我们西塔教会没李老师，进去鸦雀无声。。。</text:p>
      <text:p text:style-name="P24">我们教会不行，大伙你×××</text:p>
      <text:p text:style-name="P24"/>
      <text:p text:style-name="P24">这是说什么，我们为后，领导教会的时候，必须正规化，不能偏，你各个呢，心里究竟有神没有，你各个不清楚吗，你没有，来这里学，就应该正规的学。12-13节，这里是叛逆的象征。</text:p>
      <text:p text:style-name="P24">1:12 这样的人、在你们的爱席上、与你们同吃的时候、正是礁石，〔或作玷污〕他们作牧人、只知喂养自己、无所惧怕，是没有雨的云彩、被风飘荡，是秋天没有果子的树、死而又死、连根被拔出来，</text:p>
      <text:p text:style-name="P24">1:13 是海里的狂浪、涌出自己可耻的沫子来，是流荡的星、有墨黑的幽暗为他们永远存留。</text:p>
      <text:p text:style-name="P24"/>
      <text:p text:style-name="P24">象征吗，真象征，感谢神。。。</text:p>
      <text:p text:style-name="P24"/>
      <text:p text:style-name="P24">这是叛逆的象征，引言 ：我们上的课，第<text:span text:style-name="T15">3课，讲的是假师傅，与旧约已死的，反面的映照，这个是作出的比喻。假师傅的特征，是什么样的。</text:span></text:p>
      <text:p text:style-name="P24"/>
      <text:p text:style-name="P24">第一个：席间的教师。</text:p>
      <text:p text:style-name="P24">哥林多前书<text:span text:style-name="T15">10：2节，你们聚会的时候，算不得吃主的晚餐，接受餐的时候，应该按礼而吃。</text:span></text:p>
      <text:p text:style-name="P24"/>
      <text:p text:style-name="P24">那里，我们举行晚餐里头，</text:p>
      <text:p text:style-name="P24">哥林多前书<text:span text:style-name="T15">11：23-34</text:span></text:p>
      <text:p text:style-name="P25">11:23 我当日传给你们的、原是从主领受的、就是主耶稣被卖的那一夜、拿起饼来、</text:p>
      <text:p text:style-name="P25">11:24 祝谢了、就擘开、说、这是我的身体、为你们舍的，〔舍有古卷作擘开〕你们应当如此行、为的是记念我。</text:p>
      <text:p text:style-name="P25">11:25 饭后、也照样拿起杯来、说、这杯是用我的血所立的新约，你们每逢喝的时候、要如此行、为的是记念我。</text:p>
      <text:p text:style-name="P25"><text:soft-page-break/>11:26 你们每逢吃这饼、喝这杯、是表明主的死、直等到他来。</text:p>
      <text:p text:style-name="P25">11:27 所以无论何人、不按理吃主的饼、喝主的杯、就是干犯主的身主的血了。</text:p>
      <text:p text:style-name="P25">11:28 人应当自己省察、然后吃这饼、喝这杯。</text:p>
      <text:p text:style-name="P25">11:29 因为人吃喝、若不分辨是主的身体、就是吃喝自己的罪了。</text:p>
      <text:p text:style-name="P25">11:30 因此、在你们中间有好些软弱的、与患病的、死的也不少。〔死原文作睡〕</text:p>
      <text:p text:style-name="P25">11:31 我们若是先分辨自己、就不至于受审。</text:p>
      <text:p text:style-name="P25">11:32 我们受审的时候、乃是被主惩治，免得我们和世人一同定罪。</text:p>
      <text:p text:style-name="P25">11:33 所以我弟兄们、你们聚会吃的时候、要彼此等待。</text:p>
      <text:p text:style-name="P25">11:34 若有人饥饿、可以在家里先吃，免得你们聚会自己取罪。其余的事、我来的时候再安排。</text:p>
      <text:p text:style-name="P25"/>
      <text:p text:style-name="P25">我曾经到过就是，我们不应该这么评论，但是，大伙都 这么说，那个叫呼喊派，大伙坐这么一起，烙的饼，按稀碎，每个礼拜都吃，不像我们一般的，他不正式。我们头一天，弟兄姐妹就得准备，祷告认罪，以后，该赴圣餐的时候，还要祷告认罪。赴圣餐，本来是基督教的两大圣礼。</text:p>
      <text:p text:style-name="P25"/>
      <text:p text:style-name="P25">不管你是做什么，必须要圣洁，工具要清洁，要正式。做的人，一定要圣洁，要重视，要恳切的祷告。那主的身体，我们就那么随便吃吗，不可能的事情，必须严肃，所以，这里告诉我们，要按礼，如果你真正不是这样，你这次吃圣餐，就是吃喝自己的罪。</text:p>
      <text:p text:style-name="P25"/>
      <text:p text:style-name="P25">你里面没有主，你就是有疑鹤。。。</text:p>
      <text:p text:style-name="P25"/>
      <text:p text:style-name="P25">下面说颁开。这里说如此行，就是效法主舍命流血的爱。你吃了主的肉，就应该和主联合，主的生命在你心中。如果你赴圣餐，真正起到作用。</text:p>
      <text:p text:style-name="P25"/>
      <text:p text:style-name="P25">我不该提这个事，我有次在撒冷教会赴圣餐的时候，刚开始的时候，那×××领会，刚开始的时候，祷告，唱诗，就 有两个姊妹哭了。哭了我还合计，怎么就哭了呢。不一会儿，一片姊妹哭了，后来 ，弟兄也哭了，我自己也止不住 ，全屋哭成一片声音，这，就是圣灵做工！！！</text:p>
      <text:p text:style-name="P25">我们读经也好，祷告也好，我们必须养成这种习惯，所以，这里说的是，两个如此行，一个是颁饼的时候，你们应当如此行，为的是纪念我。</text:p>
      <text:p text:style-name="P25"><text:soft-page-break/></text:p>
      <text:p text:style-name="P25">这里说了，席间的礁石。我们不能成为这样的礁石，所以，我们每个神的儿女，我们不能离开神，我们要信靠圣经，把主装在心里。</text:p>
      <text:p text:style-name="P25"/>
      <text:p text:style-name="P25">所以，无论何人，不按礼吃主的饼喝主的杯，就是干犯主的身体了，所以，我们赴圣餐是非常重要的。</text:p>
      <text:p text:style-name="P25"/>
      <text:p text:style-name="P25">哥林多前书5：11-13</text:p>
      <text:p text:style-name="P25">5:11 但如今我写信给你们说、若有称为弟兄、是行淫乱的、或贪婪的、或拜偶像的、或辱骂的、或醉酒的、或勒索的，这样的人不可与他相交，就是与他吃饭都不可。</text:p>
      <text:p text:style-name="P25">5:12 因为审判教外的人与我何干，教内的人岂不是你们审判的么，</text:p>
      <text:p text:style-name="P25">5:13 至于外人有神审判他们，你们应当把那恶人从你们中间赶出去。</text:p>
      <text:p text:style-name="P25"/>
      <text:p text:style-name="P25">秀伟念。</text:p>
      <text:p text:style-name="P25"/>
      <text:p text:style-name="P25">这段圣经，大伙知道吧。</text:p>
      <text:p text:style-name="P25"/>
      <text:p text:style-name="P25">所以，告诉我们，要注意这样的恶人 。</text:p>
      <text:p text:style-name="P25"/>
      <text:p text:style-name="P26">这里告诉我们了，是行淫乱的、或贪婪的、或拜偶像的、或辱骂的、或醉酒的、或勒索的，这样的人不可与他相交，就是与他吃饭都不可。</text:p>
      <text:p text:style-name="P26"/>
      <text:p text:style-name="P26">他在我们的席中是礁石。如果这样的人在席中，就像礁石一样，会使人跌倒。。。</text:p>
      <text:p text:style-name="P26"/>
      <text:p text:style-name="P26">还有，那些人专牧养自己。</text:p>
      <text:p text:style-name="P26"/>
      <text:p text:style-name="P26">使徒行传<text:span text:style-name="T36">20：28节，你们应当为全群谨慎，为自己谨慎，牧养神的教会，就是他用自己血所买来的。</text:span></text:p>
      <text:p text:style-name="P26"/>
      <text:p text:style-name="P26">我们讲道是牧，养是扶持。这两个事很重要 ，一个道跟不上去，教会就不可能太兴旺。</text:p>
      <text:p text:style-name="P26"><text:soft-page-break/></text:p>
      <text:p text:style-name="P26">我们一定要谨慎，一个是谨慎接受真正的牧人，有恩赐的牧人，就能使教会兴旺，再一个是教会的头羊，同工，经常注意了解，教会的每一个羊是不是有环境，软弱了。为什么主说我是羊的门呢，我们每个教会啊，比如 <text:span text:style-name="T36">30也好，20也好，100人也好，这些个肢体，你要注意每个肢体，他有没有环境，有没有软弱，或者今天他聚会，他没来，有没有什么有环境，你要全了解，要嘴勤，就是要问，问周围的，人，他为什么没有来，有什么鸮，软弱了，你要扶持，要会同工去扶持，这是羊。你没有这个爱心，这个扶持（小伙走了），你就慢慢把教会整软弱了。。。</text:span></text:p>
      <text:p text:style-name="P26"/>
      <text:p text:style-name="P26">大教会都是背个书包去，完事，背个书包 回去了，我们神家的仆人不行，你必须对每个羊，你都得要知道，我也说了，我们教会，每天聚会的时候，我们那个邓家票，他透晰，如果不这样，眼睛透黑，他软弱 。</text:p>
      <text:p text:style-name="P26"/>
      <text:p text:style-name="P26">我为什么这么说，看这个小孩，他有病了，大家要关心他，你这样才能真正，神的爱，在他身上彰显，对不对啊，如果你一个教会不这样的养，那个叫什么教会啊，这个我们要注意 。我们做牧人的，就像文革期间，他们有这个话，这个×××，队长也好啊，是主任也好，专门拔羊毛 ，喝羊血，这个不行，我们神家的仆人是耶稣的好牧人 ，耶稣是牧人 ，我们要效法他，也要做个好牧人 ，我们不是雇工，很多时候，雇工是那样，外地请个牧师，如果生命不怎样，他说说，我来这儿讲场道，你给我两个钱我好走，所以，这就是雇工 。牧人不是雇工 。你不是信神来，我是来找工作来了，我是来干活，挣钱，抱着这个想法不行，所以，彼得前书，务要牧养你们中间神的群羊。不是勉强，不是别人劝你，拉你，还是拘着大伙的面子，这样出来。让你出来，出于自己甘心主动，你有没有这个想法啊。你 这才行呢，你做出来的不是给别人看，而是给主看，你知道不。所以，甘心和乐意。</text:p>
      <text:p text:style-name="P26"/>
      <text:p text:style-name="P26">主耶稣说，我是好牧人，好牧人什么样子？为羊舍命，这才是正理呢。约翰福音<text:span text:style-name="T36">20：14-17节。他们吃完了早饭，耶稣对西门说，约翰的儿子西门，你爱我比 这些更深 吗。。</text:span></text:p>
      <text:p text:style-name="P26">这三次，我们的主耶稣，问彼得，主耶稣问他，你要喂养我的羊，今天，我们在座 的同学，我们学习，以后要牧养神的羊 ，不是一个那么容易的事情，要受许多的苦，所以说，有很多时候，就像，雅各书，<text:span text:style-name="T36">1：9节，1:9 卑微的弟兄升高、就该喜乐，</text:span></text:p>
      <text:p text:style-name="P26"><text:soft-page-break/>我们做神的儿女，要做法老车上的俊马。。。</text:p>
      <text:p text:style-name="P27">1:9 我的佳偶、我将你比法老车上套的骏马。。。。</text:p>
      <text:p text:style-name="P27"/>
      <text:p text:style-name="P27">但是，我们看了，刚才我们说的，那些假师傅，他不是这样，他第一点是专门顾自己。以西结书 30：1-3节。</text:p>
      <text:p text:style-name="P28">以西结书 34:1 耶和华的话临到我说，</text:p>
      <text:p text:style-name="P28">以西结书 34:2 人子阿，你要向以色列的牧人发预言攻击他们，说，主耶和华如此说，祸哉，以色列的牧人，只知牧&gt;养自己，牧人岂不当牧养群羊么。</text:p>
      <text:p text:style-name="P28">以西结书 34:3 你们吃脂油，穿羊毛，宰肥壮的，却不牧养群羊。</text:p>
      <text:p text:style-name="P28"/>
      <text:p text:style-name="P28">这就是象征，今天牧养的假师傅少吗？不少吧。</text:p>
      <text:p text:style-name="P28"/>
      <text:p text:style-name="P28">有次，我和我们家姊妹，还有高长老，我们一起，到××，一起到××的海洋市，其中有个牧师和我们去了，到那儿，给人讲两天道，拿3000回来 。我不是表扬我好，是给这个牧师了，这个牧师说，好，到北京了，开个宾馆 ，我们教会拿钱，完事，他亲戚住进来了，我是说，有人他专门收拾钱，这样，他能做好啊。你不要以得钱为门路，千万要记住，上帝给你的钱，你心里有平安，但是，你必须抱着一个感恩的心。你到哪，想弄点钱，这样能行吗。所以，我们年轻的学生，首先要竖立为主献上的心，不要效法拔羊毛，喝羊血的人。我们从这个时候，立志为主献上，这样主事事都能祝福我们 。</text:p>
      <text:p text:style-name="P28"/>
      <text:p text:style-name="P28">腓立比书3：18-19节。</text:p>
      <text:p text:style-name="P28"/>
      <text:p text:style-name="P28">3:18 因为有许多人行事、是基督十字架的仇敌，我屡次告诉你们、现在又流泪的告诉你们。</text:p>
      <text:p text:style-name="P28">3:19 他们的结局就是沉沦、他们的神就是自己的肚腹、他们以自己的羞辱为荣耀、专以地上的事为念。</text:p>
      <text:p text:style-name="P28"/>
      <text:p text:style-name="P28">圣经上告诉我们，因为有许多人行事、是基督十字架的仇敌，我屡次告诉你们、现在又流泪的告诉你们。他们的结局就是沉沦、他们的神就是自己的肚腹、他们以自己的羞辱为荣耀、专以地上的事为念。</text:p>
      <text:p text:style-name="P28"/>
      <text:p text:style-name="P28"><text:soft-page-break/>你说，那个从温州，到沈阳来宣教，那个时候，多困难啊，从76年改革开放，就在沈阳建立教会了，你说你住 了20年监狱，完事出来，又有作风问题行淫，被沈阳教会开除了，这个事，你说，多么可怜啊，所以说，这些，都是我们的鉴戒。</text:p>
      <text:p text:style-name="P28"/>
      <text:p text:style-name="P28">无所惧怕 ，这是犹大书12节，中间的这一句话，他们犯罪，无所惧怕，因为他们的眼中不怕神，罗马书3：18节</text:p>
      <text:p text:style-name="P28"/>
      <text:p text:style-name="P28">第3点，他们是没有雨的云彩。今年，我们辽宁普遍旱，那个地啊，干旱，你坐火车上就看见了，地TULU一片，没有苗，有苗。</text:p>
      <text:p text:style-name="P28"/>
      <text:p text:style-name="P28">那个，刘树化，我问他，你咋样，我地里呢，抱着水管浇地呢。。。</text:p>
      <text:p text:style-name="P28"/>
      <text:p text:style-name="P28">如果老不下雨，那庄稼不就完了吗，现在就不下雨，只能浇。。。</text:p>
      <text:p text:style-name="P28"/>
      <text:p text:style-name="P28">没有雨的云彩，只有外貌，没有神的生命。箴言25：14节</text:p>
      <text:p text:style-name="P28">25:14 空夸赠送礼物的、好像无雨的风云。</text:p>
      <text:p text:style-name="P28"/>
      <text:p text:style-name="P28">没有雨的云彩，干 打雷不下雨，干 嘴说，我信主，我爱弟兄姊妹，但是，舍不出来，下不出来，咱们这个话。</text:p>
      <text:p text:style-name="P28"/>
      <text:p text:style-name="P28">罗马书5：20节</text:p>
      <text:p text:style-name="P28"/>
      <text:p text:style-name="P28">5:20 律法本是外添的、叫过犯显多，只是罪在那里显多、恩典就更显多了。</text:p>
      <text:p text:style-name="P28"/>
      <text:p text:style-name="P28">我们都是罪人。</text:p>
      <text:p text:style-name="P28"/>
      <text:p text:style-name="P28">那个张清河弟兄，黑社会的人，你看他两面交，黑社会是老大，那些退休老干部，他还是那个钓鱼主席。</text:p>
      <text:p text:style-name="P28"/>
      <text:p text:style-name="P28">这个黑社会的人啊，但是呢，他母亲，归天了，是信主的，归天了，信主了，他住院的时候，这老姊妹不能动弹，他就整个床和人，都很脏，是教会里头，又擦又洗，天天 伺候。那人一看，信主的人这么大爱，我这作儿子的都没这么伺候，他就信了。这罪恶大，更显出神的恩典多。他越在罪中的人，越有难处的时候，你越用主的爱，神的恩典就在他身上显多。</text:p>
      <text:p text:style-name="P28"><text:soft-page-break/></text:p>
      <text:p text:style-name="P28">有个钢弟兄，我们也在北京开会，全国家庭教会开会，人要散会的时候，这个钢弟兄，上你们那儿，给你们讲两个道吧。我看这小子，秃头秃脑的，像个小流氓，我不要。没想到，给我领过来了。他讲了，他说，他在××作大哥，他坐了几年，后来，一起出来了，让狱友也信，喝酒行不？行，抽烟行不？也行。这些人，就打着牌子，哈利路亚。这些人，就坐着摩托，宣传福音。到教会的时候，他们说，大哥，得了，你把我们骗了，教会还让喝酒，教会还让抽烟。就都改变了。罪恶越多，恩典越多，就挑选这些有见证的人。你现在到×××，人家成立教会了。所以，姊妹弟兄，我们做工作，要抓 重点，才能将福音传开。你不要想，平平淡淡，这个不行。</text:p>
      <text:p text:style-name="P28"/>
      <text:p text:style-name="P28">轻浮不定，没有雨的云彩，轻浮不定。以弗所书4：14节</text:p>
      <text:p text:style-name="P28">4:14 使我们不再作小孩子、中了人的诡计、和欺骗的法术、被一切异教之风摇动、飘来飘去、就随从各样的异端，</text:p>
      <text:p text:style-name="P28"/>
      <text:p text:style-name="P28">今天教会上，主要头羊，同工，必须要站稳，时时警醒，不能像那个云彩，轻浮不定，随从各样的异端。人家说什么，你就轻易 的就信。昨个，肖老师，说，××××××××××××××××××××××××</text:p>
      <text:p text:style-name="P28">所以说，我们时时都要警醒谨慎。</text:p>
      <text:p text:style-name="P28"/>
      <text:p text:style-name="P28">我们是有使命感 的人，我们是有耶稣托付我们 的，把这些羊托付我们了。没事人吗？平信徒吗？不是 。</text:p>
      <text:p text:style-name="P28"/>
      <text:p text:style-name="P28">你肩膀上现在给你担子了，你干不干去浇。</text:p>
      <text:p text:style-name="P28"/>
      <text:p text:style-name="P28">我们有神的话，我们就敢于浇起这个重担。</text:p>
      <text:p text:style-name="P28"/>
      <text:p text:style-name="P28">1、只有外貌</text:p>
      <text:p text:style-name="P28">2、轻浮不定</text:p>
      <text:p text:style-name="P28">3、时间不长</text:p>
      <text:p text:style-name="P28">怎么叫时间不长，没有雨的云彩就时间不长。</text:p>
      <text:p text:style-name="P28">其实明天如何，你们还不知道 *********</text:p>
      <text:p text:style-name="P28"/>
      <text:p text:style-name="P28">如圣经上的3孙，他的驴×骨，杀1000人，后来被弃，为什么被弃的？淫乱。所以啊，年轻人，我们的道路才开始，这一辈子，到最后也，这个路啊，是漫长的路，在漫长的路中，我们能不能靠主坚持到底，这是 个很大的事情，尤其是这样的花花世界，我们不能被引诱，这个是很重要的事情 。</text:p>
      <text:p text:style-name="P28"><text:soft-page-break/>·</text:p>
      <text:p text:style-name="P28">我们教会，家长，父母，因为他们的信主，把我们送到这儿来，我们能不能坚定我们的路，能不能立下心志，这是我们每个人所思考的问题。</text:p>
      <text:p text:style-name="P28"/>
      <text:p text:style-name="P29">4、没果的死树。</text:p>
      <text:p text:style-name="P29">那个现在，我们到××讲道的时候，有个卢姊妹，他包了×××，每年都 ×××，现在××呢，所以，很有技术呢。。。</text:p>
      <text:p text:style-name="P29">但是，我们知道，这里圣经上说的，是没有果子的死树，我们能不能结果子，主要是你自己，你生命的道，你里面的性格，所以，这里，于是用比喻说，一个人有一个无花果权，×××我这3年来，×××何必白占地土呢。也就是，路加福音13：6-7节。</text:p>
      <text:p text:style-name="P29"/>
      <text:p text:style-name="P29">现在我们是一颗无花果树，我们能不能结果子 。</text:p>
      <text:p text:style-name="P29">·</text:p>
      <text:p text:style-name="P29">我们每个人，要记着，上帝拣选我们是让我们结果子，不是让我们白占地土。</text:p>
      <text:p text:style-name="P29"/>
      <text:p text:style-name="P29">因为他没有结果子，上帝就要把他砍去。</text:p>
      <text:p text:style-name="P29">第二个，我们不能不结果子 ，</text:p>
      <text:p text:style-name="P29"/>
      <text:p text:style-name="P29">我们是神所挑选，把恩典赐给了我们，让我们在这里走正路。</text:p>
      <text:p text:style-name="P29"/>
      <text:p text:style-name="P29">这个是个多烂的社会啊，我们各个，多平安啊，各个，有没有感恩的心啊。。。</text:p>
      <text:p text:style-name="P29"/>
      <text:p text:style-name="P30">5、海里的狂浪。</text:p>
      <text:p text:style-name="P30">产生扰乱。</text:p>
      <text:p text:style-name="P30">雅各书 3：13-16节</text:p>
      <text:p text:style-name="P30">3:13 你们中间谁是有智慧有见识的呢，他就当在智慧的温柔上、显出他的善行来。</text:p>
      <text:p text:style-name="P30">3:14 你们心里若怀着苦毒的嫉妒和分争、就不可自夸、也不可说谎话抵挡真道。</text:p>
      <text:p text:style-name="P30"><text:soft-page-break/>3:15 这样的智慧、不是从上头来的、乃是属地的、属情欲的、属鬼魔的。</text:p>
      <text:p text:style-name="P30">3:16 在何处有嫉妒分争、就在何处有扰乱、和各样的坏事。</text:p>
      <text:p text:style-name="P30"/>
      <text:p text:style-name="P30">就是那些，心里怀着苦毒的嫉妒和分争、就不可自夸、也不可说谎话抵挡真道。</text:p>
      <text:p text:style-name="P30"/>
      <text:p text:style-name="P30">这样的智慧、不是从上头来的、乃是属地的、属情欲的、属鬼魔的。在何处有嫉妒分争、就在何处有扰乱、和各样的坏事。</text:p>
      <text:p text:style-name="P30">教会就怕这样，有几个人起分争，就有麻烦了。</text:p>
      <text:p text:style-name="P30">你脱离了圣经，还认为好，你是从上头来的吗。</text:p>
      <text:p text:style-name="P30"/>
      <text:p text:style-name="P30">第2点是翻腾的水。耶利米书6：7节</text:p>
      <text:p text:style-name="P30">6:7 井怎样涌出水来、这城也照样涌出恶来，在其间常听见有强暴毁灭的事、病患损伤也常在我面前。</text:p>
      <text:p text:style-name="P30">按着耶利米先知，上帝给他的看见。</text:p>
      <text:p text:style-name="P30">我们年轻人，千万要谨慎，不光谨慎口舌，我们要知道，病从口入，祸从口出。我们年轻人，要正正排排。每个人都要慎重 。这样你不失掉耶稣基督的风格，荣耀，这样才行呢。年轻时，就竖立这种风范，叫人看见都尊重你，不是一般的孩子，也不是一般人家的孩子，可能是教会的孩子 。</text:p>
      <text:p text:style-name="P30"/>
      <text:p text:style-name="P30">以赛亚书57：60节</text:p>
      <text:p text:style-name="P30">57:20 惟独恶人、好像翻腾的海、不得平静、其中的水、常涌出污秽和淤泥来。</text:p>
      <text:p text:style-name="P30"/>
      <text:p text:style-name="P30">唉呀，这是形容的太逼真了。</text:p>
      <text:p text:style-name="P30"/>
      <text:p text:style-name="P30">第3点，忽聚忽散。</text:p>
      <text:p text:style-name="P30">···</text:p>
      <text:p text:style-name="P30">耶稣总教训，怕这个假冒为善，这不是一眼就看出来的，你瞅不出来，但是，他心里是恶的，所以，我们不光要防备这样的人，我们 所做的事情，有时候，也假冒为善，我们千万，要把这种酵，从我们心中除去。</text:p>
      <text:p text:style-name="P30"/>
      <text:p text:style-name="P30"><text:soft-page-break/>这个不像社会，我们那个时候，社会讲我要治你，我还不利用面，我用他来治你，这个阴招，厉害。这个假冒为善的人，相当有办法，我们从年轻做起，要心地诚实。心里有耶稣基督，就 要把这爱 活出来。你不要暗中净是事，净是故事，这样不行。什么重要？人活着不在于吃的食物，在于神的话，能改变我们 的性情，能改变我们的生命，这个是主要的。我们不管来这2年，1天，我们经过这了，神学，我们就要把神学里面的生命，带到各自的家中。</text:p>
      <text:p text:style-name="P30"/>
      <text:p text:style-name="P30">越是离你近的 人，你越要见证（耶稣的生命）。</text:p>
      <text:p text:style-name="P30"/>
      <text:p text:style-name="P30">（讲他二儿媳妇。。。）</text:p>
      <text:p text:style-name="P30"/>
      <text:p text:style-name="P31">6、是游荡的星，什么叫游荡的星</text:p>
      <text:p text:style-name="P31">a、不守轨道</text:p>
      <text:p text:style-name="P32">我们回到教会，要扶持好头羊，这样才能使教会兴旺。如果你知道耶稣做王，你就不要个人想出头，这不行。</text:p>
      <text:p text:style-name="P32"/>
      <text:p text:style-name="P32">总要用爱心互相扶持，不是一时，是总要用爱心，互相扶持。</text:p>
      <text:p text:style-name="P32"/>
      <text:p text:style-name="P33">很多时候，我们不能总，总是一时冷，一时热，这个不对，我们要总是用爱心互相扶持。</text:p>
      <text:p text:style-name="P33"/>
      <text:p text:style-name="P33">b、离开本位。</text:p>
      <text:p text:style-name="P32">我们很多时候是这样，来回的人，不固定在哪儿，这样的人最ZAO。到哪个教会，哪个教会烂。他还有能耐，还有说服力。。。</text:p>
      <text:p text:style-name="P32"/>
      <text:p text:style-name="P67"><text:span text:style-name="T38">腓立比书</text:span><text:span text:style-name="T39">3;20</text:span></text:p>
      <text:p text:style-name="P34">3:20 我们却是天上的国民，并且等候救主、就是主耶稣基督、从天上降临。</text:p>
      <text:p text:style-name="P34">我们的家在天上，那个美丽极荣化。来到这里，我们是暂居，做客旅。今天是被主暂留下。我们的一生也好，那是什么呢，是在世上，一段时间，就该回到天上了。这玩意就像什么呢？到火车站了，我们可能早去一点了，1点的，我12点去了，就坐着等，这车怎么还没来。。。等到1点，这车就来了，马上就过去了。我们看，主怎么还没来，主来了，你就完了。。。</text:p>
      <text:p text:style-name="P34"/>
      <text:p text:style-name="P34"><text:soft-page-break/>认树要先看果子 。马太福音7：15-20</text:p>
      <text:p text:style-name="P34">7:15 你们要防备假先知，他们到你们这里来、外面披着羊皮、里面却是残暴的狼。</text:p>
      <text:p text:style-name="P34">7:16 凭着他们的果子、就可以认出他们来。荆棘上岂能摘葡萄呢，蒺藜里岂能摘无花果呢。</text:p>
      <text:p text:style-name="P34">7:17 这样、凡好树都结好果子、惟独坏树结坏果子。</text:p>
      <text:p text:style-name="P34">7:18 好树不能结坏果子、坏树不能结好果子。</text:p>
      <text:p text:style-name="P34">7:19 凡不结好果子的树、就砍下来、丢在火里。</text:p>
      <text:p text:style-name="P34">7:20 所以凭着他们的果子、就可以认出他们来。</text:p>
      <text:p text:style-name="P34"/>
      <text:p text:style-name="P34">2、悔改要趁机会</text:p>
      <text:p text:style-name="P34">哥林多后书6：1-2节</text:p>
      <text:p text:style-name="P34">6:1 我们与神同工的、也劝你们、不可徒受他的恩典，</text:p>
      <text:p text:style-name="P34">6:2 因为他说、‘在悦纳的时候、我应允了你，在拯救的日子、我搭救了你。’看哪、现在正是悦纳的时候、现在正是拯救的日子。</text:p>
      <text:p text:style-name="P34"/>
      <text:p text:style-name="P34">例题1：叛逆者为什么受罚？犹大书12-13节</text:p>
      <text:p text:style-name="P34">1、绊人跌倒，是礁石。马太福音18：6-7节</text:p>
      <text:p text:style-name="P34">2、单顾自己，约翰福音10：12-13节。</text:p>
      <text:p text:style-name="P34">加拉太书6：2节</text:p>
      <text:p text:style-name="P34">3、有外无内，假冒为善。提摩太后书3：15节。</text:p>
      <text:p text:style-name="P34">4、不结果子，马太福音3：10节</text:p>
      <text:p text:style-name="P34">5、恶闻于神，</text:p>
      <text:p text:style-name="P34">6、任意妄为。</text:p>
      <text:p text:style-name="P34">思考题：</text:p>
      <text:p text:style-name="P34">1、席间的礁石有何危险。</text:p>
      <text:p text:style-name="P34">2、没有果子的树结局如何，对我们有什么鉴戒。</text:p>
      <text:p text:style-name="P34">3、兄弟犹大对我们有什么，训诲。</text:p>
      <text:p text:style-name="P34"/>
      <text:p text:style-name="P90">第五课：主来的审判</text:p>
      <text:p text:style-name="P68"><text:span text:style-name="T37">犹大书</text:span><text:span text:style-name="T40">14-16节</text:span></text:p>
      <text:p text:style-name="P35">1:14 亚当的七世孙以诺、曾预言这些人说、看哪、主带着他的千万圣者降临、</text:p>
      <text:p text:style-name="P35">1:15 要在众人身上行审判、证实那一切不敬虔的人、所妄行一切不敬虔的事、又证实不敬虔之罪人所说顶撞他的刚愎话。</text:p>
      <text:p text:style-name="P35">1:16 这些人是私下议论、常发怨言的、随从自己的情欲而行、口中说夸大的话、为得便宜谄媚人。</text:p>
      <text:p text:style-name="P35"/>
      <text:p text:style-name="P35">这是两节圣经，题目是主来的审判，这个分3段，这个两节圣经分3段，</text:p>
      <text:p text:style-name="P35">第二个题目，带众圣者降临</text:p>
      <text:p text:style-name="P35">第3,审判一切罪人，15-16节。</text:p>
      <text:p text:style-name="P35"/>
      <text:p text:style-name="P35">第1个题目，曾被以诺预言。亚当的7世孙以诺预言主二次降临，怎么会被以诺知道呢，有3个原因：</text:p>
      <text:p text:style-name="P35">1、以诺是凭生命说预言。你没有主的生命，能说预言吗。以诺有主的生命。创世纪 5：24节。</text:p>
      <text:p text:style-name="P35">5:24 以诺与神同行、神将他取去、他就不在世了。</text:p>
      <text:p text:style-name="P35">圣经当中有几个不见死的人？以诺，以利亚，这两个是不见死的人。</text:p>
      <text:p text:style-name="P69"><text:span text:style-name="T37">神往往要向与他亲近的人，启示信息。创世纪18：</text:span><text:span text:style-name="T41">18:17 耶和华说、我所要作的事、岂可瞒着亚伯拉罕呢，</text:span></text:p>
      <text:p text:style-name="P36">为什么呢？亚伯拉罕信，神称他为义，神不但称他为义，神还称他为朋友 。</text:p>
      <text:p text:style-name="P36">第二个，是照信心说预言 ，因为以诺有信心的伟人，谁说的他是信心的伟人？希伯来书11：5节</text:p>
      <text:p text:style-name="P36">11:5 以诺因着信被接去、不至于见死，人也找不着他、因为神已经把他接去了，只是他被接去以先、已经得了神喜悦他的明证。</text:p>
      <text:p text:style-name="P36"/>
      <text:p text:style-name="P36">他要照着信心的程度说预言，所以，罗马书 12：6节</text:p>
      <text:p text:style-name="P36">12:6 按我们所得的恩赐、各有不同，或说预言、就当照着信心的程度说预言，</text:p>
      <text:p text:style-name="P36">信心的程度说预言，这是第二个，就是照信心说预言，这个圣经上的明证 。我们是信的圣经上的神的话，只有神的话，才能证明预言 。</text:p>
      <text:p text:style-name="P36">第3个，照灵感说预言 。</text:p>
      <text:p text:style-name="P36">说预言的，都是被圣灵感动，被圣灵感动，但是，圣经是标准。今天，有不少人，他们也要说预言，有没有灵感，这个我们不敢确定，但是，我们要知道，我们有个标准，必须有个圣经的标准，不是随便乱说的。你得看圣经的全部。</text:p>
      <text:p text:style-name="P36"><text:soft-page-break/></text:p>
      <text:p text:style-name="P36">彼得后书1：21节</text:p>
      <text:p text:style-name="P36">1:21 因为预言从来没有出于人意的、乃是人被圣灵感动说出神的话来。</text:p>
      <text:p text:style-name="P70"><text:span text:style-name="T37">以诺被圣灵感动，能知道当时的罪恶受审判，故取名，玛土撒拉。创世纪5：21-22节。</text:span></text:p>
      <text:p text:style-name="P36">5:21 以诺活到六十五岁、生了玛土撒拉。</text:p>
      <text:p text:style-name="P36">5:22 以诺生玛土撒拉之后、与神同行三百年，并且生儿养女。</text:p>
      <text:p text:style-name="P36">那早呢，我才80多岁。。。还得有3份呢，是吧。。。你们这年轻的赶上了兴许，能活到300，400岁呢，李老师，是吧，我看你体格好。。</text:p>
      <text:p text:style-name="P36"/>
      <text:p text:style-name="P36">活了300年，并且生儿养女，以诺共活了365岁，以诺与神同行，神将他取去，他就不在世了。</text:p>
      <text:p text:style-name="P36"/>
      <text:p text:style-name="P36">以诺就靠着儿子的名字，向世人宣告预言。我们今天，是主耶稣给我们取名叫基督徒 ，翻过来，叫小基督。我们都 有耶稣基督，我们慢慢要长成基督的身量。在本书中，犹大补充了以诺的预言，关于耶稣的再来 ，这是圣灵的感动，没有圣灵的感动，谁知道神的事呢。没有圣灵的感动，我们怎能口称耶稣基督为主呢。这里，我们要知道，圣灵感动我们 。</text:p>
      <text:p text:style-name="P36">这是第一个大题目，曾被以诺预言 。</text:p>
      <text:p text:style-name="P36"/>
      <text:p text:style-name="P36">2、带着众圣者降临。</text:p>
      <text:p text:style-name="P36">14下。怎么降临？主的降临可分两步，1是降临空中，接去教会到天上。2是带领教会千万圣者降临地上。圣经记着，第2步降临有6个特征。</text:p>
      <text:p text:style-name="P36">第2步，圣经记载，主的降临有6个特征：</text:p>
      <text:p text:style-name="P36">a、驾白云降临。启示录6：14节，马太福音24：64节，26:64 耶稣对他说、你说的是，然而我告诉你们、后来你们要看见人子、坐在那权能者的右边、驾着天上的云降临。这些都是预言性的，没有圣经我们不能凭着人意说。</text:p>
      <text:p text:style-name="P36">但以理书，7：13节。</text:p>
      <text:p text:style-name="P36"><text:soft-page-break/>7:13 我在夜间的异象中观看、见有一位像人子的、驾着天云而来、被领到亘古常在者面前、</text:p>
      <text:p text:style-name="P36">b、同众天使降临。马太福音21：31节。</text:p>
      <text:p text:style-name="P36">这6种第2步的。</text:p>
      <text:p text:style-name="P70"><text:span text:style-name="T37">第3步，灾期过去的降临。灾期记载在马太福音</text:span><text:span text:style-name="T42">24：29-30</text:span></text:p>
      <text:p text:style-name="P37">24:29 那些日子的灾难一过去、日头就变黑了、月亮也不放光、众星要从天上坠落、天势都要震动。</text:p>
      <text:p text:style-name="P37">24:30 那时、人子的兆头要显在天上、地上的万族都要哀哭，他们要看见人子、有能力、有大荣耀、驾着天上的云降临。</text:p>
      <text:p text:style-name="P71"><text:span text:style-name="T37">d、脚 踏云地降临。撒迦利亚书</text:span><text:span text:style-name="T43">14：4节</text:span></text:p>
      <text:p text:style-name="P38">14:4 那日、他的脚必站在耶路撒冷前面朝东的橄榄山上，这山必从中间分裂、自东至西、成为极大的谷，山的一半向北挪移、一半向南挪移。</text:p>
      <text:p text:style-name="P38"/>
      <text:p text:style-name="P72"><text:span text:style-name="T37">这话信吗？这个我听那个×××讲预言，他说那个，我们说那个，橄榄山，已经裂挺宽了，主再来 ，等他裂开成一个谷的时候，主就降临了。</text:span></text:p>
      <text:p text:style-name="P38"/>
      <text:p text:style-name="P38">e、众目共见降临。启示录1：7节</text:p>
      <text:p text:style-name="P38">1:7 看哪、他驾云降临，众目要看见他、连刺他的人也要看见他，地上的万族都要因他哀哭。这话是真实的。阿们。</text:p>
      <text:p text:style-name="P38">撒迦利亚书12：10</text:p>
      <text:p text:style-name="P38">12:10 我必将那施恩叫人恳求的灵、浇灌大卫家、和耶路撒冷的居民，他们必仰望我、〔或作他本节同〕就是他们所扎的，必为我悲哀、如丧独生子、又为我愁苦、如丧长子。</text:p>
      <text:p text:style-name="P38">马太福音24节中间，他们要看见···</text:p>
      <text:p text:style-name="P38">f、众军跟随的降临。启示录19：14</text:p>
      <text:p text:style-name="P38">19:14 在天上的众军、骑着白马、穿着细麻衣、又白又洁、跟随他。</text:p>
      <text:p text:style-name="P38">众军和千万的圣者，指教会。</text:p>
      <text:p text:style-name="P38">约翰福音14：3节，</text:p>
      <text:p text:style-name="P38">14:3 我若去为你们预备了地方、就必再来接你们到我那里去，我在那里、叫你们也在那里。</text:p>
      <text:p text:style-name="P38">启示录14：1节</text:p>
      <text:p text:style-name="P38">14:1 我又观看、见羔羊站在锡安山、同他又有十四万四千人、都有他的名、和他父的名、写在额上。</text:p>
      <text:p text:style-name="P38"><text:soft-page-break/>希伯来书2：10节</text:p>
      <text:p text:style-name="P38">2:10 原来那为万物所属、为万物所本的、要领许多的儿子进荣耀里去、使救他们的元帅、因受苦难得以完全、本是合宜的。</text:p>
      <text:p text:style-name="P38"/>
      <text:p text:style-name="P38">3、审判一切罪人，15-16节。</text:p>
      <text:p text:style-name="P38">怎么审判的恶人呢？要在众人身上行审判。白色大宝座前的审判，基督台前的交帐。我们要在基督台前交账，一切要在白色大宝座前审判。15节说，要在众人身上行审判，正是那一切 不敬虔的人，所妄行一切不敬虔的事，又证实不敬虔人所顶撞他的·······</text:p>
      <text:p text:style-name="P38"/>
      <text:p text:style-name="P38">这里讲的是罪证，罪行。所以，法院，审判的时候，必须有罪证，罪行，实事求是的进行审判，定罪 。将来我们在天上也是这样 。因为有一本册，记录 。</text:p>
      <text:p text:style-name="P39">1:16 这些人是私下议论、常发怨言的、随从自己的情欲而行、口中说夸大的话、为得便宜谄媚人。</text:p>
      <text:p text:style-name="P39">不仅是对神，你爱神，你看不见，你不爱人，你说爱神，这就不好了。我们不仅要爱神，也要爱人。</text:p>
      <text:p text:style-name="P39">使徒行传17：31</text:p>
      <text:p text:style-name="P39">17:31 因为他已经定了日子、要藉着他所设立的人、按公义审判天下，并且叫他从死里复活、给万人作可信的凭据。</text:p>
      <text:p text:style-name="P39">信主的死了，为什么叫睡了？他的肉体睡了，灵魂躺在主的怀里。</text:p>
      <text:p text:style-name="P39"/>
      <text:p text:style-name="P39">罗马书2：5节</text:p>
      <text:p text:style-name="P39">2:5 你竟任着你刚硬不悔改的心、为自己积蓄忿怒、以致神震怒、显他公义审判的日子来到。</text:p>
      <text:p text:style-name="P39">2:6 他必照各人的行为报应各人，</text:p>
      <text:p text:style-name="P39">对不敬虔的罪人有两个证实：</text:p>
      <text:p text:style-name="P39">证实不敬虔的人不敬虔的事。是情欲的事情 。</text:p>
      <text:p text:style-name="P39">加拉太书5：19-21节</text:p>
      <text:p text:style-name="P39">5:19 情欲的事、都是显而易见的，就如奸淫、污秽、邪荡、</text:p>
      <text:p text:style-name="P39">5:20 拜偶像、邪术、仇恨、争竞、忌恨、恼怒、结党、纷争、异端、</text:p>
      <text:p text:style-name="P39">5:21 嫉妒、〔有古卷在此有凶杀二字〕醉酒、荒宴等类、我从前告诉你们、现在又告诉你们、行这样事的人、必不能承受神的国</text:p>
      <text:p text:style-name="P39"/>
      <text:p text:style-name="P39">犯奸淫的人，你一瞅他的眼睛，就能瞅出来。。。这显而易见啊，我们都能有个大概 。</text:p>
      <text:p text:style-name="P39"><text:soft-page-break/></text:p>
      <text:p text:style-name="P39">彼得后书3：4节</text:p>
      <text:p text:style-name="P39">3:3 第一要紧的、该知道在末世必有好讥诮的人、随从自己的私欲出来讥诮说、</text:p>
      <text:p text:style-name="P39">3:4 主要降临的应许在哪里呢，因为从列祖睡了以来、万物与起初创造的时候仍是一样。</text:p>
      <text:p text:style-name="P39"/>
      <text:p text:style-name="P39">这是关于信仰的罪，不信基督降临的罪，故被定罪 。</text:p>
      <text:p text:style-name="P39">约翰福音8：24节</text:p>
      <text:p text:style-name="P39">8:24 所以我对你们说、你们要死在罪中、你们若不信我是基督、必要死在罪中。</text:p>
      <text:p text:style-name="P39"/>
      <text:p text:style-name="P39">约翰福音3：18节</text:p>
      <text:p text:style-name="P39">3:18 信他的人、不被定罪，不信的人、罪已经定了、因为他不信神独生子的名。</text:p>
      <text:p text:style-name="P39"/>
      <text:p text:style-name="P39">2、常发怨言。</text:p>
      <text:p text:style-name="P39">以色列人被灭在旷野，也是向神发怨言的罪。</text:p>
      <text:p text:style-name="P39">你们也不要发怨言，像他们发怨言的，就被那灭命的所灭。</text:p>
      <text:p text:style-name="P39"/>
      <text:p text:style-name="P39">3、说话夸大。</text:p>
      <text:p text:style-name="P39">启示录 13：6节</text:p>
      <text:p text:style-name="P39">13:6 兽就开口向神说亵渎的话、亵渎神的名、并他的帐幕、以及那些住在天上的。</text:p>
      <text:p text:style-name="P39">马可福音12：13-15节</text:p>
      <text:p text:style-name="P39">马太福音5：37节</text:p>
      <text:p text:style-name="P39">5:37 你们的话、是、就说是，不是、就说不是，若再多说、就是出于那恶者。〔或作是从恶里出来的〕</text:p>
      <text:p text:style-name="P39">马可福音12：36节。</text:p>
      <text:p text:style-name="P40"/>
      <text:p text:style-name="P40">第5课要训：</text:p>
      <text:p text:style-name="P73"><text:span text:style-name="T37">1、肉身虽然入世，灵性却要超世。创世纪</text:span><text:span text:style-name="T44">5：31节</text:span></text:p>
      <text:p text:style-name="P41">2、现在没有审判，主来必受审判。启示录22：12节</text:p>
      <text:p text:style-name="P41">第5课的两个要训。</text:p>
      <text:p text:style-name="P41"><text:soft-page-break/></text:p>
      <text:p text:style-name="P41">例题：经文，犹大书14节</text:p>
      <text:p text:style-name="P41">题目：超世的以诺。以诺的超世有几个例证，是我们的榜样 。</text:p>
      <text:p text:style-name="P41">1、地位的超世。亚当里的子孙，都是罪人，罗马书5：12节。罗马书5：18上，19上，12节</text:p>
      <text:p text:style-name="P41">5:12 这就如罪是从一人入了世界、死又是从罪来的、于是死就临到众人、因为众人都犯了罪。</text:p>
      <text:p text:style-name="P41">你在亚当里，肉体里生的，都是罪人，所以，保罗说，世上没有一个义人。（引述）</text:p>
      <text:p text:style-name="P41">5:19 因一人的悖逆、众人成为罪人、照样、因一人的顺从、众人也成为义了。</text:p>
      <text:p text:style-name="P41">以诺却能超 出其境，得神的喜悦 。</text:p>
      <text:p text:style-name="P41">希伯来书11：5下。</text:p>
      <text:p text:style-name="P41">罗马书8：33-34</text:p>
      <text:p text:style-name="P41">8:33 谁能控告神所拣选的人呢，有神称他们为义了。〔或作是称他们为义的神么〕</text:p>
      <text:p text:style-name="P41">8:34 谁能定他们的罪呢，有基督耶稣已经死了、而且从死里复活、现今在神的右边、也替我们祈求。〔有基督云云或作是已经死了而且从死里复活现今在神的右边也替我们祈求的基督耶稣么〕</text:p>
      <text:p text:style-name="P41"/>
      <text:p text:style-name="P41">2、灵智 超 世。</text:p>
      <text:p text:style-name="P41">以诺能知洪水末世，基督降世，这是灵智 超世的表现 。</text:p>
      <text:p text:style-name="P41">哥林多前书2：14-15节</text:p>
      <text:p text:style-name="P41">2:14 然而属血气的人不领会神圣灵的事、反倒以为愚拙，并且不能知道、因为这些事惟有属灵的人才能看透。</text:p>
      <text:p text:style-name="P41">2:15 属灵的人能看透万事、却没有一人能看透了他。</text:p>
      <text:p text:style-name="P41"/>
      <text:p text:style-name="P41">以弗所书1：17-18</text:p>
      <text:p text:style-name="P41">1:17 求我们主耶稣基督的神、荣耀的父、将那赐人智慧和启示的灵、赏给你们、使你们真知道他，</text:p>
      <text:p text:style-name="P41">1:18 并且照明你们心中的眼睛、使你们知道他的恩召有何等指望，他在圣徒中得的基业、有何等丰盛的荣耀，</text:p>
      <text:p text:style-name="P41">在以弗所书当中，我们在基督当中，得到6种福分。</text:p>
      <text:p text:style-name="P41"/>
      <text:p text:style-name="P41">他又取子名，玛土撒拉，也正是灵感之预言。</text:p>
      <text:p text:style-name="P41"/>
      <text:p text:style-name="P41"><text:soft-page-break/>这是信心的超世。</text:p>
      <text:p text:style-name="P41"/>
      <text:p text:style-name="P41">4、灵性的超世。创世纪 5：23节</text:p>
      <text:p text:style-name="P41">虽然他生活平凡，但是，能和神同行，这是灵性美好之表现 。</text:p>
      <text:p text:style-name="P41">阿摩司书3：3节</text:p>
      <text:p text:style-name="P41">3:3 二人若不同心、岂能同行呢。</text:p>
      <text:p text:style-name="P41">我们心里只有耶稣基督，我们才能与神同行。</text:p>
      <text:p text:style-name="P41">我们一个教会，几个同工，如果不同心，怎能同行呢。你想弄的，我想弄的，就像一个家过日子的，能行吗。那就是两个人争闹。</text:p>
      <text:p text:style-name="P41"/>
      <text:p text:style-name="P41">启示录3：4节</text:p>
      <text:p text:style-name="P41">3:4 然而在撒狄你还有几名是未曾污秽自己衣服的，他们要穿白衣与我同行，因为他们是配得过的。</text:p>
      <text:p text:style-name="P41"/>
      <text:p text:style-name="P41">这一个教会啊，就像一套马车，两个马也好，3个马也好，能不能从一个泥坑里拉出来，在于老板。。。过去讲赶车，本来在这个手里，挺好，到那个人手里，赶的，乱套了。。。所以说，一个教会，我们的主当然是赶车的了，我们不能说什么，主派来的使者，把 这个教会引导好的时候，把全部的弟兄姐妹都发动起来，没有同心，怎能同行呢。我们从小练习这个智慧，求主给我们这个智慧。虽然我们不是那个教会的头羊，但是，我们要做这样的扶持工作 。我们教会有几个这样做的人，教会就能前进 。</text:p>
      <text:p text:style-name="P41"/>
      <text:p text:style-name="P41">领袖不但自己个要行，旁边陪着他的人也要。</text:p>
      <text:p text:style-name="P41"/>
      <text:p text:style-name="P41">看主席旁边的人，他们都是给主席出道的。</text:p>
      <text:p text:style-name="P41"/>
      <text:p text:style-name="P41">我们教会要发展好，得有几个扶持头羊的。</text:p>
      <text:p text:style-name="P41">我们回去不是都 要当头羊，我们要扶持头羊。所以，我们在这个道理上，不管你哪里来的，回到教会，几个教会啊 ？都一个教会，都 是主的身体，你回去要扶持好头羊，谦卑俯服神的使者面前。把这车拉起来。如果一个教会没有几个牺牲的人，不行。多挨累，多受苦，完事，不是要求名。</text:p>
      <text:p text:style-name="P41"/>
      <text:p text:style-name="P41">所以，你看，以诺，与神同行300年啊，容易吗？我们和头羊一起扶持教会，一年2年，不出矛盾就好了。总是人和人不同的看法，但是，能不能把这方法变为一，这个是最主要的，所以，这个不好做。</text:p>
      <text:p text:style-name="P41"><text:soft-page-break/></text:p>
      <text:p text:style-name="P41">总之，每个教会，我们说是耶稣做王，这几个教会，就有几个没沾染衣服的。我们教会就要把他都使用起来。</text:p>
      <text:p text:style-name="P41"/>
      <text:p text:style-name="P41">5、托付超世。</text:p>
      <text:p text:style-name="P41">什么是托付超世，上帝给我们的托付，就是传福音，建立基督的身体，这就是主给我们 的托付。</text:p>
      <text:p text:style-name="P41">创世纪5,上帝就验中了以诺。今天，我们的神就验中了我们这些同学。但神即验中了我们 ，帖撒罗尼迦前书4：24节</text:p>
      <text:p text:style-name="P41">作教会被提的预表，这是神圣职责，他的身体不在世，以前心灵早就不在世了，弟兄姐妹，我们的心灵 有像以诺不在世吗？</text:p>
      <text:p text:style-name="P41"/>
      <text:p text:style-name="P41">思考题：</text:p>
      <text:p text:style-name="P41">1、以诺根据什么能说出主来的预言 。</text:p>
      <text:p text:style-name="P42">2、主降临分几步，有什么不同。见证经文在哪里。</text:p>
      <text:p text:style-name="P42">3、主对罪人审判时，有哪几个证实，各是什么 。</text:p>
      <text:p text:style-name="P42"/>
      <text:p text:style-name="P91">1:17 亲爱的弟兄阿、你们要记念我们主耶稣基督之使徒从前所说的话，</text:p>
      <text:p text:style-name="P43">1:18 他们曾对你们说过、末世必有好讥诮的人、随从自己不敬虔的私欲而行。</text:p>
      <text:p text:style-name="P43">1:19 这就是那些引人结党、属乎血气、没有圣灵的人。</text:p>
      <text:p text:style-name="P43">1:20 亲爱的弟兄阿、你们却要在至圣的真道上造就自己、在圣灵里祷告、</text:p>
      <text:p text:style-name="P43">1:21 保守自己常在神的爱中、仰望我们主耶稣基督的怜悯、直到永生。</text:p>
      <text:p text:style-name="P43">1:22 有些人存疑心、你们要怜悯他们，</text:p>
      <text:p text:style-name="P43">1:23 有些人你们要从火中抢出来搭救他们，有些人你们要存惧怕的心怜悯他们，连那被情欲沾染的衣服也当厌恶。</text:p>
      <text:p text:style-name="P43">第6课：忠心劝告</text:p>
      <text:p text:style-name="P43">看犹大说的话，多么恳切，亲爱的弟兄啊，你们要记念，我们主耶稣之使徒从前说的话。···</text:p>
      <text:p text:style-name="P43">道是造就自己，我们的道不是你拿来量别人，是衡量自己。</text:p>
      <text:p text:style-name="P43">但是，你在圣灵里祷告，我们的祷告，是必须在圣灵里祷告，当你跪下的时候，圣灵与你同在，有很多时候，我们的祷告，常常是皮毛的。。。</text:p>
      <text:p text:style-name="P43"/>
      <text:p text:style-name="P43">保守自己，常在神的爱里，你说话，行事时，想没想。</text:p>
      <text:p text:style-name="P43"/>
      <text:p text:style-name="P43">22节告诉我们 ，有些人存疑心、你们要怜悯他们。</text:p>
      <text:p text:style-name="P43">在这个世界上，难免有疑心的时候，要怜悯他们 。</text:p>
      <text:p text:style-name="P43"/>
      <text:p text:style-name="P43">有些人你们要从火中抢出来搭救他们，有些人你们要存惧怕的心怜悯他们，连那被情欲沾染的衣服也当厌恶。</text:p>
      <text:p text:style-name="P43"/>
      <text:p text:style-name="P43">这不圣经话有时候啊，我们就搞不通。这里有很多话使我们要灵里祷告，去看去听。</text:p>
      <text:p text:style-name="P43"/>
      <text:p text:style-name="P43">有些人要从火中抢出来。5课是提了警告，6课，是忠心的劝告，分5个题目。</text:p>
      <text:p text:style-name="P43">1、记念使徒的圣言17-19节。见证经文彼得后书3：1-3节</text:p>
      <text:p text:style-name="P43">2、真道上造就自己20上。约翰福音17：17节，约翰福音15：2节，以弗所书5：26节</text:p>
      <text:p text:style-name="P43"><text:soft-page-break/>3、进入灵里的祷告，20下。出埃及记25：22</text:p>
      <text:p text:style-name="P43">4、常在神的爱中。21节，哥林多前书6：19,希伯来书12：1-2节，约翰一书4：19节</text:p>
      <text:p text:style-name="P43">5、尽上工作的本分，我们每个人要从那些软弱的弟兄，我们要扶持，并且 ，拯救灵魂的工作 。22-23,雅各书1：6-8节</text:p>
      <text:p text:style-name="P43"/>
      <text:p text:style-name="P43">1、纪念使徒的圣言，17-19节。重视预言的兆头。</text:p>
      <text:p text:style-name="P43">彼得后书。亲爱的弟兄啊，我现在写给······使徒所传给你们的······</text:p>
      <text:p text:style-name="P43">提摩太后书4章，······随从自己的情欲······</text:p>
      <text:p text:style-name="P43">使徒们提出的圣经上的话，现在很能应验了。</text:p>
      <text:p text:style-name="P43">提摩太后书3：5节，让我们有敬虔，不让我们有敬虔的外藐，却背了敬虔的实意。</text:p>
      <text:p text:style-name="P43">第2个，认识教内的恶人。我们要祷告，求神改变这样的人。哥林多前书5：1-5节。</text:p>
      <text:p text:style-name="P44">哥林多前书 5:1 风闻在你们中间有淫乱的事，这样的淫乱，连外邦人中也没有，就是有人收了他的继母。</text:p>
      <text:p text:style-name="P44">哥林多前书 5:2 你们还是自高自大，并不哀痛，把行这事的人从你们中间赶出去。</text:p>
      <text:p text:style-name="P44">哥林多前书 5:3 我身子虽不在你们那里，心却在你们那里，好像我亲自与你们同在，已经判断了行这事的人，</text:p>
      <text:p text:style-name="P44">哥林多前书 5:4 就是你们聚会的时候，我的心也同在，奉我们主耶稣的名，并用我们主耶稣的权能，</text:p>
      <text:p text:style-name="P44">哥林多前书 5:5 要把这样的人交给撒但，败坏他的肉体，使他的灵魂在主耶稣的日子可以得救。</text:p>
      <text:p text:style-name="P44"/>
      <text:p text:style-name="P44">第一小点，是引人结党的。马太福音23：9节。</text:p>
      <text:p text:style-name="P44">希伯来书13：9节</text:p>
      <text:p text:style-name="P44">加拉太书4：7节，可见从此之后······</text:p>
      <text:p text:style-name="P44">你要知道，我们所做的，是按着圣灵的引领，是按着圣经上的话语规定我们去做。我们要抱着保罗那样的心，圣灵与我们的良心同作证。</text:p>
      <text:p text:style-name="P44">哥林多前书12：3节。被神的灵感动的，没有说耶稣是可咒诅的，若不是被圣灵感动的，也没有能说耶稣是主的。</text:p>
      <text:p text:style-name="P44"/>
      <text:p text:style-name="P44">约翰福音3：6节。从肉身生的就是肉身······</text:p>
      <text:p text:style-name="P44">重生的定义：重生新生命，就是圣灵的更新。圣灵就是神，借着耶稣基督，我们的救主，厚厚的 浇灌在我们身上 、</text:p>
      <text:p text:style-name="P44"><text:soft-page-break/>第2个题目：真道造就自己。犹大书20上。真道是指真理的道，圣经上的话，所传的福音。</text:p>
      <text:p text:style-name="P44">用真理的道，使自己成圣。</text:p>
      <text:p text:style-name="P44">神的形象是真理的仁义和圣洁。神的形象。</text:p>
      <text:p text:style-name="P44"/>
      <text:p text:style-name="P44">我们的姊妹弟兄在这里，有没有真理在你们的心中。有真理的人，就活出了仁义和圣洁 。</text:p>
      <text:p text:style-name="P44"/>
      <text:p text:style-name="P44">以弗所书6：14···············</text:p>
      <text:p text:style-name="P44">所以，我们就看到了，这里告诉我们，提摩太前书9：27节，保罗告诉我们 的话，我们时常就应该按着这样的话做：我是攻克己身，叫身服我，恐怕我传福音给别人，自己反被弃绝了。</text:p>
      <text:p text:style-name="P44"/>
      <text:p text:style-name="P74"><text:span text:style-name="T37">第三点，进入灵里的祷告，怎么能进入灵里呢？出埃及记25：22节。</text:span><text:span text:style-name="T45">出埃及记 25:22 我要在那里与你相会，又要从法柜施恩座上二基路伯中间，和你说我所要吩咐你传给以色列人的一切事。</text:span></text:p>
      <text:p text:style-name="P45">必须祷告的话都 在基督里。约翰福音4：24节，神是个灵，所以，拜他的，必须用心灵诚实拜他。况且，我们的软弱有圣灵帮助·········</text:p>
      <text:p text:style-name="P45">马太福音6：1-4节</text:p>
      <text:p text:style-name="P45">6:1 你们要小心、不可将善事行在人的面前、故意叫他们看见，若是这样、就不能得你们天父的赏赐了。</text:p>
      <text:p text:style-name="P45">6:2 所以你施舍的时候、不可在你前面吹号、像那假冒为善的人、在会堂里和街道上所行的、故意要得人的荣耀，我实在告诉你们、他们已经得了他们的赏赐。</text:p>
      <text:p text:style-name="P45">6:3 你施舍的时候、不要叫左手知道右手所作的，</text:p>
      <text:p text:style-name="P45">6:4 要叫你施舍的事行在暗中、你父在暗中察看、必然报答你。〔有古卷作必在明处报答你〕</text:p>
      <text:p text:style-name="P45"/>
      <text:p text:style-name="P45">约翰一书4：19节。我们爱，不是先爱神，是神先爱我们，我们的本分，当常在神的爱中， 并且要仰望主的怜悯，直到永生。</text:p>
      <text:p text:style-name="P45"/>
      <text:p text:style-name="P45">希伯来书12：1-2节，你们即有这许多见证人··········</text:p>
      <text:p text:style-name="P45"/>
      <text:p text:style-name="P45">我们现实阶段，有很多见证，见证我们 的神是真神是活神，所以我们的信不白信，我们 的信上帝必祝福我们 。</text:p>
      <text:p text:style-name="P45"><text:soft-page-break/></text:p>
      <text:p text:style-name="P45">第5点，尽上工作的本分。犹大书22-23节。</text:p>
      <text:p text:style-name="P45">1:22 有些人存疑心、你们要怜悯他们，</text:p>
      <text:p text:style-name="P45">我们到教会，无论是刚信的，老信的，总会有偶然的疑心 ，我们要怜悯他们 。</text:p>
      <text:p text:style-name="P45"/>
      <text:p text:style-name="P45">有些人你们要从火中抢出来。我们要存怜悯的心把他们从火中抢出来。</text:p>
      <text:p text:style-name="P45"/>
      <text:p text:style-name="P45">1:23 有些人你们要从火中抢出来搭救他们，有些人你们要存惧怕的心怜悯他们，连那被情欲沾染的衣服也当厌恶。</text:p>
      <text:p text:style-name="P45"/>
      <text:p text:style-name="P45">雅各书 1：6-8节。······</text:p>
      <text:p text:style-name="P45"/>
      <text:p text:style-name="P45">第二点，要在火中的人抢救 。希伯来书12：13-14节。也要为自己的脚把道路修直······</text:p>
      <text:p text:style-name="P45"/>
      <text:p text:style-name="P45">撒母耳记下12：1-11节，大卫的故事，犯罪后，拿单讲故事······</text:p>
      <text:p text:style-name="P45"/>
      <text:p text:style-name="P45">我们要从现在养成这种素质，看到错误，首先从别人身上移过来，省察自己。</text:p>
      <text:p text:style-name="P45"/>
      <text:p text:style-name="P45">要用宽怀连接别人，别忘 了，我们是一个整体 。</text:p>
      <text:p text:style-name="P45"/>
      <text:p text:style-name="P75"><text:span text:style-name="T37">第</text:span><text:span text:style-name="T46">3个，被沾染的衣服要厌恶。启示录3：4节。</text:span></text:p>
      <text:p text:style-name="P46">3:4 然而在撒狄你还有几名是未曾污秽自己衣服的，他们要穿白衣与我同行，因为他们是配得过的。</text:p>
      <text:p text:style-name="P46">有几个，不是全部 。那我们在这里的姊妹弟兄，我们要记得······</text:p>
      <text:p text:style-name="P46"/>
      <text:p text:style-name="P46">要训：</text:p>
      <text:p text:style-name="P46">1、生命需要造就，我们每个人的生命，都 需要造就，在圣灵里，在圣经中造就，所以，哥林多后书5：17节，若有人在基督里，他就是新造的人，旧事已过，都 要变成新的了。</text:p>
      <text:p text:style-name="P46"/>
      <text:p text:style-name="P46">我们是在基督里新造 的人。旧事已过 ，都变成新的了。</text:p>
      <text:p text:style-name="P46"><text:soft-page-break/></text:p>
      <text:p text:style-name="P46">是在基督里的了，要看看你像不像，你各个都知道 。</text:p>
      <text:p text:style-name="P46"/>
      <text:p text:style-name="P46">2、祷告需要进深。就是说，我们祷告的时候，要进深 。</text:p>
      <text:p text:style-name="P46">约翰福音4：24节</text:p>
      <text:p text:style-name="P46"/>
      <text:p text:style-name="P46">例题：</text:p>
      <text:p text:style-name="P46">1、犹大为何称信徒为亲爱的弟兄，犹大书信为何老称亲爱的弟兄</text:p>
      <text:p text:style-name="P46">这要我们讲，平凡的一句话。。。</text:p>
      <text:p text:style-name="P46"/>
      <text:p text:style-name="P46">我们不能轻视这句话。</text:p>
      <text:p text:style-name="P46"/>
      <text:p text:style-name="P46">亲爱的弟兄啊，什么意思，骨肉相连。创世纪8章，亚伯拉罕和罗得······</text:p>
      <text:p text:style-name="P46"/>
      <text:p text:style-name="P76"><text:span text:style-name="T37">腓立比书</text:span><text:span text:style-name="T47">4：1节，我所亲爱的，想念的弟兄······</text:span></text:p>
      <text:p text:style-name="P47"/>
      <text:p text:style-name="P47">灵里互相牵挂，神家的儿女，没有这样的心，没有这样的牵挂，这样不行啊。</text:p>
      <text:p text:style-name="P47"/>
      <text:p text:style-name="P48">3、同蒙天召。</text:p>
      <text:p text:style-name="P48"/>
      <text:p text:style-name="P48">马太福音12：49-45节。这个不用念了，因为大伙都知道。······</text:p>
      <text:p text:style-name="P48"/>
      <text:p text:style-name="P48">4、因彼此相爱。约翰一书4：7节。</text:p>
      <text:p text:style-name="P48"/>
      <text:p text:style-name="P48">约翰一书4：11节</text:p>
      <text:p text:style-name="P48"/>
      <text:p text:style-name="P48">5、用真诚的劝勉。哥林多后书7：1节，亲爱的弟兄啊，我们即有这······</text:p>
      <text:p text:style-name="P48"/>
      <text:p text:style-name="P48">我们的应许是主在生命册上有我们的份，我们还要走成圣的道路，到见主的那一天。</text:p>
      <text:p text:style-name="P48"/>
      <text:p text:style-name="P48">思考：</text:p>
      <text:p text:style-name="P48"><text:soft-page-break/>一、教内的恶人有什么特征。犹大书19节。</text:p>
      <text:p text:style-name="P48">二、真道造就的两个果效是什么。20节。</text:p>
      <text:p text:style-name="P48">三、我们当如何抢救三种人。这是第三个思考题。</text:p>
      <text:p text:style-name="P48">大伙都记好了。</text:p>
      <text:p text:style-name="P48">那，我们进行最后的一课，24-25节，就是第7课。</text:p>
      <text:p text:style-name="P48"/>
      <text:p text:style-name="P92">真诚的真神——第七课</text:p>
      <text:p text:style-name="P48"/>
      <text:p text:style-name="P48">分4个题目：</text:p>
      <text:p text:style-name="P48"/>
      <text:p text:style-name="P48">一、尊神的原因。24节。马太福音6：9-13节。是什么？我们学习知道吗？马太福音6章，9至13节。主祷文。</text:p>
      <text:p text:style-name="P48">二、尊神的范围。25节。以赛亚书43章第7节和21节。这是尊神的范围。</text:p>
      <text:p text:style-name="P48">三、尊神的根源。25节。诗篇73篇25节。</text:p>
      <text:p text:style-name="P48">四、尊神的时间。25节，下半节。诗篇98篇第2节。</text:p>
      <text:p text:style-name="P48">这是第七课。赵永生，念，24节到25节，犹大书。</text:p>
      <text:p text:style-name="P48">1:24 那能保守你们不失脚、叫你们无瑕无疵、欢欢喜喜站在他荣耀之前的、我们的救主独一的神、</text:p>
      <text:p text:style-name="P48">1:25 愿荣耀、威严、能力、权柄、因我们的主耶稣基督、归与他、从万古以前、并现今、直到永永远远。阿们。</text:p>
      <text:p text:style-name="P48">休息！早吧，早也得休。。。</text:p>
      <text:p text:style-name="P48"/>
      <text:p text:style-name="P48">未画开天始问基</text:p>
      <text:p text:style-name="P48">高悬养世指终期</text:p>
      <text:p text:style-name="P48">一人血注五伤尽</text:p>
      <text:p text:style-name="P48">万国心倾十字奇</text:p>
      <text:p text:style-name="P48">阊阖有梯通坦荡</text:p>
      <text:p text:style-name="P48">妖魔无术逞迷离</text:p>
      <text:p text:style-name="P48">仔户好附耶稣后</text:p>
      <text:p text:style-name="P48">仰止山巅步步随</text:p>
      <text:p text:style-name="P48"/>
      <text:p text:style-name="P48">······</text:p>
      <text:p text:style-name="P48"/>
      <text:p text:style-name="P48">第七课：</text:p>
      <text:p text:style-name="P48">第一个题目：尊神的原因。</text:p>
      <text:p text:style-name="P48">是什么呢？那能保守你们不失脚，叫你们······</text:p>
      <text:p text:style-name="P48"/>
      <text:p text:style-name="P48">能保守我们，一切事，只要你仔细的祷告，细心的祷告······</text:p>
      <text:p text:style-name="P48"/>
      <text:p text:style-name="P77"><text:span text:style-name="T37">马太福音</text:span><text:span text:style-name="T48">6：9-13节</text:span></text:p>
      <text:p text:style-name="P49"/>
      <text:p text:style-name="P49"><text:soft-page-break/>所以你们祷告要这样说······</text:p>
      <text:p text:style-name="P49"/>
      <text:p text:style-name="P49">父亲有几个，就这一个，我们在天上的父，你要认准独一的神，我们和耶稣是父子的关系。圣经还说了，耶稣是我们的长兄。</text:p>
      <text:p text:style-name="P49"/>
      <text:p text:style-name="P49">我们每次聚会之前，必须要讼读使徒信经。</text:p>
      <text:p text:style-name="P49"/>
      <text:p text:style-name="P77"><text:span text:style-name="T48">我们中国啊，你们不知道啊，你们年轻。我念小学的时候，供两张相。一张是孔子的，叫孔圣。一个是孙中山的，叫国父。我们念书的时候，就供这两个 。解放前还供一个蒋的像，解放后不行了，划了个大叉子。换毛泽东的像。他们是不是圣人呢，其实他们是人。t</text:span></text:p>
      <text:p text:style-name="P49">我们的主耶稣才是真正的圣，所以，我们大家都应该清楚 。</text:p>
      <text:p text:style-name="P49"/>
      <text:p text:style-name="P49">愿你的国降临，神的国在哪儿啊？今天我们在这聚会，这就是神的国。神的国度是全世界，凡是信耶稣，都是神的国度。所以，这里告诉我们，愿荣耀，权柄，都归于我们的主耶稣基督直到永远，所以，这两节是本书的结语。</text:p>
      <text:p text:style-name="P49"/>
      <text:p text:style-name="P49">同学回到 各个地，传福音的时候，要做真理的工人，不能随随便便别人说什么，就是什么，我们必须根据圣经，做真理的工人。</text:p>
      <text:p text:style-name="P49"/>
      <text:p text:style-name="P49">第一点：尊神的原因。</text:p>
      <text:p text:style-name="P50">1、保守我们永不失脚。出埃及记15：1-2节。那里，摩西和以色列人向耶和华唱歌说······</text:p>
      <text:p text:style-name="P50"><text:s/>15:1 那时摩西和以色列人、向耶和华唱歌说、我要向耶和华歌唱、因他大大战胜、将马和骑马的投在海中。</text:p>
      <text:p text:style-name="P50">15:2 耶和华是我的力量、我的诗歌、也成了我的拯救，这是我的神、我要赞美他、是我父亲的神、我要尊崇他。</text:p>
      <text:p text:style-name="P50">路加福音22：32节</text:p>
      <text:p text:style-name="P50">22:32 但我已经为你祈求、叫你不至于失了信心，你回头以后、要坚固你的弟兄。</text:p>
      <text:p text:style-name="P50"/>
      <text:p text:style-name="P50">2、保守我们无瑕无疵。申命记。</text:p>
      <text:p text:style-name="P51">申命记 32:10 耶和华遇见他在旷野荒凉野兽吼叫之地，就环绕他，看顾他，保护他，如同保护眼中的瞳人。</text:p>
      <text:p text:style-name="P51">申命记 32:11 又如鹰搅动巢窝，在雏鹰以上两翅扇展，接取雏鹰，背在两翼之上，</text:p>
      <text:p text:style-name="P51"><text:soft-page-break/></text:p>
      <text:p text:style-name="P51">那就说，我们的神，我们神家的儿女，你要记着，有神保守你，虽有野兽吼叫，要吞吃，他可吞吃不了。</text:p>
      <text:p text:style-name="P51"/>
      <text:p text:style-name="P51">我们每个人不用惧怕。</text:p>
      <text:p text:style-name="P51"/>
      <text:p text:style-name="P51">路加福音22：节32，但我已经为你祈求······</text:p>
      <text:p text:style-name="P51"/>
      <text:p text:style-name="P51">第二个保守我们，无瑕无疵，但以理书 3</text:p>
      <text:p text:style-name="P51">创世纪12：10-20节。</text:p>
      <text:p text:style-name="P51">很多时候，因祸得福 ，是神的保守。</text:p>
      <text:p text:style-name="P51"/>
      <text:p text:style-name="P51">那，那么说，我来这，和大家能讲什么呢？和你们做见证。</text:p>
      <text:p text:style-name="P51">在我们信的人身上，神彰显他的荣耀。</text:p>
      <text:p text:style-name="P51"/>
      <text:p text:style-name="P51">2、神是独一无二的救主。</text:p>
      <text:p text:style-name="P51">约翰福音17：3节</text:p>
      <text:p text:style-name="P51"/>
      <text:p text:style-name="P51">尊神的范围：</text:p>
      <text:p text:style-name="P51">1、愿荣耀归给他。</text:p>
      <text:p text:style-name="P51"/>
      <text:p text:style-name="P51">神拣选我们干 什么？荣耀他——高，这太明白了，神拣选我们就是为了荣耀他，这就是目的。第21节，43章的以赛亚书。这百姓是我为自己所造 的，好述说自己的美德。</text:p>
      <text:p text:style-name="P51">哥林多前书6：20节，因你们是重价买来的，所以，要在你们的身上荣耀神。</text:p>
      <text:p text:style-name="P51"/>
      <text:p text:style-name="P51">诗篇8：1节</text:p>
      <text:p text:style-name="P51">耶和华我的主啊，你的名在全地何其美，你将你的荣耀彰显于天。</text:p>
      <text:p text:style-name="P51">113：4节。耶和华超乎万民之上，他的荣耀高过诸天。</text:p>
      <text:p text:style-name="P51"/>
      <text:p text:style-name="P51">2、愿威严归于他。诗篇123：1节。坐在天上的主啊，我向你举目。</text:p>
      <text:p text:style-name="P51">当我们有环境，困难时，要仰望我们天上的主，主负我们全部的责任，不要心里惊慌。我们靠着主能胜过一切环境。</text:p>
      <text:p text:style-name="P51"><text:soft-page-break/></text:p>
      <text:p text:style-name="P78"><text:span text:style-name="T37">但以理书</text:span><text:span text:style-name="T49">3：24节。</text:span></text:p>
      <text:p text:style-name="P52">你们看过 窑没？我是搞那个玩意的，我自个家，还建了···</text:p>
      <text:p text:style-name="P52"/>
      <text:p text:style-name="P52">我们的神，你在任何情况，都能保守你。圣经上的话，都是真实的，我们要信真理，可是我们往往很多时候，说以诺那样的，他是超世的人，人的道理，和神的道理，绝对不是一样的。诗篇66：12节。你虽然······</text:p>
      <text:p text:style-name="P52"/>
      <text:p text:style-name="P52">我们要知道，我们要按着我们的主耶稣的真理行，我们要和世界上的虚假的事情，我们要争战。你说那个宗教局，就光信耶稣的在里面吗？大联合。</text:p>
      <text:p text:style-name="P78"/>
      <text:p text:style-name="P53"/>
      <text:p text:style-name="P79"><text:span text:style-name="T49">第</text:span><text:span text:style-name="T50">3个小题目：愿能力归给他。诗篇，93：1节，耶利米书10：12节，耶和华用能力造 大地，用智慧创造世界······</text:span></text:p>
      <text:p text:style-name="P54">耶和华在天上立定宝座，他的权柄统管万有。所以，马太福音主祷文中，不叫我们遇见试探，救我们脱离凶恶············</text:p>
      <text:p text:style-name="P54"/>
      <text:p text:style-name="P55">3、尊神的根源。25节。</text:p>
      <text:p text:style-name="P55">尊神的根源来源于主耶稣基督。这个名称也是三位一体真神，这位圣子，我们信神，首先，我们是信耶稣基督，在基督里才能看见神，在基督里才能遇见神，因为圣经上说，谁能认识神啊，神是个灵，看不见，只有主，只有父，独生子，父怀里的独生子将他表现出来。也是我们每个弟兄姐妹你心中的耶稣基督，将他表现出来。能不能表现出来啊，这是个很大的事情 。</text:p>
      <text:p text:style-name="P55"/>
      <text:p text:style-name="P55">认主名而尊神，在天称为主。123：1节。</text:p>
      <text:p text:style-name="P55">73：25节。</text:p>
      <text:p text:style-name="P55">马太福音14：32节，他们上了船······</text:p>
      <text:p text:style-name="P55"/>
      <text:p text:style-name="P55">因基督尊神。彼得前书3：22节，耶稣已进入了天堂······</text:p>
      <text:p text:style-name="P55"/>
      <text:p text:style-name="P55">使徒行传3：6-9节，金银我都没有······</text:p>
      <text:p text:style-name="P55"/>
      <text:p text:style-name="P55">所以，神的儿女，我们要知道，我们真心实意，靠 神，把自己交给神的时候，神迹奇事就在你周围彰显，发现出来。</text:p>
      <text:p text:style-name="P55"><text:soft-page-break/></text:p>
      <text:p text:style-name="P55">4、尊神的时间 ，25节下。</text:p>
      <text:p text:style-name="P55"/>
      <text:p text:style-name="P55">a、尊神的时候，一是在万古配受尊荣。</text:p>
      <text:p text:style-name="P55"/>
      <text:p text:style-name="P80"><text:span text:style-name="T37">我这个事</text:span><text:span text:style-name="T51">，我跟你们说，不能无故减肥啊，神造人，就是根据···神造你的各个器官，有研究的，根据你需要的吸收，如果你禁食，那个不叫禁食吧，就是你不吃东西，节食的东西，你不需要的东西···你需要的东西···这个，人吧，人体，有五脏六腑，你脸，是啥啊，脸是五官，四肢五官，里面五脏六腑，每个需要的，活动的能力，都能在你脸上表现出来。比方，肝病的，脸上能表现出来不，肺病的，也能，这是中国的中医学，这也有他的启示······</text:span></text:p>
      <text:p text:style-name="P56"/>
      <text:p text:style-name="P56">像老中医，一号脉，就能诊出来，三副药，就好了。这有很多的东西，我们 不知道神怎样启示的，这是个奥秘，你知道不知道 。本来，你眼黄，就肝有病，这一瞅就瞅出来啊。。我们做个头羊不容易啊，你得研究，求神启示给你，你得了解一切，完事，你在教会做头羊才配。</text:p>
      <text:p text:style-name="P56"/>
      <text:p text:style-name="P56">我不是要你们不信圣经，是要信圣经，不过有很多时候，圣灵启示我们不明白，我们要祷告，求圣灵给我们光照。</text:p>
      <text:p text:style-name="P56"/>
      <text:p text:style-name="P81"><text:span text:style-name="T51">第</text:span><text:span text:style-name="T37">2小点。神在现今配受尊崇。以弗所书2：7节约翰福音3：36节。</text:span></text:p>
      <text:p text:style-name="P57"/>
      <text:p text:style-name="P57">第3小点，神在永远配受尊崇。因神实现救赎。启示录，此后我观看，见有许多人，没有人能数过来······</text:p>
      <text:p text:style-name="P57"/>
      <text:p text:style-name="P57">启示录19：4节</text:p>
      <text:p text:style-name="P57"/>
      <text:p text:style-name="P57">娄攵</text:p>
      <text:p text:style-name="P57"/>
      <text:p text:style-name="P57">我们听见好像群众的声音，众水的声音······</text:p>
      <text:p text:style-name="P57"/>
      <text:p text:style-name="P57">亻古攵王了。。。</text:p>
      <text:p text:style-name="P57"><text:soft-page-break/></text:p>
      <text:p text:style-name="P57">要训：</text:p>
      <text:p text:style-name="P57">1、神给的保守已完备。24节。他能 亻呆 守你们不失脚 。</text:p>
      <text:p text:style-name="P57">1、人向神的感恩应甘心。</text:p>
      <text:p text:style-name="P57"/>
      <text:p text:style-name="P57">例题：</text:p>
      <text:p text:style-name="P57">1、犹大书24节，1:24 那能保守你们不失脚、叫你们无瑕无疵、欢欢喜喜站在他荣耀之前的、我们的救主独一的神、</text:p>
      <text:p text:style-name="P57">引言：失脚，神保守你们不失脚，失脚是跌倒的意思。马太福音26：31节</text:p>
      <text:p text:style-name="P57"/>
      <text:p text:style-name="P57">一载失足，遗恨千秋。</text:p>
      <text:p text:style-name="P57"/>
      <text:p text:style-name="P57">千秋，千古，不一样吗，一年不一个秋天吗。。。</text:p>
      <text:p text:style-name="P57"/>
      <text:p text:style-name="P57">为保守我们不失脚，预备了5方面有利的条件 。</text:p>
      <text:p text:style-name="P57">1、按自己厚恩搭救。</text:p>
      <text:p text:style-name="P57">这例题是我们要做的讲章。可能不够一个小时，我们再按着圣经经文，你再引，你不就把题目扩大了吗，不就这个回事吗。。。。。。</text:p>
      <text:p text:style-name="P57"/>
      <text:p text:style-name="P57">诗篇116：8节···</text:p>
      <text:p text:style-name="P81"><text:span text:style-name="T37">雅歌书 </text:span><text:span text:style-name="T52">7：1节</text:span></text:p>
      <text:p text:style-name="P58">7:1 王女阿、你的脚在鞋中何其美好，你的大腿圆润好像美玉、是巧匠的手作成的。</text:p>
      <text:p text:style-name="P58">7:2 你的肚脐如圆杯不缺调和的酒，你的腰如一堆麦子、周围有百合花。</text:p>
      <text:p text:style-name="P58">7:3 你的两乳好像一对小鹿、就是母鹿双生的。</text:p>
      <text:p text:style-name="P58">7:4 你的颈项如象牙台，你的眼目像希实本巴特拉并门旁的水池，你的鼻子仿佛朝大马色的利巴嫩塔。</text:p>
      <text:p text:style-name="P58"/>
      <text:p text:style-name="P58">这个雅歌书啊，1-5节，这里讲了佳偶的7样美德，这是我们神的儿女，我的佳偶，主耶稣说的我的佳偶，那个佳偶身上的7样美德，也就是主耶稣在我们身上活出来的。</text:p>
      <text:p text:style-name="P58"/>
      <text:p text:style-name="P58">使徒行传3：6节</text:p>
      <text:p text:style-name="P58"><text:soft-page-break/></text:p>
      <text:p text:style-name="P58">马可福音 2：3-5节。</text:p>
      <text:p text:style-name="P58"/>
      <text:p text:style-name="P58">耳阝 <text:s text:c="2"/>鱼禾 </text:p>
      <text:p text:style-name="P58">3、把我们的脚 引到平安的路上。我们原先没有在平安的路上，只有耶稣把我们的脚引到平安的路上。</text:p>
      <text:p text:style-name="P58"/>
      <text:p text:style-name="P58">弓丨 至刂 平 安 <text:s/>白丶勹 <text:s/>各 上。</text:p>
      <text:p text:style-name="P58"/>
      <text:p text:style-name="P58">我们学了不要白学，要用圣经上的话坚固他们 。圣经上的话能安慰人。</text:p>
      <text:p text:style-name="P58"/>
      <text:p text:style-name="P58">4、借圣灵恩膏的教训。提摩太后书1：14节。</text:p>
      <text:p text:style-name="P58">约翰一书2：27节</text:p>
      <text:p text:style-name="P58">以赛亚书3：22-29节</text:p>
      <text:p text:style-name="P58"/>
      <text:p text:style-name="P58">使徒行传16：4-9节</text:p>
      <text:p text:style-name="P58">16:4 他们经过各城、把耶路撒冷使徒和长老所定的条规、交给门徒遵守。</text:p>
      <text:p text:style-name="P58">16:5 于是众教会信心越发坚固、人数天天加增。</text:p>
      <text:p text:style-name="P58">16:6 圣灵既然禁止他们在亚西亚讲道、他们就经过弗吕家加拉太一带地方，</text:p>
      <text:p text:style-name="P58">16:7 到了每西亚的边界、他们想要往庇推尼去、耶稣的灵却不许，</text:p>
      <text:p text:style-name="P58">16:8 他们就越过每西亚、下到特罗亚去。</text:p>
      <text:p text:style-name="P58">16:9 在夜间有异象现与保罗，有一个马其顿人、站着求他说、请你过到马其顿来帮助我们。</text:p>
      <text:p text:style-name="P58">希伯来书12：16节</text:p>
      <text:p text:style-name="P58">我们这里不是游戏，是神学，是学我们的主耶稣和他的道，这是我们非常，人生重要的事情。希伯来书 12：12节</text:p>
      <text:p text:style-name="P58">下垂的手，举起来，发酸的腿，挺起来···</text:p>
      <text:p text:style-name="P58">福音的鞋。以弗所书6：15节。</text:p>
      <text:p text:style-name="P58"/>
      <text:p text:style-name="P58">森鑫众毳皛磊垚壵厽叒刕姦孨聶譶羴淼尛焱惢</text:p>
      <text:p text:style-name="P58"/>
      <text:p text:style-name="P58">5、用经上训言提醒。</text:p>
      <text:p text:style-name="P58"><text:soft-page-break/>传道书5：1节。</text:p>
      <text:p text:style-name="P58"/>
      <text:p text:style-name="P58">我念重了行，多念一遍你们多听一听好好重复重复。</text:p>
      <text:p text:style-name="P58"/>
      <text:p text:style-name="P58">创世纪3：15节</text:p>
      <text:p text:style-name="P58">神对亚当的话，我要叫你和女人，不是啊，对这个撒旦可能。。。你的后裔和女人的后裔要彼此为仇······</text:p>
      <text:p text:style-name="P58">这是神的审判，亚当和夏娃，马太福音26章75节，彼得想起耶稣所说的话，鸡叫以先，你要3次不认我，那里，就会重新起来。</text:p>
      <text:p text:style-name="P58"/>
      <text:p text:style-name="P58">我们也要时时 的想，年轻，在社会上，有时我们软弱，但我们要求圣灵光照我们 。</text:p>
      <text:p text:style-name="P58"/>
      <text:p text:style-name="P58">路加福音1：37节</text:p>
      <text:p text:style-name="P58"/>
      <text:p text:style-name="P58">最后的4个思考题：</text:p>
      <text:p text:style-name="P58">1、犹大书24节里面，神给我们的保守，是哪 4个方面。回去查，看 圣经查。</text:p>
      <text:p text:style-name="P58">2、主耶稣基督3个名字的含义，与我们有何关系 。×2（什么关系）</text:p>
      <text:p text:style-name="P58">3、敬拜神的时间期限有多少 。</text:p>
      <text:p text:style-name="P58">4、阿们，阿们是啥意思，是什么意思不是啥。</text:p>
      <text:p text:style-name="P58"/>
      <text:p text:style-name="P58">这没到4点是4点多（4点半多一点——柳）</text:p>
      <text:p text:style-name="P58"/>
      <text:p text:style-name="P82"><text:span text:style-name="T37">时间不能放过</text:span><text:span text:style-name="T53">，再和大家交通一个题目：</text:span></text:p>
      <text:p text:style-name="P93">启示录11：1节</text:p>
      <text:p text:style-name="P59">11:1 有一根苇子赐给我、当作量度的杖，且有话说、起来、将神的殿、和祭坛、并在殿中礼拜的人、都量一量。</text:p>
      <text:p text:style-name="P59">两个见证人和第7号，圣经就有两个小标题。</text:p>
      <text:p text:style-name="P59">我们今天以启示录这节来和大家交通。</text:p>
      <text:p text:style-name="P59">他见的这个异象。</text:p>
      <text:p text:style-name="P59">这里有3个要量一量的。我就脚 得，这篇我要不来这儿讲啊，把我自己没做完全。我们这9个人，加我们的老师，加我们的同工，我们在这里聚集，我们要进行量一量。</text:p>
      <text:p text:style-name="P59"/>
      <text:p text:style-name="P59">灵程末站3个量，耶稣快来之前我们要量一量。</text:p>
      <text:p text:style-name="P59"/>
      <text:p text:style-name="P59">苇子。</text:p>
      <text:p text:style-name="P59">第一个量，要量神的殿有无不洁。</text:p>
      <text:p text:style-name="P59">我们是来干什么，我们是来学正事来了，所以，要逃避少年人的私欲。专心仰望耶稣基督。这才是神祝福我们 。</text:p>
      <text:p text:style-name="P59"/>
      <text:p text:style-name="P83"><text:span text:style-name="T37">必须要知道</text:span><text:span text:style-name="T54">，我们的殿，是圣洁的殿，不要效法，从前无知的时候，那放纵情欲的样子，召你们的神是圣洁的，你们在一切所行的事上也要圣洁 。</text:span></text:p>
      <text:p text:style-name="P60"/>
      <text:p text:style-name="P60">所以，这个事情啊，弟兄姐妹啊，特别是我们的同学啊，我们一定是神的家的儿女，我们这里是神学院，我们要培养出神的 家重用的高级人才。我原来刚听说 的时候，这以马忤斯神学院要培养的是博士生啊，李老师。我说的是什么意思，就算这样 ，我们是世界的无可比拟的学校，是高材生，我们的心要量一量。</text:p>
      <text:p text:style-name="P60">按着提摩太后书，你们要逃避少年人的私欲。同那清心祷告主的人···</text:p>
      <text:p text:style-name="P60"/>
      <text:p text:style-name="P61">2、量一量神的殿有无分别。</text:p>
      <text:p text:style-name="P61">哥林多后书6：15-18节</text:p>
      <text:p text:style-name="P61"/>
      <text:p text:style-name="P61">哥林多前书3：3-5节</text:p>
      <text:p text:style-name="P61">第4节，有说我是属保罗的···</text:p>
      <text:p text:style-name="P61"/>
      <text:p text:style-name="P61">3、神的殿有无荒凉。</text:p>
      <text:p text:style-name="P61">如果我们这个殿，经常停课，还没有老师来，荒凉不。。。还没有几个学生，荒凉不荒凉。。。</text:p>
      <text:p text:style-name="P61"><text:soft-page-break/>哈该书1：2-4节。</text:p>
      <text:p text:style-name="P61">以西结书34：1-6节。</text:p>
      <text:p text:style-name="P61"/>
      <text:p text:style-name="P61">第二个量，量一量神的祭坛。</text:p>
      <text:p text:style-name="P61">神的祭坛有无称赞。诗篇45：3-5节</text:p>
      <text:p text:style-name="P61">我总脚得，我们这些年轻人，总是一脸板正，没笑容，这不行。。。</text:p>
      <text:p text:style-name="P61"/>
      <text:p text:style-name="P84"><text:span text:style-name="T37">希伯来书</text:span><text:span text:style-name="T55">13：15节</text:span></text:p>
      <text:p text:style-name="P62">罗马书12：1节</text:p>
      <text:p text:style-name="P85"><text:span text:style-name="T55">2</text:span><text:span text:style-name="T37">、神的坛有无祭物</text:span></text:p>
      <text:p text:style-name="P63">3、神的坛有没有仇恨 。</text:p>
      <text:p text:style-name="P63">有没有我们不对付的人。有没有隔阂的事</text:p>
      <text:p text:style-name="P63"/>
      <text:p text:style-name="P63">马太福音5：21-25节</text:p>
      <text:p text:style-name="P63">约翰一书2：11节</text:p>
      <text:p text:style-name="P63"/>
      <text:p text:style-name="P63">最后一个量，也就是我要快讲完了，量一量礼拜的人。</text:p>
      <text:p text:style-name="P63">怎么量啊？</text:p>
      <text:p text:style-name="P63">1、要量礼拜的人，这个我们都跑不了，有没有不冷不热 的。</text:p>
      <text:p text:style-name="P63">你们年轻人要火夜啊。</text:p>
      <text:p text:style-name="P63">要火夜。你心里暖和起来，外面就出汗。</text:p>
      <text:p text:style-name="P63">2、礼拜的人，有没有半睡半醒，我这看了，你们都挺精神。。。</text:p>
      <text:p text:style-name="P63">雅各书5：2节。雅歌5：2节。</text:p>
      <text:p text:style-name="P63">罗马书13：11-12节</text:p>
      <text:p text:style-name="P63">3、也就是最后的一个量，礼拜的人，有没有半死半活的。你看会堂里有没有啊，半死半活的。你说这算不算半死半活啊。。。</text:p>
      <text:p text:style-name="P85"><text:span text:style-name="T37">所以，这样的人我们就要为他祷告，叫他成为一个整活的人</text:span><text:span text:style-name="T56">。</text:span></text:p>
      <text:p text:style-name="P64"/>
      <text:p text:style-name="P65">启示录3：1节</text:p>
      <text:p text:style-name="P65"/>
      <text:p text:style-name="P65">还都完事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微软雅黑" svg:font-family="微软雅黑"/>
    <style:font-face style:name="Times New Roman" svg:font-family="'Times New Roman'" style:font-family-generic="roman"/>
    <style:font-face style:name="Liberation Sans" svg:font-family="'Liberation Sans', 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icrosoft YaHei" svg:font-family="'Microsoft YaHei'" style:font-pitch="variable"/>
    <style:font-face style:name="文泉驿微米黑" svg:font-family="文泉驿微米黑" style:font-pitch="variable"/>
    <style:font-face style:name="Lohit Devanagari" svg:font-family="'Lohit Devanagari'" style:font-family-generic="system" style:font-pitch="variable"/>
    <style:font-face style:name="NanumGothic" svg:font-family="Nanum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微软雅黑" style:font-size-asian="10.5pt" style:language-asian="ko" style:country-asian="KR"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微软雅黑"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fo:font-size="14pt" style:font-name-asian="NanumGothic" style:font-family-asian="NanumGothi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asian="微软雅黑" style:font-family-asian="微软雅黑"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name-asian="微软雅黑" style:font-family-asian="微软雅黑"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微软雅黑" style:font-family-asian="微软雅黑"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 LibreOffice_project/10m0$Build-2</meta:generator>
    <dc:date>2017-06-19T10:12:44.218180549</dc:date>
    <meta:editing-duration>PT1H59M57S</meta:editing-duration>
    <meta:editing-cycles>28</meta:editing-cycles>
    <meta:document-statistic meta:table-count="0" meta:image-count="0" meta:object-count="0" meta:page-count="89" meta:paragraph-count="1124" meta:word-count="60526" meta:character-count="63033" meta:non-whitespace-character-count="62206"/>
  </office:meta>
</office:document-meta>
</file>